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.0</text:p>
          </table:table-cell>
          <table:table-cell office:value-type="string"/>
          <table:table-cell office:value-type="string">
            <text:p>Primitivo ES 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3800">
            <text:p>380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56013">
            <text:p>50.4560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3.0</text:p>
          </table:table-cell>
          <table:table-cell office:value-type="string"/>
          <table:table-cell office:value-type="string">
            <text:p>Barbaresco Martinenga </text:p>
          </table:table-cell>
          <table:table-cell office:value-type="string">
            <text:p>Marchesi d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vfefewmwzk9bd1hq</text:p>
          </table:table-cell>
          <table:table-cell office:value-type="string">
            <text:p>RED</text:p>
          </table:table-cell>
          <table:table-cell office:value-type="string">
            <text:p>Barbaresco Martinenga</text:p>
          </table:table-cell>
          <table:table-cell office:value-type="string">
            <text:p>Marchesi di Gresy</text:p>
          </table:table-cell>
          <table:table-cell office:value-type="float" office:value="54.264908">
            <text:p>54.2649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7.0</text:p>
          </table:table-cell>
          <table:table-cell office:value-type="string"/>
          <table:table-cell office:value-type="string">
            <text:p>Barolo Ornato 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500">
            <text:p>14500</text:p>
          </table:table-cell>
          <table:table-cell office:value-type="float" office:value="6000">
            <text:p>6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6g16anb9vmm2j4yd</text:p>
          </table:table-cell>
          <table:table-cell office:value-type="string">
            <text:p>RED</text:p>
          </table:table-cell>
          <table:table-cell office:value-type="string">
            <text:p>Ornato Barolo</text:p>
          </table:table-cell>
          <table:table-cell office:value-type="string">
            <text:p>Pio Cesare</text:p>
          </table:table-cell>
          <table:table-cell office:value-type="float" office:value="53.32991">
            <text:p>53.329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8.0</text:p>
          </table:table-cell>
          <table:table-cell office:value-type="string"/>
          <table:table-cell office:value-type="string">
            <text:p>Barolo 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gnn8fv71bs04f1d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float" office:value="43.14882">
            <text:p>43.14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9.0</text:p>
          </table:table-cell>
          <table:table-cell office:value-type="string"/>
          <table:table-cell office:value-type="string">
            <text:p>Barolo Cerequio </text:p>
          </table:table-cell>
          <table:table-cell office:value-type="string">
            <text:p>Roberto Voer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kn9h6bat8tt1ve82</text:p>
          </table:table-cell>
          <table:table-cell office:value-type="string">
            <text:p>RED</text:p>
          </table:table-cell>
          <table:table-cell office:value-type="string">
            <text:p>Cerequio Barolo</text:p>
          </table:table-cell>
          <table:table-cell office:value-type="string">
            <text:p>Roberto Voerzio</text:p>
          </table:table-cell>
          <table:table-cell office:value-type="float" office:value="54.098095">
            <text:p>54.098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1.0</text:p>
          </table:table-cell>
          <table:table-cell office:value-type="string"/>
          <table:table-cell office:value-type="string">
            <text:p>Rosso di Montalcino </text:p>
          </table:table-cell>
          <table:table-cell office:value-type="string">
            <text:p>Lis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300">
            <text:p>130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41ysjvmj4af4ea3x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isini</text:p>
          </table:table-cell>
          <table:table-cell office:value-type="float" office:value="43.38419">
            <text:p>43.384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2.0</text:p>
          </table:table-cell>
          <table:table-cell office:value-type="string"/>
          <table:table-cell office:value-type="string">
            <text:p>Brunello di Montalcino Riserva </text:p>
          </table:table-cell>
          <table:table-cell office:value-type="string">
            <text:p>Capan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6000">
            <text:p>16000</text:p>
          </table:table-cell>
          <table:table-cell office:value-type="float" office:value="4300">
            <text:p>43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n3v0x6rx3vxhtaqm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apanna</text:p>
          </table:table-cell>
          <table:table-cell office:value-type="float" office:value="45.92301">
            <text:p>45.923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3.0</text:p>
          </table:table-cell>
          <table:table-cell office:value-type="string"/>
          <table:table-cell office:value-type="string">
            <text:p>Brunello di Montalcino </text:p>
          </table:table-cell>
          <table:table-cell office:value-type="string">
            <text:p>Lisin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850">
            <text:p>285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j14kdd4qpprnfrtg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isini</text:p>
          </table:table-cell>
          <table:table-cell office:value-type="float" office:value="46.072037">
            <text:p>46.0720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5.0</text:p>
          </table:table-cell>
          <table:table-cell office:value-type="string"/>
          <table:table-cell office:value-type="string">
            <text:p>Brunello di Montalcino Ugolaia </text:p>
          </table:table-cell>
          <table:table-cell office:value-type="string">
            <text:p>Lis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2500">
            <text:p>12500</text:p>
          </table:table-cell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nz3rwq29mkt64snt</text:p>
          </table:table-cell>
          <table:table-cell office:value-type="string">
            <text:p>RED</text:p>
          </table:table-cell>
          <table:table-cell office:value-type="string">
            <text:p>Brunello di Montalcino Ugolaia</text:p>
          </table:table-cell>
          <table:table-cell office:value-type="string">
            <text:p>Lisini</text:p>
          </table:table-cell>
          <table:table-cell office:value-type="float" office:value="55.292274">
            <text:p>55.292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8.0</text:p>
          </table:table-cell>
          <table:table-cell office:value-type="string"/>
          <table:table-cell office:value-type="string">
            <text:p>Brunello di Montalcino </text:p>
          </table:table-cell>
          <table:table-cell office:value-type="string">
            <text:p>Collosor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2500">
            <text:p>2500</text:p>
          </table:table-cell>
          <table:table-cell office:value-type="float" office:value="36">
            <text:p>3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6.77983">
            <text:p>46.77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2.0</text:p>
          </table:table-cell>
          <table:table-cell office:value-type="string"/>
          <table:table-cell office:value-type="string">
            <text:p>Brunello di Montalcino Riserva </text:p>
          </table:table-cell>
          <table:table-cell office:value-type="string">
            <text:p>Piancor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wqpgq3qpk3sh9yv6v</text:p>
          </table:table-cell>
          <table:table-cell office:value-type="string">
            <text:p>RED</text:p>
          </table:table-cell>
          <table:table-cell office:value-type="string">
            <text:p>Riserva Brunello di Montalcino</text:p>
          </table:table-cell>
          <table:table-cell office:value-type="string">
            <text:p>Piancornello</text:p>
          </table:table-cell>
          <table:table-cell office:value-type="float" office:value="47.29027">
            <text:p>47.29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9.0</text:p>
          </table:table-cell>
          <table:table-cell office:value-type="string"/>
          <table:table-cell office:value-type="string">
            <text:p>Montevertine 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3200">
            <text:p>3200</text:p>
          </table:table-cell>
          <table:table-cell office:value-type="float" office:value="18">
            <text:p>18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6.757545">
            <text:p>46.757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4.0</text:p>
          </table:table-cell>
          <table:table-cell office:value-type="string"/>
          <table:table-cell office:value-type="string">
            <text:p>Vino Nobile di Montepulciano </text:p>
          </table:table-cell>
          <table:table-cell office:value-type="string">
            <text:p>Poliz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00">
            <text:p>16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fekgfr5zac12k933g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Poliziano</text:p>
          </table:table-cell>
          <table:table-cell office:value-type="float" office:value="46.575153">
            <text:p>46.575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6.0</text:p>
          </table:table-cell>
          <table:table-cell office:value-type="string"/>
          <table:table-cell office:value-type="string">
            <text:p>Rosso del Conte </text:p>
          </table:table-cell>
          <table:table-cell office:value-type="string">
            <text:p>Tasca d’Alm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700">
            <text:p>27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76yn3fkn6r9pbn6y31jmw</text:p>
          </table:table-cell>
          <table:table-cell office:value-type="string">
            <text:p>RED</text:p>
          </table:table-cell>
          <table:table-cell office:value-type="string">
            <text:p>Rosso del Conte</text:p>
          </table:table-cell>
          <table:table-cell office:value-type="string">
            <text:p>Tasca d’Almerita</text:p>
          </table:table-cell>
          <table:table-cell office:value-type="float" office:value="53.195656">
            <text:p>53.195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2.0</text:p>
          </table:table-cell>
          <table:table-cell office:value-type="string"/>
          <table:table-cell office:value-type="string">
            <text:p>Pinotage </text:p>
          </table:table-cell>
          <table:table-cell office:value-type="string">
            <text:p>Aald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610">
            <text:p>261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b54kzeq5p0exsgevqd</text:p>
          </table:table-cell>
          <table:table-cell office:value-type="string">
            <text:p>RED</text:p>
          </table:table-cell>
          <table:table-cell office:value-type="string">
            <text:p>Pinotage</text:p>
          </table:table-cell>
          <table:table-cell office:value-type="string">
            <text:p>Aaldering</text:p>
          </table:table-cell>
          <table:table-cell office:value-type="float" office:value="36.803818">
            <text:p>36.8038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4.0</text:p>
          </table:table-cell>
          <table:table-cell office:value-type="string"/>
          <table:table-cell office:value-type="string">
            <text:p>Sauvignon Blanc </text:p>
          </table:table-cell>
          <table:table-cell office:value-type="string">
            <text:p>Palliser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550">
            <text:p>15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fsq06fa0qdaw3xtdc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Palliser Estate</text:p>
          </table:table-cell>
          <table:table-cell office:value-type="float" office:value="37.949753">
            <text:p>37.9497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5.0</text:p>
          </table:table-cell>
          <table:table-cell office:value-type="string"/>
          <table:table-cell office:value-type="string">
            <text:p>Viognier Yarden </text:p>
          </table:table-cell>
          <table:table-cell office:value-type="string">
            <text:p>Golan Heights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bwgdssevhs58r9cm4</text:p>
          </table:table-cell>
          <table:table-cell office:value-type="string">
            <text:p>WHITE</text:p>
          </table:table-cell>
          <table:table-cell office:value-type="string">
            <text:p>Viognier Yarden</text:p>
          </table:table-cell>
          <table:table-cell office:value-type="string">
            <text:p>Golan Heights Winery</text:p>
          </table:table-cell>
          <table:table-cell office:value-type="float" office:value="53.947445">
            <text:p>53.9474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0.0</text:p>
          </table:table-cell>
          <table:table-cell office:value-type="string"/>
          <table:table-cell office:value-type="string">
            <text:p>Pinot Noir Gamla </text:p>
          </table:table-cell>
          <table:table-cell office:value-type="string">
            <text:p>Golan Heights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3900">
            <text:p>39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bcw78vcqsy9hfje63</text:p>
          </table:table-cell>
          <table:table-cell office:value-type="string">
            <text:p>RED</text:p>
          </table:table-cell>
          <table:table-cell office:value-type="string">
            <text:p>Pinot Noir Gamla</text:p>
          </table:table-cell>
          <table:table-cell office:value-type="string">
            <text:p>Golan Heights Winery</text:p>
          </table:table-cell>
          <table:table-cell office:value-type="float" office:value="53.80806">
            <text:p>53.80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78.0</text:p>
          </table:table-cell>
          <table:table-cell office:value-type="string"/>
          <table:table-cell office:value-type="string">
            <text:p>Cote Rotie La Turque </text:p>
          </table:table-cell>
          <table:table-cell office:value-type="string">
            <text:p>E. 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50000">
            <text:p>50000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8rws1g6e6p5svk5d</text:p>
          </table:table-cell>
          <table:table-cell office:value-type="string">
            <text:p>RED</text:p>
          </table:table-cell>
          <table:table-cell office:value-type="string">
            <text:p>Côte-Rôtie La Turque</text:p>
          </table:table-cell>
          <table:table-cell office:value-type="string">
            <text:p>E. Guigal</text:p>
          </table:table-cell>
          <table:table-cell office:value-type="float" office:value="49.785217">
            <text:p>49.785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78.0</text:p>
          </table:table-cell>
          <table:table-cell office:value-type="string"/>
          <table:table-cell office:value-type="string">
            <text:p>Cote Rotie La Mouline </text:p>
          </table:table-cell>
          <table:table-cell office:value-type="string">
            <text:p>E. 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50000">
            <text:p>50000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qfm81zc51a9rzr3z</text:p>
          </table:table-cell>
          <table:table-cell office:value-type="string">
            <text:p>RED</text:p>
          </table:table-cell>
          <table:table-cell office:value-type="string">
            <text:p>Côte-Rôtie La Mouline</text:p>
          </table:table-cell>
          <table:table-cell office:value-type="string">
            <text:p>E. Guigal</text:p>
          </table:table-cell>
          <table:table-cell office:value-type="float" office:value="46.964184">
            <text:p>46.964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80.0</text:p>
          </table:table-cell>
          <table:table-cell office:value-type="string"/>
          <table:table-cell office:value-type="string">
            <text:p>Cote-Rotie </text:p>
          </table:table-cell>
          <table:table-cell office:value-type="string">
            <text:p>Bonser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2jr918cjd5qw3v2n0r</text:p>
          </table:table-cell>
          <table:table-cell office:value-type="string">
            <text:p>RED</text:p>
          </table:table-cell>
          <table:table-cell office:value-type="string">
            <text:p>Côte-Rôtie</text:p>
          </table:table-cell>
          <table:table-cell office:value-type="string">
            <text:p>Bonserine</text:p>
          </table:table-cell>
          <table:table-cell office:value-type="float" office:value="42.55271">
            <text:p>42.552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1.0</text:p>
          </table:table-cell>
          <table:table-cell office:value-type="string"/>
          <table:table-cell office:value-type="string">
            <text:p>Vintage Port </text:p>
          </table:table-cell>
          <table:table-cell office:value-type="string">
            <text:p>Quinta De La R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9500">
            <text:p>95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mn36zx93yyzbw2cj0</text:p>
          </table:table-cell>
          <table:table-cell office:value-type="string">
            <text:p>FORTIFIED</text:p>
          </table:table-cell>
          <table:table-cell office:value-type="string">
            <text:p>Vintage Port</text:p>
          </table:table-cell>
          <table:table-cell office:value-type="string">
            <text:p>Quinta de La Rosa</text:p>
          </table:table-cell>
          <table:table-cell office:value-type="float" office:value="41.164864">
            <text:p>41.164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1.0</text:p>
          </table:table-cell>
          <table:table-cell office:value-type="string"/>
          <table:table-cell office:value-type="string">
            <text:p>Tokaji Aszu 6 Puttonyos </text:p>
          </table:table-cell>
          <table:table-cell office:value-type="string">
            <text:p>Disznokö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1995">
            <text:p>1995</text:p>
          </table:table-cell>
          <table:table-cell office:value-type="float" office:value="15000">
            <text:p>150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2y4d63c62n64qfrm</text:p>
          </table:table-cell>
          <table:table-cell office:value-type="string">
            <text:p>DESSERT</text:p>
          </table:table-cell>
          <table:table-cell office:value-type="string">
            <text:p>Tokaji Aszú 6 Puttonyos</text:p>
          </table:table-cell>
          <table:table-cell office:value-type="string">
            <text:p>Disznókó</text:p>
          </table:table-cell>
          <table:table-cell office:value-type="float" office:value="53.705544">
            <text:p>53.705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4.0</text:p>
          </table:table-cell>
          <table:table-cell office:value-type="string"/>
          <table:table-cell office:value-type="string">
            <text:p>Tokaji Aszu 3 Puttonyos 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3">
            <text:p>2013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bpzbzh0qrhgkn2rx</text:p>
          </table:table-cell>
          <table:table-cell office:value-type="string">
            <text:p>DESSERT</text:p>
          </table:table-cell>
          <table:table-cell office:value-type="string">
            <text:p>Tokaji Aszú 3 Puttonyos</text:p>
          </table:table-cell>
          <table:table-cell office:value-type="string">
            <text:p>Oremus</text:p>
          </table:table-cell>
          <table:table-cell office:value-type="float" office:value="52.833984">
            <text:p>52.8339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5.0</text:p>
          </table:table-cell>
          <table:table-cell office:value-type="string"/>
          <table:table-cell office:value-type="string">
            <text:p>Tokaji Aszu 5 Puttonyos 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06">
            <text:p>2006</text:p>
          </table:table-cell>
          <table:table-cell office:value-type="float" office:value="9000">
            <text:p>9000</text:p>
          </table:table-cell>
          <table:table-cell office:value-type="float" office:value="3900">
            <text:p>39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08k777d06v1y0vm2f8</text:p>
          </table:table-cell>
          <table:table-cell office:value-type="string">
            <text:p>DESSERT</text:p>
          </table:table-cell>
          <table:table-cell office:value-type="string">
            <text:p>Tokaji Aszú 5 Puttonyos</text:p>
          </table:table-cell>
          <table:table-cell office:value-type="string">
            <text:p>Oremus</text:p>
          </table:table-cell>
          <table:table-cell office:value-type="float" office:value="53.07157">
            <text:p>53.071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6.0</text:p>
          </table:table-cell>
          <table:table-cell office:value-type="string"/>
          <table:table-cell office:value-type="string">
            <text:p>Tokaji Aszu 6 Puttonyos </text:p>
          </table:table-cell>
          <table:table-cell office:value-type="string">
            <text:p>Szepsy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1996">
            <text:p>1996</text:p>
          </table:table-cell>
          <table:table-cell office:value-type="float" office:value="35000">
            <text:p>35000</text:p>
          </table:table-cell>
          <table:table-cell office:value-type="float" office:value="13950">
            <text:p>13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n1hp7299g1qws465g</text:p>
          </table:table-cell>
          <table:table-cell office:value-type="string">
            <text:p>DESSERT</text:p>
          </table:table-cell>
          <table:table-cell office:value-type="string">
            <text:p>Aszú Tokaji 6 Puttonyos</text:p>
          </table:table-cell>
          <table:table-cell office:value-type="string">
            <text:p>Szepsy</text:p>
          </table:table-cell>
          <table:table-cell office:value-type="float" office:value="54.38437">
            <text:p>54.38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6.0</text:p>
          </table:table-cell>
          <table:table-cell office:value-type="string"/>
          <table:table-cell office:value-type="string">
            <text:p>Tokaji Aszu 6 Puttonyos </text:p>
          </table:table-cell>
          <table:table-cell office:value-type="string">
            <text:p>Szepsy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08">
            <text:p>2008</text:p>
          </table:table-cell>
          <table:table-cell office:value-type="float" office:value="35000">
            <text:p>35000</text:p>
          </table:table-cell>
          <table:table-cell office:value-type="float" office:value="13950">
            <text:p>13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n1hp7299g1qws465g</text:p>
          </table:table-cell>
          <table:table-cell office:value-type="string">
            <text:p>DESSERT</text:p>
          </table:table-cell>
          <table:table-cell office:value-type="string">
            <text:p>Aszú Tokaji 6 Puttonyos</text:p>
          </table:table-cell>
          <table:table-cell office:value-type="string">
            <text:p>Szepsy</text:p>
          </table:table-cell>
          <table:table-cell office:value-type="float" office:value="54.38437">
            <text:p>54.38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8.0</text:p>
          </table:table-cell>
          <table:table-cell office:value-type="string"/>
          <table:table-cell office:value-type="string">
            <text:p>Beerenauslese Cuvee 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1680">
            <text:p>168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8jmk609gewew7w2fq</text:p>
          </table:table-cell>
          <table:table-cell office:value-type="string">
            <text:p>DESSERT</text:p>
          </table:table-cell>
          <table:table-cell office:value-type="string">
            <text:p>Cuvée Beerenauslese</text:p>
          </table:table-cell>
          <table:table-cell office:value-type="string">
            <text:p>Kracher</text:p>
          </table:table-cell>
          <table:table-cell office:value-type="float" office:value="33.862793">
            <text:p>33.862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9.0</text:p>
          </table:table-cell>
          <table:table-cell office:value-type="string"/>
          <table:table-cell office:value-type="string">
            <text:p>Ruster Ausbruch Essenz </text:p>
          </table:table-cell>
          <table:table-cell office:value-type="string">
            <text:p>Feiler-Arting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4">
            <text:p>2004</text:p>
          </table:table-cell>
          <table:table-cell office:value-type="float" office:value="9000">
            <text:p>9000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hh6jfw6g5rrhptp933</text:p>
          </table:table-cell>
          <table:table-cell office:value-type="string">
            <text:p>DESSERT</text:p>
          </table:table-cell>
          <table:table-cell office:value-type="string">
            <text:p>Ruster Ausbruch Essenz</text:p>
          </table:table-cell>
          <table:table-cell office:value-type="string">
            <text:p>Feiler-Artinger</text:p>
          </table:table-cell>
          <table:table-cell office:value-type="float" office:value="67.598465">
            <text:p>67.598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6.0</text:p>
          </table:table-cell>
          <table:table-cell office:value-type="string"/>
          <table:table-cell office:value-type="string">
            <text:p>Barolo Ciabot Mentin Ginestra 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4500">
            <text:p>145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yk8t0fcd4ysbz0yr</text:p>
          </table:table-cell>
          <table:table-cell office:value-type="string">
            <text:p>RED</text:p>
          </table:table-cell>
          <table:table-cell office:value-type="string">
            <text:p>Barolo Ginestra Ciabot Mentin</text:p>
          </table:table-cell>
          <table:table-cell office:value-type="string">
            <text:p>Domenico Clerico</text:p>
          </table:table-cell>
          <table:table-cell office:value-type="float" office:value="69.38083">
            <text:p>69.38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8.0</text:p>
          </table:table-cell>
          <table:table-cell office:value-type="string"/>
          <table:table-cell office:value-type="string">
            <text:p>Barbaresco Gaiun Martinenga </text:p>
          </table:table-cell>
          <table:table-cell office:value-type="string">
            <text:p>Marchesi d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500">
            <text:p>12500</text:p>
          </table:table-cell>
          <table:table-cell office:value-type="float" office:value="4200">
            <text:p>42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r1whspydz90as1fk</text:p>
          </table:table-cell>
          <table:table-cell office:value-type="string">
            <text:p>RED</text:p>
          </table:table-cell>
          <table:table-cell office:value-type="string">
            <text:p>Barbaresco Gaiun Martinenga</text:p>
          </table:table-cell>
          <table:table-cell office:value-type="string">
            <text:p>Marchesi di Gresy</text:p>
          </table:table-cell>
          <table:table-cell office:value-type="float" office:value="61.035133">
            <text:p>61.035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.0</text:p>
          </table:table-cell>
          <table:table-cell office:value-type="string"/>
          <table:table-cell office:value-type="string">
            <text:p>Linticlarus Cuvee 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2750">
            <text:p>27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jex7ec5r6bex9nm6</text:p>
          </table:table-cell>
          <table:table-cell office:value-type="string">
            <text:p>RED</text:p>
          </table:table-cell>
          <table:table-cell office:value-type="string">
            <text:p>Cuvée Linticlarus</text:p>
          </table:table-cell>
          <table:table-cell office:value-type="string">
            <text:p>Tiefenbrunner</text:p>
          </table:table-cell>
          <table:table-cell office:value-type="float" office:value="43.186317">
            <text:p>43.186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6.0</text:p>
          </table:table-cell>
          <table:table-cell office:value-type="string"/>
          <table:table-cell office:value-type="string">
            <text:p>Barbaresco Rabaja 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4800">
            <text:p>48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49.764965">
            <text:p>49.7649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2.0</text:p>
          </table:table-cell>
          <table:table-cell office:value-type="string"/>
          <table:table-cell office:value-type="string">
            <text:p>Sauvignon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3840">
            <text:p>384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54.881718">
            <text:p>54.8817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7.0</text:p>
          </table:table-cell>
          <table:table-cell office:value-type="string"/>
          <table:table-cell office:value-type="string">
            <text:p>Vintage Tunina 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9000">
            <text:p>19000</text:p>
          </table:table-cell>
          <table:table-cell office:value-type="float" office:value="8320">
            <text:p>832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43004">
            <text:p>37.43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9.0</text:p>
          </table:table-cell>
          <table:table-cell office:value-type="string"/>
          <table:table-cell office:value-type="string">
            <text:p>Chardonnay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3840">
            <text:p>384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55.36823">
            <text:p>55.36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3.0</text:p>
          </table:table-cell>
          <table:table-cell office:value-type="string"/>
          <table:table-cell office:value-type="string">
            <text:p>Cabernet Sauvignon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55.75951">
            <text:p>55.759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4.0</text:p>
          </table:table-cell>
          <table:table-cell office:value-type="string"/>
          <table:table-cell office:value-type="string">
            <text:p>Cabernet Sauvignon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5">
            <text:p>2005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55.75951">
            <text:p>55.759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6.0</text:p>
          </table:table-cell>
          <table:table-cell office:value-type="string"/>
          <table:table-cell office:value-type="string">
            <text:p>San Leonardo </text:p>
          </table:table-cell>
          <table:table-cell office:value-type="string">
            <text:p>San Leonard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8000">
            <text:p>28000</text:p>
          </table:table-cell>
          <table:table-cell office:value-type="float" office:value="12800">
            <text:p>128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21386">
            <text:p>47.21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9.0</text:p>
          </table:table-cell>
          <table:table-cell office:value-type="string"/>
          <table:table-cell office:value-type="string">
            <text:p>Brunello di Montalcino </text:p>
          </table:table-cell>
          <table:table-cell office:value-type="string">
            <text:p>Collosorb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6.77983">
            <text:p>46.77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0.0</text:p>
          </table:table-cell>
          <table:table-cell office:value-type="string"/>
          <table:table-cell office:value-type="string">
            <text:p>Brunello di Montalcino Riserva </text:p>
          </table:table-cell>
          <table:table-cell office:value-type="string">
            <text:p>Capann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32000">
            <text:p>32000</text:p>
          </table:table-cell>
          <table:table-cell office:value-type="float" office:value="6450">
            <text:p>645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n3v0x6rx3vxhtaqm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apanna</text:p>
          </table:table-cell>
          <table:table-cell office:value-type="float" office:value="45.92301">
            <text:p>45.923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.0</text:p>
          </table:table-cell>
          <table:table-cell office:value-type="string"/>
          <table:table-cell office:value-type="string">
            <text:p>Barolo Prapo 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7">
            <text:p>1997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45.94156">
            <text:p>45.941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3.0</text:p>
          </table:table-cell>
          <table:table-cell office:value-type="string"/>
          <table:table-cell office:value-type="string">
            <text:p>Barolo Prapo 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6">
            <text:p>1996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45.94156">
            <text:p>45.941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9.0</text:p>
          </table:table-cell>
          <table:table-cell office:value-type="string"/>
          <table:table-cell office:value-type="string">
            <text:p>Amarone della Valpolicella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28500">
            <text:p>2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3.169376">
            <text:p>43.169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8.0</text:p>
          </table:table-cell>
          <table:table-cell office:value-type="string"/>
          <table:table-cell office:value-type="string">
            <text:p>Amarone della Valpolicella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6">
            <text:p>200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3.169376">
            <text:p>43.169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2.0</text:p>
          </table:table-cell>
          <table:table-cell office:value-type="string"/>
          <table:table-cell office:value-type="string">
            <text:p>Moscato Giallo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40">
            <text:p>114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d33wzx76s1rr0664</text:p>
          </table:table-cell>
          <table:table-cell office:value-type="string">
            <text:p>WHITE</text:p>
          </table:table-cell>
          <table:table-cell office:value-type="string">
            <text:p>Moscato Giallo</text:p>
          </table:table-cell>
          <table:table-cell office:value-type="string">
            <text:p>Manincor</text:p>
          </table:table-cell>
          <table:table-cell office:value-type="float" office:value="41.50973">
            <text:p>41.50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4.0</text:p>
          </table:table-cell>
          <table:table-cell office:value-type="string"/>
          <table:table-cell office:value-type="string">
            <text:p>LR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000">
            <text:p>15000</text:p>
          </table:table-cell>
          <table:table-cell office:value-type="float" office:value="5900">
            <text:p>59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55.948967">
            <text:p>55.948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5.0</text:p>
          </table:table-cell>
          <table:table-cell office:value-type="string"/>
          <table:table-cell office:value-type="string">
            <text:p>Rosé 20/26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010">
            <text:p>101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'20/26'</text:p>
          </table:table-cell>
          <table:table-cell office:value-type="string">
            <text:p>Elena Walch</text:p>
          </table:table-cell>
          <table:table-cell office:value-type="float" office:value="58.67508">
            <text:p>58.675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7.0</text:p>
          </table:table-cell>
          <table:table-cell office:value-type="string"/>
          <table:table-cell office:value-type="string">
            <text:p>Blauburgunder Riserva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2640">
            <text:p>264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n6ntqgqxrvmk812p9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Stroblhof</text:p>
          </table:table-cell>
          <table:table-cell office:value-type="float" office:value="41.301575">
            <text:p>41.301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7.0</text:p>
          </table:table-cell>
          <table:table-cell office:value-type="string"/>
          <table:table-cell office:value-type="string">
            <text:p>Il Conte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032898">
            <text:p>41.032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1.0</text:p>
          </table:table-cell>
          <table:table-cell office:value-type="string"/>
          <table:table-cell office:value-type="string">
            <text:p>Grande Cuvee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512894">
            <text:p>57.512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4.0</text:p>
          </table:table-cell>
          <table:table-cell office:value-type="string"/>
          <table:table-cell office:value-type="string">
            <text:p>Arzio 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880">
            <text:p>288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1.05641">
            <text:p>41.056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2.0</text:p>
          </table:table-cell>
          <table:table-cell office:value-type="string"/>
          <table:table-cell office:value-type="string">
            <text:p>San Leonardo </text:p>
          </table:table-cell>
          <table:table-cell office:value-type="string">
            <text:p>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500">
            <text:p>13500</text:p>
          </table:table-cell>
          <table:table-cell office:value-type="float" office:value="5800">
            <text:p>580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21386">
            <text:p>47.21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1.0</text:p>
          </table:table-cell>
          <table:table-cell office:value-type="string"/>
          <table:table-cell office:value-type="string">
            <text:p>Valpolicella Ca Fiui </text:p>
          </table:table-cell>
          <table:table-cell office:value-type="string">
            <text:p>Corte Sant 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060">
            <text:p>106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f6mn1tbtvkd2yzm79</text:p>
          </table:table-cell>
          <table:table-cell office:value-type="string">
            <text:p>RED</text:p>
          </table:table-cell>
          <table:table-cell office:value-type="string">
            <text:p>Ca'Fiui Valpolicella</text:p>
          </table:table-cell>
          <table:table-cell office:value-type="string">
            <text:p>Corte Sant'Alda</text:p>
          </table:table-cell>
          <table:table-cell office:value-type="float" office:value="57.18021">
            <text:p>57.180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4.0</text:p>
          </table:table-cell>
          <table:table-cell office:value-type="string"/>
          <table:table-cell office:value-type="string">
            <text:p>Amarone della Valpolicella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3900">
            <text:p>13900</text:p>
          </table:table-cell>
          <table:table-cell office:value-type="float" office:value="6200">
            <text:p>62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3.169376">
            <text:p>43.169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5.0</text:p>
          </table:table-cell>
          <table:table-cell office:value-type="string"/>
          <table:table-cell office:value-type="string">
            <text:p>Amarone della Valpolicella Valmezzane </text:p>
          </table:table-cell>
          <table:table-cell office:value-type="string">
            <text:p>Corte Sant 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500">
            <text:p>950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ef8f3pfq7wtyz6e6m</text:p>
          </table:table-cell>
          <table:table-cell office:value-type="string">
            <text:p>RED</text:p>
          </table:table-cell>
          <table:table-cell office:value-type="string">
            <text:p>Valmezzane Amarone della Valpolicella</text:p>
          </table:table-cell>
          <table:table-cell office:value-type="string">
            <text:p>Corte Sant'Alda</text:p>
          </table:table-cell>
          <table:table-cell office:value-type="float" office:value="60.670242">
            <text:p>60.670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9.0</text:p>
          </table:table-cell>
          <table:table-cell office:value-type="string"/>
          <table:table-cell office:value-type="string">
            <text:p>Vintage Tunina 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3729">
            <text:p>3729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43004">
            <text:p>37.43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10.0</text:p>
          </table:table-cell>
          <table:table-cell office:value-type="string"/>
          <table:table-cell office:value-type="string">
            <text:p>Chardonnay Gaia &amp; Rey 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3000">
            <text:p>33000</text:p>
          </table:table-cell>
          <table:table-cell office:value-type="float" office:value="15000">
            <text:p>150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mrbs9bck881h9qrt</text:p>
          </table:table-cell>
          <table:table-cell office:value-type="string">
            <text:p>WHITE</text:p>
          </table:table-cell>
          <table:table-cell office:value-type="string">
            <text:p>Chardonnay Gaia &amp; Rey</text:p>
          </table:table-cell>
          <table:table-cell office:value-type="string">
            <text:p>Gaja</text:p>
          </table:table-cell>
          <table:table-cell office:value-type="float" office:value="40.27541">
            <text:p>40.275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3.0</text:p>
          </table:table-cell>
          <table:table-cell office:value-type="string"/>
          <table:table-cell office:value-type="string">
            <text:p>Langhe Nebbiolo </text:p>
          </table:table-cell>
          <table:table-cell office:value-type="string">
            <text:p>G.D. Vajr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050">
            <text:p>10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2t4kw43wwfsv9czv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G.D. Vajra</text:p>
          </table:table-cell>
          <table:table-cell office:value-type="float" office:value="44.397427">
            <text:p>44.397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5.0</text:p>
          </table:table-cell>
          <table:table-cell office:value-type="string"/>
          <table:table-cell office:value-type="string">
            <text:p>Barbaresco 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18">
            <text:p>18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86bngphnhxx92e7a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io Cesare</text:p>
          </table:table-cell>
          <table:table-cell office:value-type="float" office:value="44.2639">
            <text:p>44.26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11.0</text:p>
          </table:table-cell>
          <table:table-cell office:value-type="string"/>
          <table:table-cell office:value-type="string">
            <text:p>Eiswein 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aerrv8cf7b1ha2vtm</text:p>
          </table:table-cell>
          <table:table-cell office:value-type="string">
            <text:p>DESSERT</text:p>
          </table:table-cell>
          <table:table-cell office:value-type="string">
            <text:p>Eiswein</text:p>
          </table:table-cell>
          <table:table-cell office:value-type="string">
            <text:p>Kracher</text:p>
          </table:table-cell>
          <table:table-cell office:value-type="float" office:value="31.47072">
            <text:p>31.470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.0</text:p>
          </table:table-cell>
          <table:table-cell office:value-type="string"/>
          <table:table-cell office:value-type="string">
            <text:p>Cuvee Trias 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730">
            <text:p>17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rqwh2b0tvrv2f371</text:p>
          </table:table-cell>
          <table:table-cell office:value-type="string">
            <text:p>WHITE</text:p>
          </table:table-cell>
          <table:table-cell office:value-type="string">
            <text:p>Trias Mitterberg Weiss</text:p>
          </table:table-cell>
          <table:table-cell office:value-type="string">
            <text:p>Ignaz Niedrist</text:p>
          </table:table-cell>
          <table:table-cell office:value-type="float" office:value="33.10165">
            <text:p>33.10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.0</text:p>
          </table:table-cell>
          <table:table-cell office:value-type="string"/>
          <table:table-cell office:value-type="string">
            <text:p>Terlaner Sauvignon Porphyr&amp;Kalk </text:p>
          </table:table-cell>
          <table:table-cell office:value-type="string">
            <text:p>Sauvignon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430">
            <text:p>14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üdtiroler Sauvignon Porphyr &amp; Kalk</text:p>
          </table:table-cell>
          <table:table-cell office:value-type="string">
            <text:p>Ignaz Niedrist</text:p>
          </table:table-cell>
          <table:table-cell office:value-type="float" office:value="43.21913">
            <text:p>43.21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.0</text:p>
          </table:table-cell>
          <table:table-cell office:value-type="string"/>
          <table:table-cell office:value-type="string">
            <text:p>Pinot Grigio Vigna Kastel Ringber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65">
            <text:p>1565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64.61199">
            <text:p>64.611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.0</text:p>
          </table:table-cell>
          <table:table-cell office:value-type="string"/>
          <table:table-cell office:value-type="string">
            <text:p>Chardonnay Magdalena 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019">
            <text:p>1019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d1w002x6veypw2vn1b</text:p>
          </table:table-cell>
          <table:table-cell office:value-type="string">
            <text:p>WHITE</text:p>
          </table:table-cell>
          <table:table-cell office:value-type="string">
            <text:p>Magdalena Chardonnay</text:p>
          </table:table-cell>
          <table:table-cell office:value-type="string">
            <text:p>Tenuta Nicolussi Leck</text:p>
          </table:table-cell>
          <table:table-cell office:value-type="float" office:value="48.259937">
            <text:p>48.259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.0</text:p>
          </table:table-cell>
          <table:table-cell office:value-type="string"/>
          <table:table-cell office:value-type="string">
            <text:p>Pinot Bianco Platt &amp; Riegl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69">
            <text:p>969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6h26prmraqbdja49j</text:p>
          </table:table-cell>
          <table:table-cell office:value-type="string">
            <text:p>WHITE</text:p>
          </table:table-cell>
          <table:table-cell office:value-type="string">
            <text:p>Pinot Bianco Platt&amp;Riegl</text:p>
          </table:table-cell>
          <table:table-cell office:value-type="string">
            <text:p>Girlan</text:p>
          </table:table-cell>
          <table:table-cell office:value-type="float" office:value="50.567005">
            <text:p>50.567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.0</text:p>
          </table:table-cell>
          <table:table-cell office:value-type="string"/>
          <table:table-cell office:value-type="string">
            <text:p>Fontanasanta Nosiola (Anfora) </text:p>
          </table:table-cell>
          <table:table-cell office:value-type="string">
            <text:p>Foradori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dr1724n7cmge6kk</text:p>
          </table:table-cell>
          <table:table-cell office:value-type="string">
            <text:p>WHITE</text:p>
          </table:table-cell>
          <table:table-cell office:value-type="string">
            <text:p>Nosiola Fontanasanta</text:p>
          </table:table-cell>
          <table:table-cell office:value-type="string">
            <text:p>Foradori</text:p>
          </table:table-cell>
          <table:table-cell office:value-type="float" office:value="55.06488">
            <text:p>55.064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.0</text:p>
          </table:table-cell>
          <table:table-cell office:value-type="string"/>
          <table:table-cell office:value-type="string">
            <text:p>Furmint Dry Mandolas 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650">
            <text:p>16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4se37jyth9ve7msdh</text:p>
          </table:table-cell>
          <table:table-cell office:value-type="string">
            <text:p>WHITE</text:p>
          </table:table-cell>
          <table:table-cell office:value-type="string">
            <text:p>Mandolás Furmint</text:p>
          </table:table-cell>
          <table:table-cell office:value-type="string">
            <text:p>Oremus</text:p>
          </table:table-cell>
          <table:table-cell office:value-type="float" office:value="46.73182">
            <text:p>46.73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.0</text:p>
          </table:table-cell>
          <table:table-cell office:value-type="string"/>
          <table:table-cell office:value-type="string">
            <text:p>Gran Vino Albarinho</text:p>
          </table:table-cell>
          <table:table-cell office:value-type="string">
            <text:p>Pazo Barrant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ps9jsm1qg6wqft4ma9</text:p>
          </table:table-cell>
          <table:table-cell office:value-type="string">
            <text:p>WHITE</text:p>
          </table:table-cell>
          <table:table-cell office:value-type="string">
            <text:p>Gran Vino Albariño</text:p>
          </table:table-cell>
          <table:table-cell office:value-type="string">
            <text:p>Pazo Barrantes</text:p>
          </table:table-cell>
          <table:table-cell office:value-type="float" office:value="57.386726">
            <text:p>57.3867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.0</text:p>
          </table:table-cell>
          <table:table-cell office:value-type="string"/>
          <table:table-cell office:value-type="string">
            <text:p>Vernatsch Gschleier Alte Reben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280">
            <text:p>128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56.63568">
            <text:p>56.63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.0</text:p>
          </table:table-cell>
          <table:table-cell office:value-type="string"/>
          <table:table-cell office:value-type="string">
            <text:p>Pivier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18">
            <text:p>18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t7bs74j8vh9chkkd</text:p>
          </table:table-cell>
          <table:table-cell office:value-type="string">
            <text:p>RED</text:p>
          </table:table-cell>
          <table:table-cell office:value-type="string">
            <text:p>Merlot Pivier</text:p>
          </table:table-cell>
          <table:table-cell office:value-type="string">
            <text:p>Cesconi</text:p>
          </table:table-cell>
          <table:table-cell office:value-type="float" office:value="34.073658">
            <text:p>34.0736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.0</text:p>
          </table:table-cell>
          <table:table-cell office:value-type="string"/>
          <table:table-cell office:value-type="string">
            <text:p>Cuvee Rot 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9hwa51xjdy77tbc12</text:p>
          </table:table-cell>
          <table:table-cell office:value-type="string">
            <text:p>RED</text:p>
          </table:table-cell>
          <table:table-cell office:value-type="string">
            <text:p>Rot</text:p>
          </table:table-cell>
          <table:table-cell office:value-type="string">
            <text:p>Andreas Baron Widmann</text:p>
          </table:table-cell>
          <table:table-cell office:value-type="float" office:value="37.23817">
            <text:p>37.23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.0</text:p>
          </table:table-cell>
          <table:table-cell office:value-type="string"/>
          <table:table-cell office:value-type="string">
            <text:p>Merlot Brenntal </text:p>
          </table:table-cell>
          <table:table-cell office:value-type="string">
            <text:p>Kellerei Kurta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400">
            <text:p>34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5.047684">
            <text:p>35.0476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.0</text:p>
          </table:table-cell>
          <table:table-cell office:value-type="string"/>
          <table:table-cell office:value-type="string">
            <text:p>Pinot Noir </text:p>
          </table:table-cell>
          <table:table-cell office:value-type="string">
            <text:p>Palli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fb0scdj23epqnt2kt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Palliser Estate</text:p>
          </table:table-cell>
          <table:table-cell office:value-type="float" office:value="29.188732">
            <text:p>29.1887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.0</text:p>
          </table:table-cell>
          <table:table-cell office:value-type="string"/>
          <table:table-cell office:value-type="string">
            <text:p>Valpolicella Ripasso Campi Magri </text:p>
          </table:table-cell>
          <table:table-cell office:value-type="string">
            <text:p>Corte Sant Alda,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39">
            <text:p>1639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32yc5ev9xm3sa3m26</text:p>
          </table:table-cell>
          <table:table-cell office:value-type="string">
            <text:p>RED</text:p>
          </table:table-cell>
          <table:table-cell office:value-type="string">
            <text:p>Valpolicella Ripasso Superiore Campi Magri</text:p>
          </table:table-cell>
          <table:table-cell office:value-type="string">
            <text:p>Corte Sant'Alda</text:p>
          </table:table-cell>
          <table:table-cell office:value-type="float" office:value="56.95762">
            <text:p>56.957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.0</text:p>
          </table:table-cell>
          <table:table-cell office:value-type="string"/>
          <table:table-cell office:value-type="string">
            <text:p>Teroldego Sgarzon (Anfora) </text:p>
          </table:table-cell>
          <table:table-cell office:value-type="string">
            <text:p>Foradori,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51.41482">
            <text:p>51.414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.0</text:p>
          </table:table-cell>
          <table:table-cell office:value-type="string"/>
          <table:table-cell office:value-type="string">
            <text:p>Essenzia 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735">
            <text:p>173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qz4qz7ra0dqmk7f6</text:p>
          </table:table-cell>
          <table:table-cell office:value-type="string">
            <text:p>WHITE</text:p>
          </table:table-cell>
          <table:table-cell office:value-type="string">
            <text:p>Essenzia Dolomiti</text:p>
          </table:table-cell>
          <table:table-cell office:value-type="string">
            <text:p>Pojer e Sandri</text:p>
          </table:table-cell>
          <table:table-cell office:value-type="float" office:value="45.088463">
            <text:p>45.0884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.0</text:p>
          </table:table-cell>
          <table:table-cell office:value-type="string"/>
          <table:table-cell office:value-type="string">
            <text:p>Recioto di Valpolicella Le Tordare </text:p>
          </table:table-cell>
          <table:table-cell office:value-type="string">
            <text:p>Cà la Bionda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2">
            <text:p>2012</text:p>
          </table:table-cell>
          <table:table-cell office:value-type="float" office:value="5500">
            <text:p>550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yjmrbdp066ep747sp</text:p>
          </table:table-cell>
          <table:table-cell office:value-type="string">
            <text:p>DESSERT</text:p>
          </table:table-cell>
          <table:table-cell office:value-type="string">
            <text:p>Le Tordare Recioto della Valpolicella Classico</text:p>
          </table:table-cell>
          <table:table-cell office:value-type="string">
            <text:p>Ca' La Bionda</text:p>
          </table:table-cell>
          <table:table-cell office:value-type="float" office:value="50.017685">
            <text:p>50.017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.0</text:p>
          </table:table-cell>
          <table:table-cell office:value-type="string"/>
          <table:table-cell office:value-type="string">
            <text:p>Banyuls Leon Parce </text:p>
          </table:table-cell>
          <table:table-cell office:value-type="string">
            <text:p>Dom. de la Rectori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jvmq1skw7j1fvv4qkh</text:p>
          </table:table-cell>
          <table:table-cell office:value-type="string">
            <text:p>FORTIFIED</text:p>
          </table:table-cell>
          <table:table-cell office:value-type="string">
            <text:p>Cuvée Léon Parcé Banyuls</text:p>
          </table:table-cell>
          <table:table-cell office:value-type="string">
            <text:p>Domaine de la Rectorie</text:p>
          </table:table-cell>
          <table:table-cell office:value-type="float" office:value="47.80027">
            <text:p>47.80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.0</text:p>
          </table:table-cell>
          <table:table-cell office:value-type="string"/>
          <table:table-cell office:value-type="string">
            <text:p>Praeclarus Brut</text:p>
          </table:table-cell>
          <table:table-cell office:value-type="string">
            <text:p>St.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490">
            <text:p>1490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aa05dyc9yfx41sfha</text:p>
          </table:table-cell>
          <table:table-cell office:value-type="string">
            <text:p>SPARKLING</text:p>
          </table:table-cell>
          <table:table-cell office:value-type="string">
            <text:p>Praeclarus Extra Brut</text:p>
          </table:table-cell>
          <table:table-cell office:value-type="string">
            <text:p>Kellerei St. Pauls</text:p>
          </table:table-cell>
          <table:table-cell office:value-type="float" office:value="33.534763">
            <text:p>33.5347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.0</text:p>
          </table:table-cell>
          <table:table-cell office:value-type="string"/>
          <table:table-cell office:value-type="string">
            <text:p>Haderburg Pas Dosé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170">
            <text:p>217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802727">
            <text:p>35.802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3.0</text:p>
          </table:table-cell>
          <table:table-cell office:value-type="string"/>
          <table:table-cell office:value-type="string">
            <text:p>Haderburg Pas Dosé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050">
            <text:p>405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802727">
            <text:p>35.802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9.0</text:p>
          </table:table-cell>
          <table:table-cell office:value-type="string"/>
          <table:table-cell office:value-type="string">
            <text:p>Valdobbiadene DOCG Brut Fagher Le Colture</text:p>
          </table:table-cell>
          <table:table-cell office:value-type="string">
            <text:p>Le Coltu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869">
            <text:p>869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yfmdwvdyrqtff6zzp9</text:p>
          </table:table-cell>
          <table:table-cell office:value-type="string">
            <text:p>SPARKLING</text:p>
          </table:table-cell>
          <table:table-cell office:value-type="string">
            <text:p>Fagher Valdobbiadene Brut</text:p>
          </table:table-cell>
          <table:table-cell office:value-type="string">
            <text:p>Le Colture</text:p>
          </table:table-cell>
          <table:table-cell office:value-type="float" office:value="47.28949">
            <text:p>47.289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6.0</text:p>
          </table:table-cell>
          <table:table-cell office:value-type="string"/>
          <table:table-cell office:value-type="string">
            <text:p>Valdobbiadene DOCG Brut Millesimato Guia Foss Marai</text:p>
          </table:table-cell>
          <table:table-cell office:value-type="string">
            <text:p>Foss Ma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908">
            <text:p>908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4mm9b06j3qd2b49vp7</text:p>
          </table:table-cell>
          <table:table-cell office:value-type="string">
            <text:p>SPARKLING</text:p>
          </table:table-cell>
          <table:table-cell office:value-type="string">
            <text:p>Guia Millesimato Brut</text:p>
          </table:table-cell>
          <table:table-cell office:value-type="string">
            <text:p>Foss Marai</text:p>
          </table:table-cell>
          <table:table-cell office:value-type="float" office:value="49.50387">
            <text:p>49.503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7.0</text:p>
          </table:table-cell>
          <table:table-cell office:value-type="string"/>
          <table:table-cell office:value-type="string">
            <text:p>Cartizze DOCG Dry Bortolin</text:p>
          </table:table-cell>
          <table:table-cell office:value-type="string">
            <text:p>Bort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215">
            <text:p>1215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9aj5cfqh4wdsgkm5s</text:p>
          </table:table-cell>
          <table:table-cell office:value-type="string">
            <text:p>SPARKLING</text:p>
          </table:table-cell>
          <table:table-cell office:value-type="string">
            <text:p>Cartizze Dry</text:p>
          </table:table-cell>
          <table:table-cell office:value-type="string">
            <text:p>Fratelli Bortolin</text:p>
          </table:table-cell>
          <table:table-cell office:value-type="float" office:value="31.308144">
            <text:p>31.3081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1.0</text:p>
          </table:table-cell>
          <table:table-cell office:value-type="string"/>
          <table:table-cell office:value-type="string">
            <text:p>Franciacorta DOCG Extra Brut/ Brut Francesco I.,Uberti</text:p>
          </table:table-cell>
          <table:table-cell office:value-type="string">
            <text:p>U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670">
            <text:p>167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v0q62pz4wc2cv3ebq</text:p>
          </table:table-cell>
          <table:table-cell office:value-type="string">
            <text:p>SPARKLING</text:p>
          </table:table-cell>
          <table:table-cell office:value-type="string">
            <text:p>Franciacorta Francesco I Extra Brut</text:p>
          </table:table-cell>
          <table:table-cell office:value-type="string">
            <text:p>Uberti</text:p>
          </table:table-cell>
          <table:table-cell office:value-type="float" office:value="53.730583">
            <text:p>53.730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2.0</text:p>
          </table:table-cell>
          <table:table-cell office:value-type="string"/>
          <table:table-cell office:value-type="string">
            <text:p>Franciacorta DOCG Brut Saten, Bosio</text:p>
          </table:table-cell>
          <table:table-cell office:value-type="string">
            <text:p>Bos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8r6vxmed0qrr733dp</text:p>
          </table:table-cell>
          <table:table-cell office:value-type="string">
            <text:p>SPARKLING</text:p>
          </table:table-cell>
          <table:table-cell office:value-type="string">
            <text:p>Franciacorta Satèn</text:p>
          </table:table-cell>
          <table:table-cell office:value-type="string">
            <text:p>Bosio</text:p>
          </table:table-cell>
          <table:table-cell office:value-type="float" office:value="37.779636">
            <text:p>37.7796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3.0</text:p>
          </table:table-cell>
          <table:table-cell office:value-type="string"/>
          <table:table-cell office:value-type="string">
            <text:p>Franciacorta DOCG Extra Brut, Comari del Salem,Uberti</text:p>
          </table:table-cell>
          <table:table-cell office:value-type="string">
            <text:p>U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2700">
            <text:p>270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v10cn44hem8c64kr4</text:p>
          </table:table-cell>
          <table:table-cell office:value-type="string">
            <text:p>SPARKLING</text:p>
          </table:table-cell>
          <table:table-cell office:value-type="string">
            <text:p>Franciacorta Comarì del Salem Extra Brut</text:p>
          </table:table-cell>
          <table:table-cell office:value-type="string">
            <text:p>Uberti</text:p>
          </table:table-cell>
          <table:table-cell office:value-type="float" office:value="56.325615">
            <text:p>56.325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4.0</text:p>
          </table:table-cell>
          <table:table-cell office:value-type="string"/>
          <table:table-cell office:value-type="string">
            <text:p>Franciacorta DOCG Riserva Brut Annamaria Clementi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500">
            <text:p>21500</text:p>
          </table:table-cell>
          <table:table-cell office:value-type="float" office:value="9570">
            <text:p>957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k9zsrd3qar06sbgpebrcwrr</text:p>
          </table:table-cell>
          <table:table-cell office:value-type="string">
            <text:p>SPARKLING</text:p>
          </table:table-cell>
          <table:table-cell office:value-type="string">
            <text:p>Franciacorta Riserva Annamaria Clementi R.S. Brut</text:p>
          </table:table-cell>
          <table:table-cell office:value-type="string">
            <text:p>Ca' del Bosco</text:p>
          </table:table-cell>
          <table:table-cell office:value-type="float" office:value="50.434395">
            <text:p>50.434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.0</text:p>
          </table:table-cell>
          <table:table-cell office:value-type="string"/>
          <table:table-cell office:value-type="string">
            <text:p>Perle Brut Millesimato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2200">
            <text:p>2200</text:p>
          </table:table-cell>
          <table:table-cell office:value-type="float" office:value="48">
            <text:p>4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Metodo Classico Perlé Brut</text:p>
          </table:table-cell>
          <table:table-cell office:value-type="string">
            <text:p>Ferrari</text:p>
          </table:table-cell>
          <table:table-cell office:value-type="float" office:value="31.737782">
            <text:p>31.7377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1.0</text:p>
          </table:table-cell>
          <table:table-cell office:value-type="string"/>
          <table:table-cell office:value-type="string">
            <text:p>Trento DOC 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600">
            <text:p>26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27724">
            <text:p>42.627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2.0</text:p>
          </table:table-cell>
          <table:table-cell office:value-type="string"/>
          <table:table-cell office:value-type="string">
            <text:p>Trento DOC 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4700">
            <text:p>4700</text:p>
          </table:table-cell>
          <table:table-cell office:value-type="float" office:value="3">
            <text:p>3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27724">
            <text:p>42.627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4.0</text:p>
          </table:table-cell>
          <table:table-cell office:value-type="string"/>
          <table:table-cell office:value-type="string">
            <text:p>Blauwal Riserva Extra Brut 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8x6jbd5f7a5e2hnn1cmt4s</text:p>
          </table:table-cell>
          <table:table-cell office:value-type="string">
            <text:p>SPARKLING</text:p>
          </table:table-cell>
          <table:table-cell office:value-type="string">
            <text:p>Metodo Classico Riserva Der Blauwal Extra Brut</text:p>
          </table:table-cell>
          <table:table-cell office:value-type="string">
            <text:p>Cesconi</text:p>
          </table:table-cell>
          <table:table-cell office:value-type="float" office:value="39.21068">
            <text:p>39.210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5.0</text:p>
          </table:table-cell>
          <table:table-cell office:value-type="string"/>
          <table:table-cell office:value-type="string">
            <text:p>Trento DOC Giulio Ferrari Riserva Del Fondatore Brut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5000">
            <text:p>25000</text:p>
          </table:table-cell>
          <table:table-cell office:value-type="float" office:value="10800">
            <text:p>108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6.402573">
            <text:p>46.402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7.0</text:p>
          </table:table-cell>
          <table:table-cell office:value-type="string"/>
          <table:table-cell office:value-type="string">
            <text:p>Arunda Excellor Rose Bru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000">
            <text:p>200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40.390175">
            <text:p>40.390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8.0</text:p>
          </table:table-cell>
          <table:table-cell office:value-type="string"/>
          <table:table-cell office:value-type="string">
            <text:p>Rose Brut Pojer &amp; Sandri</text:p>
          </table:table-cell>
          <table:table-cell office:value-type="string">
            <text:p>Pojer&amp;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889">
            <text:p>1889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b4w40vf68pxz2wak</text:p>
          </table:table-cell>
          <table:table-cell office:value-type="string">
            <text:p>SPARKLING</text:p>
          </table:table-cell>
          <table:table-cell office:value-type="string">
            <text:p>Metodo Classico Rosé Brut</text:p>
          </table:table-cell>
          <table:table-cell office:value-type="string">
            <text:p>Pojer e Sandri</text:p>
          </table:table-cell>
          <table:table-cell office:value-type="float" office:value="39.480686">
            <text:p>39.480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9.0</text:p>
          </table:table-cell>
          <table:table-cell office:value-type="string"/>
          <table:table-cell office:value-type="string">
            <text:p>Blanquette de Limoux Brut Tradition Antech </text:p>
          </table:table-cell>
          <table:table-cell office:value-type="string">
            <text:p>Ante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pscp8ja18tz662nm8</text:p>
          </table:table-cell>
          <table:table-cell office:value-type="string">
            <text:p>SPARKLING</text:p>
          </table:table-cell>
          <table:table-cell office:value-type="string">
            <text:p>Tradition Blanquette de Limoux Brut</text:p>
          </table:table-cell>
          <table:table-cell office:value-type="string">
            <text:p>Antech</text:p>
          </table:table-cell>
          <table:table-cell office:value-type="float" office:value="47.900208">
            <text:p>47.900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0.0</text:p>
          </table:table-cell>
          <table:table-cell office:value-type="string"/>
          <table:table-cell office:value-type="string">
            <text:p>Guy Larmandier Premier Cru Brut</text:p>
          </table:table-cell>
          <table:table-cell office:value-type="string">
            <text:p>Guy Larmandi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950">
            <text:p>195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db5wxdwrspf4nygdk</text:p>
          </table:table-cell>
          <table:table-cell office:value-type="string">
            <text:p>SPARKLING</text:p>
          </table:table-cell>
          <table:table-cell office:value-type="string">
            <text:p>Champagne Premier Cru Brut</text:p>
          </table:table-cell>
          <table:table-cell office:value-type="string">
            <text:p>Guy Larmandier</text:p>
          </table:table-cell>
          <table:table-cell office:value-type="float" office:value="46.328526">
            <text:p>46.3285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1.0</text:p>
          </table:table-cell>
          <table:table-cell office:value-type="string"/>
          <table:table-cell office:value-type="string">
            <text:p>Louis Roederer Brut Collection 244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4630">
            <text:p>463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hampagne Collection 244</text:p>
          </table:table-cell>
          <table:table-cell office:value-type="string">
            <text:p>Louis Roederer</text:p>
          </table:table-cell>
          <table:table-cell office:value-type="float" office:value="46.920055">
            <text:p>46.920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2.0</text:p>
          </table:table-cell>
          <table:table-cell office:value-type="string"/>
          <table:table-cell office:value-type="string">
            <text:p>Louis Roederer Blanc de Blancs Brut 2016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000">
            <text:p>17000</text:p>
          </table:table-cell>
          <table:table-cell office:value-type="float" office:value="7650">
            <text:p>765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9m8vtqxac1s8j9pe</text:p>
          </table:table-cell>
          <table:table-cell office:value-type="string">
            <text:p>SPARKLING</text:p>
          </table:table-cell>
          <table:table-cell office:value-type="string">
            <text:p>Blanc de Blancs Brut Champagne (Vintage)</text:p>
          </table:table-cell>
          <table:table-cell office:value-type="string">
            <text:p>Louis Roederer</text:p>
          </table:table-cell>
          <table:table-cell office:value-type="float" office:value="44.35888">
            <text:p>44.35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1.0</text:p>
          </table:table-cell>
          <table:table-cell office:value-type="string"/>
          <table:table-cell office:value-type="string">
            <text:p>Cuvee William Deutz Brut 2013</text:p>
          </table:table-cell>
          <table:table-cell office:value-type="string">
            <text:p>Deutz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2500">
            <text:p>32500</text:p>
          </table:table-cell>
          <table:table-cell office:value-type="float" office:value="15279">
            <text:p>15279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bvqnnfncmfrhr27rt</text:p>
          </table:table-cell>
          <table:table-cell office:value-type="string">
            <text:p>SPARKLING</text:p>
          </table:table-cell>
          <table:table-cell office:value-type="string">
            <text:p>Cuvée William Deutz Millesimé Brut Champagne</text:p>
          </table:table-cell>
          <table:table-cell office:value-type="string">
            <text:p>Deutz</text:p>
          </table:table-cell>
          <table:table-cell office:value-type="float" office:value="47.165146">
            <text:p>47.1651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7.0</text:p>
          </table:table-cell>
          <table:table-cell office:value-type="string"/>
          <table:table-cell office:value-type="string">
            <text:p>Bollinger La Grande Annee Brut 2014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4000">
            <text:p>24000</text:p>
          </table:table-cell>
          <table:table-cell office:value-type="float" office:value="10830">
            <text:p>1083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y229v3p9003jmyzy6</text:p>
          </table:table-cell>
          <table:table-cell office:value-type="string">
            <text:p>SPARKLING</text:p>
          </table:table-cell>
          <table:table-cell office:value-type="string">
            <text:p>Champagne La Grande Année Brut</text:p>
          </table:table-cell>
          <table:table-cell office:value-type="string">
            <text:p>Bollinger</text:p>
          </table:table-cell>
          <table:table-cell office:value-type="float" office:value="42.62003">
            <text:p>42.62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8.0</text:p>
          </table:table-cell>
          <table:table-cell office:value-type="string"/>
          <table:table-cell office:value-type="string">
            <text:p>Pol Roger Brut 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3820">
            <text:p>382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74ewq2c6tvc8c579</text:p>
          </table:table-cell>
          <table:table-cell office:value-type="string">
            <text:p>SPARKLING</text:p>
          </table:table-cell>
          <table:table-cell office:value-type="string">
            <text:p>Brut Champagne</text:p>
          </table:table-cell>
          <table:table-cell office:value-type="string">
            <text:p>Pol Roger</text:p>
          </table:table-cell>
          <table:table-cell office:value-type="float" office:value="33.883392">
            <text:p>33.8833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0.0</text:p>
          </table:table-cell>
          <table:table-cell office:value-type="string"/>
          <table:table-cell office:value-type="string">
            <text:p>Gosset Grand Rose Brut</text:p>
          </table:table-cell>
          <table:table-cell office:value-type="string">
            <text:p>Goss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5450">
            <text:p>54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d5g0zb0ve5feecr5</text:p>
          </table:table-cell>
          <table:table-cell office:value-type="string">
            <text:p>ROSE_SPARKLING</text:p>
          </table:table-cell>
          <table:table-cell office:value-type="string">
            <text:p>Champagne Grand Rosé Brut</text:p>
          </table:table-cell>
          <table:table-cell office:value-type="string">
            <text:p>Gosset</text:p>
          </table:table-cell>
          <table:table-cell office:value-type="float" office:value="34.56564">
            <text:p>34.565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9.0</text:p>
          </table:table-cell>
          <table:table-cell office:value-type="string"/>
          <table:table-cell office:value-type="string">
            <text:p>Laurent Perrier Cuvee Rose Brut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5580">
            <text:p>558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fqf9jmzma14b516x</text:p>
          </table:table-cell>
          <table:table-cell office:value-type="string">
            <text:p>ROSE_SPARKLING</text:p>
          </table:table-cell>
          <table:table-cell office:value-type="string">
            <text:p>Champagne Cuvée Rosé Brut</text:p>
          </table:table-cell>
          <table:table-cell office:value-type="string">
            <text:p>Laurent-Perrier</text:p>
          </table:table-cell>
          <table:table-cell office:value-type="float" office:value="39.606693">
            <text:p>39.606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6.0</text:p>
          </table:table-cell>
          <table:table-cell office:value-type="string"/>
          <table:table-cell office:value-type="string">
            <text:p>Jacquesson745/746 Extra Brut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5120">
            <text:p>512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hampagne Cuvée 746 Extra Brut</text:p>
          </table:table-cell>
          <table:table-cell office:value-type="string">
            <text:p>Jacquesson</text:p>
          </table:table-cell>
          <table:table-cell office:value-type="float" office:value="39.01893">
            <text:p>39.018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6.0</text:p>
          </table:table-cell>
          <table:table-cell office:value-type="string"/>
          <table:table-cell office:value-type="string">
            <text:p>Pol Roger Cuvee Sir Winston Churchill </text:p>
          </table:table-cell>
          <table:table-cell office:value-type="string">
            <text:p>Pol Ro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17500">
            <text:p>17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zga5159ds831sygw</text:p>
          </table:table-cell>
          <table:table-cell office:value-type="string">
            <text:p>SPARKLING</text:p>
          </table:table-cell>
          <table:table-cell office:value-type="string">
            <text:p>Champagne Sir Winston Churchill Brut</text:p>
          </table:table-cell>
          <table:table-cell office:value-type="string">
            <text:p>Pol Roger</text:p>
          </table:table-cell>
          <table:table-cell office:value-type="float" office:value="54.59018">
            <text:p>54.590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2.0</text:p>
          </table:table-cell>
          <table:table-cell office:value-type="string"/>
          <table:table-cell office:value-type="string">
            <text:p>Dom Perignon Cuvée Brut Vintage 2013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17051">
            <text:p>17051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4.039352">
            <text:p>44.0393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5.0</text:p>
          </table:table-cell>
          <table:table-cell office:value-type="string"/>
          <table:table-cell office:value-type="string">
            <text:p>Krug Grande Cuvée Brut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0">
            <text:p>37000</text:p>
          </table:table-cell>
          <table:table-cell office:value-type="float" office:value="18019">
            <text:p>1801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Champagne Grande Cuvée Brut</text:p>
          </table:table-cell>
          <table:table-cell office:value-type="string">
            <text:p>Krug</text:p>
          </table:table-cell>
          <table:table-cell office:value-type="float" office:value="31.91642">
            <text:p>31.916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3.0</text:p>
          </table:table-cell>
          <table:table-cell office:value-type="string"/>
          <table:table-cell office:value-type="string">
            <text:p>Krug Vintage 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60000">
            <text:p>60000</text:p>
          </table:table-cell>
          <table:table-cell office:value-type="float" office:value="16500">
            <text:p>16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s40y3jgkcmmk7q70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Krug</text:p>
          </table:table-cell>
          <table:table-cell office:value-type="float" office:value="28.68261">
            <text:p>28.682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6.0</text:p>
          </table:table-cell>
          <table:table-cell office:value-type="string"/>
          <table:table-cell office:value-type="string">
            <text:p>Roederer Cristal Brut Millesime </text:p>
          </table:table-cell>
          <table:table-cell office:value-type="string">
            <text:p>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5000">
            <text:p>45000</text:p>
          </table:table-cell>
          <table:table-cell office:value-type="float" office:value="18300">
            <text:p>1830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hampagne Cristal Millésimé Brut</text:p>
          </table:table-cell>
          <table:table-cell office:value-type="string">
            <text:p>Louis Roederer</text:p>
          </table:table-cell>
          <table:table-cell office:value-type="float" office:value="37.86021">
            <text:p>37.860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ederer Cristal Brut Millesime </text:p>
          </table:table-cell>
          <table:table-cell office:value-type="string">
            <text:p>Roeder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15000">
            <text:p>115000</text:p>
          </table:table-cell>
          <table:table-cell office:value-type="float" office:value="54000">
            <text:p>54000</text:p>
          </table:table-cell>
          <table:table-cell office:value-type="float" office:value="1">
            <text:p>1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hampagne Cristal Millésimé Brut</text:p>
          </table:table-cell>
          <table:table-cell office:value-type="string">
            <text:p>Louis Roederer</text:p>
          </table:table-cell>
          <table:table-cell office:value-type="float" office:value="37.86021">
            <text:p>37.860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7.0</text:p>
          </table:table-cell>
          <table:table-cell office:value-type="string"/>
          <table:table-cell office:value-type="string">
            <text:p>Dom Ruinart Blanc de Blancs Brut Millesime 2007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45000">
            <text:p>45000</text:p>
          </table:table-cell>
          <table:table-cell office:value-type="float" office:value="18100">
            <text:p>181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f51phafmfjxepwcz8</text:p>
          </table:table-cell>
          <table:table-cell office:value-type="string">
            <text:p>SPARKLING</text:p>
          </table:table-cell>
          <table:table-cell office:value-type="string">
            <text:p>Dom Ruinart Blanc de Blancs Extra Brut Champagne</text:p>
          </table:table-cell>
          <table:table-cell office:value-type="string">
            <text:p>Ruinart</text:p>
          </table:table-cell>
          <table:table-cell office:value-type="float" office:value="50.83348">
            <text:p>50.833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8.0</text:p>
          </table:table-cell>
          <table:table-cell office:value-type="string"/>
          <table:table-cell office:value-type="string">
            <text:p>Pol Roger Blanc de Blancs Brut Millesime 2015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7600">
            <text:p>7600</text:p>
          </table:table-cell>
          <table:table-cell office:value-type="float" office:value="6">
            <text:p>6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n1b1j0rwsn5s7ay7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Pol Roger</text:p>
          </table:table-cell>
          <table:table-cell office:value-type="float" office:value="43.307266">
            <text:p>43.307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6.0</text:p>
          </table:table-cell>
          <table:table-cell office:value-type="string"/>
          <table:table-cell office:value-type="string">
            <text:p>Amor de Deutz Blanc de Blancs Brut Millesime 2011</text:p>
          </table:table-cell>
          <table:table-cell office:value-type="string">
            <text:p>Deu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5000">
            <text:p>35000</text:p>
          </table:table-cell>
          <table:table-cell office:value-type="float" office:value="19098">
            <text:p>19098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b61xbp2j2hhp2gh7g</text:p>
          </table:table-cell>
          <table:table-cell office:value-type="string">
            <text:p>SPARKLING</text:p>
          </table:table-cell>
          <table:table-cell office:value-type="string">
            <text:p>Champagne Amour de Deutz Millésimé Brut</text:p>
          </table:table-cell>
          <table:table-cell office:value-type="string">
            <text:p>Deutz</text:p>
          </table:table-cell>
          <table:table-cell office:value-type="float" office:value="50.632305">
            <text:p>50.632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2.0</text:p>
          </table:table-cell>
          <table:table-cell office:value-type="string"/>
          <table:table-cell office:value-type="string">
            <text:p>Guy Larmandier Cramant Blanc de Blancs Grand Cru </text:p>
          </table:table-cell>
          <table:table-cell office:value-type="string">
            <text:p>Guy Larmandi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000">
            <text:p>19000</text:p>
          </table:table-cell>
          <table:table-cell office:value-type="float" office:value="7290">
            <text:p>7290</text:p>
          </table:table-cell>
          <table:table-cell office:value-type="float" office:value="3">
            <text:p>3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danmrda67kg8mhy65</text:p>
          </table:table-cell>
          <table:table-cell office:value-type="string">
            <text:p>SPARKLING</text:p>
          </table:table-cell>
          <table:table-cell office:value-type="string">
            <text:p>Blanc de Blancs Brut Champagne Grand Cru 'Cramant'</text:p>
          </table:table-cell>
          <table:table-cell office:value-type="string">
            <text:p>Guy Larmandier</text:p>
          </table:table-cell>
          <table:table-cell office:value-type="float" office:value="51.86435">
            <text:p>51.86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5.0</text:p>
          </table:table-cell>
          <table:table-cell office:value-type="string"/>
          <table:table-cell office:value-type="string">
            <text:p>Salon Cuvee S Blanc de Blancs Le Mesnil </text:p>
          </table:table-cell>
          <table:table-cell office:value-type="string">
            <text:p>Sal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0000">
            <text:p>140000</text:p>
          </table:table-cell>
          <table:table-cell office:value-type="float" office:value="54000">
            <text:p>54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vexbj0rhdtag7bxq</text:p>
          </table:table-cell>
          <table:table-cell office:value-type="string">
            <text:p>SPARKLING</text:p>
          </table:table-cell>
          <table:table-cell office:value-type="string">
            <text:p>Champagne Blanc de Blancs Cuvée S Le Mesnil Brut</text:p>
          </table:table-cell>
          <table:table-cell office:value-type="string">
            <text:p>Salon</text:p>
          </table:table-cell>
          <table:table-cell office:value-type="float" office:value="41.84166">
            <text:p>41.84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0.0</text:p>
          </table:table-cell>
          <table:table-cell office:value-type="string"/>
          <table:table-cell office:value-type="string">
            <text:p>Gewürztraminer Vigna Kolbenhof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000">
            <text:p>1300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44.19675">
            <text:p>44.196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3.0</text:p>
          </table:table-cell>
          <table:table-cell office:value-type="string"/>
          <table:table-cell office:value-type="string">
            <text:p>Sauvignon Voglar </text:p>
          </table:table-cell>
          <table:table-cell office:value-type="string">
            <text:p>Dipoli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3357">
            <text:p>38.413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6.0</text:p>
          </table:table-cell>
          <table:table-cell office:value-type="string"/>
          <table:table-cell office:value-type="string">
            <text:p>Vinschgauer Riesling </text:p>
          </table:table-cell>
          <table:table-cell office:value-type="string">
            <text:p>Falkenstein, Prat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2975">
            <text:p>297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bqydzx212xvsedzy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float" office:value="29.627258">
            <text:p>29.627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8.0</text:p>
          </table:table-cell>
          <table:table-cell office:value-type="string"/>
          <table:table-cell office:value-type="string">
            <text:p>Chardonnay Formigar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0">
            <text:p>2010</text:p>
          </table:table-cell>
          <table:table-cell office:value-type="float" office:value="25000">
            <text:p>2500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59xnrk33rwwhzkdb</text:p>
          </table:table-cell>
          <table:table-cell office:value-type="string">
            <text:p>WHITE</text:p>
          </table:table-cell>
          <table:table-cell office:value-type="string">
            <text:p>Cornell Formigar Chardonnay</text:p>
          </table:table-cell>
          <table:table-cell office:value-type="string">
            <text:p>Colterenzio (Schreckbichl)</text:p>
          </table:table-cell>
          <table:table-cell office:value-type="float" office:value="54.574745">
            <text:p>54.5747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.0</text:p>
          </table:table-cell>
          <table:table-cell office:value-type="string"/>
          <table:table-cell office:value-type="string">
            <text:p>Cabernet Löwengan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1.374947">
            <text:p>51.374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0.0</text:p>
          </table:table-cell>
          <table:table-cell office:value-type="string"/>
          <table:table-cell office:value-type="string">
            <text:p>Cabernet Löwengan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7">
            <text:p>200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1.374947">
            <text:p>51.374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2.0</text:p>
          </table:table-cell>
          <table:table-cell office:value-type="string"/>
          <table:table-cell office:value-type="string">
            <text:p>Cabernet Sauvignon Ris. Mumelt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28.547411">
            <text:p>28.5474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5.0</text:p>
          </table:table-cell>
          <table:table-cell office:value-type="string"/>
          <table:table-cell office:value-type="string">
            <text:p>Lagrein Riserva 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zkqsy8c75wmej2wbe2sw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uri Gries</text:p>
          </table:table-cell>
          <table:table-cell office:value-type="float" office:value="30.79679">
            <text:p>30.796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6.0</text:p>
          </table:table-cell>
          <table:table-cell office:value-type="string"/>
          <table:table-cell office:value-type="string">
            <text:p>Lagrein Riserva Prestige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3950">
            <text:p>39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29.771255">
            <text:p>29.771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7.0</text:p>
          </table:table-cell>
          <table:table-cell office:value-type="string"/>
          <table:table-cell office:value-type="string">
            <text:p>Lagrein Riserva Tab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6550">
            <text:p>65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5.72056">
            <text:p>35.72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4.0</text:p>
          </table:table-cell>
          <table:table-cell office:value-type="string"/>
          <table:table-cell office:value-type="string">
            <text:p>Lagrein Ris. Vigna Klosteranger 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30000">
            <text:p>30000</text:p>
          </table:table-cell>
          <table:table-cell office:value-type="float" office:value="8100">
            <text:p>81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36.942142">
            <text:p>36.942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8.0</text:p>
          </table:table-cell>
          <table:table-cell office:value-type="string"/>
          <table:table-cell office:value-type="string">
            <text:p>Pinot Nero Schweitzer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5000">
            <text:p>150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nxx59wbtgq5ejaxd</text:p>
          </table:table-cell>
          <table:table-cell office:value-type="string">
            <text:p>RED</text:p>
          </table:table-cell>
          <table:table-cell office:value-type="string">
            <text:p>Pinot Nero Schweizer</text:p>
          </table:table-cell>
          <table:table-cell office:value-type="string">
            <text:p>Franz Haas</text:p>
          </table:table-cell>
          <table:table-cell office:value-type="float" office:value="46.657204">
            <text:p>46.657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9.0</text:p>
          </table:table-cell>
          <table:table-cell office:value-type="string"/>
          <table:table-cell office:value-type="string">
            <text:p>Pinot Nero Ris. Trattmann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000">
            <text:p>14000</text:p>
          </table:table-cell>
          <table:table-cell office:value-type="float" office:value="5150">
            <text:p>51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8.79957">
            <text:p>38.799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3.0</text:p>
          </table:table-cell>
          <table:table-cell office:value-type="string"/>
          <table:table-cell office:value-type="string">
            <text:p>Pinot Nero Ris.680 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1900">
            <text:p>119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damq0a32stxky44</text:p>
          </table:table-cell>
          <table:table-cell office:value-type="string">
            <text:p>RED</text:p>
          </table:table-cell>
          <table:table-cell office:value-type="string">
            <text:p>Pinot Nero Riserva 680</text:p>
          </table:table-cell>
          <table:table-cell office:value-type="string">
            <text:p>Maso Thaler</text:p>
          </table:table-cell>
          <table:table-cell office:value-type="float" office:value="47.77308">
            <text:p>47.773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3.0</text:p>
          </table:table-cell>
          <table:table-cell office:value-type="string"/>
          <table:table-cell office:value-type="string">
            <text:p>Cornelius Rosso </text:p>
          </table:table-cell>
          <table:table-cell office:value-type="string">
            <text:p>Schreckbichl-Colterenzio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Colterenzio (Schreckbichl)</text:p>
          </table:table-cell>
          <table:table-cell office:value-type="float" office:value="55.729813">
            <text:p>55.729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5.0</text:p>
          </table:table-cell>
          <table:table-cell office:value-type="string"/>
          <table:table-cell office:value-type="string">
            <text:p>Granat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3">
            <text:p>2003</text:p>
          </table:table-cell>
          <table:table-cell office:value-type="float" office:value="12900">
            <text:p>129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37.827095">
            <text:p>37.827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7.0</text:p>
          </table:table-cell>
          <table:table-cell office:value-type="string"/>
          <table:table-cell office:value-type="string">
            <text:p>Iugum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1">
            <text:p>2011</text:p>
          </table:table-cell>
          <table:table-cell office:value-type="float" office:value="30000">
            <text:p>3000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6.966366">
            <text:p>36.966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ugum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5120">
            <text:p>512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6.966366">
            <text:p>36.966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8.0</text:p>
          </table:table-cell>
          <table:table-cell office:value-type="string"/>
          <table:table-cell office:value-type="string">
            <text:p>Cepparello </text:p>
          </table:table-cell>
          <table:table-cell office:value-type="string">
            <text:p>Isole &amp; Olen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21000">
            <text:p>21000</text:p>
          </table:table-cell>
          <table:table-cell office:value-type="float" office:value="9450">
            <text:p>94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1.618317">
            <text:p>41.618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.0</text:p>
          </table:table-cell>
          <table:table-cell office:value-type="string"/>
          <table:table-cell office:value-type="string">
            <text:p>Mormoreto 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000">
            <text:p>170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vmsb439qg392b793x0mhk</text:p>
          </table:table-cell>
          <table:table-cell office:value-type="string">
            <text:p>RED</text:p>
          </table:table-cell>
          <table:table-cell office:value-type="string">
            <text:p>Mormoreto</text:p>
          </table:table-cell>
          <table:table-cell office:value-type="string">
            <text:p>Frescobaldi - Castello Nipozzano</text:p>
          </table:table-cell>
          <table:table-cell office:value-type="float" office:value="33.72377">
            <text:p>33.723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5.0</text:p>
          </table:table-cell>
          <table:table-cell office:value-type="string"/>
          <table:table-cell office:value-type="string">
            <text:p>Chianti Cl. Gran Selezione Rialzi </text:p>
          </table:table-cell>
          <table:table-cell office:value-type="string">
            <text:p>Per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pet6gw28c09be842r</text:p>
          </table:table-cell>
          <table:table-cell office:value-type="string">
            <text:p>RED</text:p>
          </table:table-cell>
          <table:table-cell office:value-type="string">
            <text:p>Chianti Classico Gran Selezione Gaiole Rialzi</text:p>
          </table:table-cell>
          <table:table-cell office:value-type="string">
            <text:p>Frescobaldi - Tenuta Perano</text:p>
          </table:table-cell>
          <table:table-cell office:value-type="float" office:value="38.575264">
            <text:p>38.575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4.0</text:p>
          </table:table-cell>
          <table:table-cell office:value-type="string"/>
          <table:table-cell office:value-type="string">
            <text:p>Cor Römigber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5000">
            <text:p>25000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54853">
            <text:p>49.54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5.0</text:p>
          </table:table-cell>
          <table:table-cell office:value-type="string"/>
          <table:table-cell office:value-type="string">
            <text:p>Cor Römigber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3">
            <text:p>2003</text:p>
          </table:table-cell>
          <table:table-cell office:value-type="float" office:value="50000">
            <text:p>50000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54853">
            <text:p>49.54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6.0</text:p>
          </table:table-cell>
          <table:table-cell office:value-type="string"/>
          <table:table-cell office:value-type="string">
            <text:p>Bricco dell’Uccellone 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7">
            <text:p>1997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fg3b1k5234ctc1wwg</text:p>
          </table:table-cell>
          <table:table-cell office:value-type="string">
            <text:p>DESSERT</text:p>
          </table:table-cell>
          <table:table-cell office:value-type="string">
            <text:p>Bricco dell'Uccellone Grappa</text:p>
          </table:table-cell>
          <table:table-cell office:value-type="string">
            <text:p>Braida</text:p>
          </table:table-cell>
          <table:table-cell office:value-type="float" office:value="46.947098">
            <text:p>46.9470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7.0</text:p>
          </table:table-cell>
          <table:table-cell office:value-type="string"/>
          <table:table-cell office:value-type="string">
            <text:p>Amarone della Valpolicella Ravazzol </text:p>
          </table:table-cell>
          <table:table-cell office:value-type="string">
            <text:p>Ca la Bio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1000">
            <text:p>21000</text:p>
          </table:table-cell>
          <table:table-cell office:value-type="float" office:value="7865">
            <text:p>7865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q63tdynt9d1qt0jby</text:p>
          </table:table-cell>
          <table:table-cell office:value-type="string">
            <text:p>RED</text:p>
          </table:table-cell>
          <table:table-cell office:value-type="string">
            <text:p>Amarone della Valpolicella Classico Vigneti di Ravazzol</text:p>
          </table:table-cell>
          <table:table-cell office:value-type="string">
            <text:p>Ca' La Bionda</text:p>
          </table:table-cell>
          <table:table-cell office:value-type="float" office:value="51.849182">
            <text:p>51.849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9.0</text:p>
          </table:table-cell>
          <table:table-cell office:value-type="string"/>
          <table:table-cell office:value-type="string">
            <text:p>Cote Rotie </text:p>
          </table:table-cell>
          <table:table-cell office:value-type="string">
            <text:p>Bonnefon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2hxhz954wvskp4gpkw</text:p>
          </table:table-cell>
          <table:table-cell office:value-type="string">
            <text:p>RED</text:p>
          </table:table-cell>
          <table:table-cell office:value-type="string">
            <text:p>Côte-Rôtie</text:p>
          </table:table-cell>
          <table:table-cell office:value-type="string">
            <text:p>Patrick et Christophe Bonnefond</text:p>
          </table:table-cell>
          <table:table-cell office:value-type="float" office:value="30.82194">
            <text:p>30.82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2.0</text:p>
          </table:table-cell>
          <table:table-cell office:value-type="string"/>
          <table:table-cell office:value-type="string">
            <text:p>Eisacktaler Sylvaner Praepositus </text:p>
          </table:table-cell>
          <table:table-cell office:value-type="string">
            <text:p>Abtei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70">
            <text:p>127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187027">
            <text:p>33.187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4.0</text:p>
          </table:table-cell>
          <table:table-cell office:value-type="string"/>
          <table:table-cell office:value-type="string">
            <text:p>Eisacktaler Sylvaner Lahner 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550">
            <text:p>1550</text:p>
          </table:table-cell>
          <table:table-cell office:value-type="float" office:value="6">
            <text:p>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e1r97vmb6wwkvs8c</text:p>
          </table:table-cell>
          <table:table-cell office:value-type="string">
            <text:p>WHITE</text:p>
          </table:table-cell>
          <table:table-cell office:value-type="string">
            <text:p>Sylvaner Lahner</text:p>
          </table:table-cell>
          <table:table-cell office:value-type="string">
            <text:p>Taschlerhof</text:p>
          </table:table-cell>
          <table:table-cell office:value-type="float" office:value="49.716373">
            <text:p>49.7163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9.0</text:p>
          </table:table-cell>
          <table:table-cell office:value-type="string"/>
          <table:table-cell office:value-type="string">
            <text:p>Eisacktaler Grüner Veltliner </text:p>
          </table:table-cell>
          <table:table-cell office:value-type="string">
            <text:p>Hoandlhof, Nöss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20">
            <text:p>112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n835s0jaah704tbzv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Manuel Nossing</text:p>
          </table:table-cell>
          <table:table-cell office:value-type="float" office:value="34.918373">
            <text:p>34.9183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7.0</text:p>
          </table:table-cell>
          <table:table-cell office:value-type="string"/>
          <table:table-cell office:value-type="string">
            <text:p>Eisacktaler Grüner Veltliner </text:p>
          </table:table-cell>
          <table:table-cell office:value-type="string">
            <text:p>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00">
            <text:p>16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fsgaf75wrxykztrf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Thomas Dorfmann</text:p>
          </table:table-cell>
          <table:table-cell office:value-type="float" office:value="35.197647">
            <text:p>35.197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5.0</text:p>
          </table:table-cell>
          <table:table-cell office:value-type="string"/>
          <table:table-cell office:value-type="string">
            <text:p>Eisacktaler Kerner </text:p>
          </table:table-cell>
          <table:table-cell office:value-type="string">
            <text:p>Hoandlhof, Nössing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20">
            <text:p>112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ak61jaga48f7sxfad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Manni Nössing</text:p>
          </table:table-cell>
          <table:table-cell office:value-type="float" office:value="31.017473">
            <text:p>31.017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6.0</text:p>
          </table:table-cell>
          <table:table-cell office:value-type="string"/>
          <table:table-cell office:value-type="string">
            <text:p>Eisacktaler Kerner Aristos 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50">
            <text:p>13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26.099812">
            <text:p>26.099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7.0</text:p>
          </table:table-cell>
          <table:table-cell office:value-type="string"/>
          <table:table-cell office:value-type="string">
            <text:p>Gewürztraminer Selida 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010">
            <text:p>101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Gewürztraminer Selida</text:p>
          </table:table-cell>
          <table:table-cell office:value-type="string">
            <text:p>Tramin</text:p>
          </table:table-cell>
          <table:table-cell office:value-type="float" office:value="43.99237">
            <text:p>43.992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8.0</text:p>
          </table:table-cell>
          <table:table-cell office:value-type="string"/>
          <table:table-cell office:value-type="string">
            <text:p>Eisacktaler Gewürztraminer 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40">
            <text:p>124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yevcdmzxx2s41hm5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Taschlerhof</text:p>
          </table:table-cell>
          <table:table-cell office:value-type="float" office:value="37.50367">
            <text:p>37.50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9.0</text:p>
          </table:table-cell>
          <table:table-cell office:value-type="string"/>
          <table:table-cell office:value-type="string">
            <text:p>Vigna Kolbenhof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9.30995">
            <text:p>39.30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0.0</text:p>
          </table:table-cell>
          <table:table-cell office:value-type="string"/>
          <table:table-cell office:value-type="string">
            <text:p>Nußbaumer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110">
            <text:p>211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38.17459">
            <text:p>38.174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1.0</text:p>
          </table:table-cell>
          <table:table-cell office:value-type="string"/>
          <table:table-cell office:value-type="string">
            <text:p>Lyra </text:p>
          </table:table-cell>
          <table:table-cell office:value-type="string">
            <text:p>KG. Nals-Margreid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50">
            <text:p>12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94gmsevmg39n8sxg</text:p>
          </table:table-cell>
          <table:table-cell office:value-type="string">
            <text:p>WHITE</text:p>
          </table:table-cell>
          <table:table-cell office:value-type="string">
            <text:p>Lyra Gewürztraminer</text:p>
          </table:table-cell>
          <table:table-cell office:value-type="string">
            <text:p>Nals Margreid</text:p>
          </table:table-cell>
          <table:table-cell office:value-type="float" office:value="52.577824">
            <text:p>52.577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2.0</text:p>
          </table:table-cell>
          <table:table-cell office:value-type="string"/>
          <table:table-cell office:value-type="string">
            <text:p>Vigna Kastelaz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120">
            <text:p>212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54.052315">
            <text:p>54.052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62.0</text:p>
          </table:table-cell>
          <table:table-cell office:value-type="string"/>
          <table:table-cell office:value-type="string">
            <text:p>Epokale 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5000">
            <text:p>35000</text:p>
          </table:table-cell>
          <table:table-cell office:value-type="float" office:value="8500">
            <text:p>8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WHITE</text:p>
          </table:table-cell>
          <table:table-cell office:value-type="string">
            <text:p>Gewürztraminer Epokale</text:p>
          </table:table-cell>
          <table:table-cell office:value-type="string">
            <text:p>Tramin</text:p>
          </table:table-cell>
          <table:table-cell office:value-type="float" office:value="39.57326">
            <text:p>39.57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66.0</text:p>
          </table:table-cell>
          <table:table-cell office:value-type="string"/>
          <table:table-cell office:value-type="string">
            <text:p>Pirschrait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5500">
            <text:p>15500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97045bmx8ef7wqkxr</text:p>
          </table:table-cell>
          <table:table-cell office:value-type="string">
            <text:p>WHITE</text:p>
          </table:table-cell>
          <table:table-cell office:value-type="string">
            <text:p>Konrad Oberhofer Pirchschrait</text:p>
          </table:table-cell>
          <table:table-cell office:value-type="string">
            <text:p>J. Hofstätter</text:p>
          </table:table-cell>
          <table:table-cell office:value-type="float" office:value="30.328522">
            <text:p>30.3285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.0</text:p>
          </table:table-cell>
          <table:table-cell office:value-type="string"/>
          <table:table-cell office:value-type="string">
            <text:p>Riesling </text:p>
          </table:table-cell>
          <table:table-cell office:value-type="string">
            <text:p>Falkenstein, Pra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50">
            <text:p>13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bqydzx212xvsedzy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float" office:value="29.627258">
            <text:p>29.627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4.0</text:p>
          </table:table-cell>
          <table:table-cell office:value-type="string"/>
          <table:table-cell office:value-type="string">
            <text:p>Cor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760">
            <text:p>760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076db8eed2560gn0</text:p>
          </table:table-cell>
          <table:table-cell office:value-type="string">
            <text:p>WHITE</text:p>
          </table:table-cell>
          <table:table-cell office:value-type="string">
            <text:p>Cora Pinot Bianco</text:p>
          </table:table-cell>
          <table:table-cell office:value-type="string">
            <text:p>Colterenzio (Schreckbichl)</text:p>
          </table:table-cell>
          <table:table-cell office:value-type="float" office:value="48.29503">
            <text:p>48.29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5.0</text:p>
          </table:table-cell>
          <table:table-cell office:value-type="string"/>
          <table:table-cell office:value-type="string">
            <text:p>Moriz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60">
            <text:p>106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hzwh9sccqzm8wxhj</text:p>
          </table:table-cell>
          <table:table-cell office:value-type="string">
            <text:p>WHITE</text:p>
          </table:table-cell>
          <table:table-cell office:value-type="string">
            <text:p>Pinot Bianco Moriz</text:p>
          </table:table-cell>
          <table:table-cell office:value-type="string">
            <text:p>Tramin</text:p>
          </table:table-cell>
          <table:table-cell office:value-type="float" office:value="33.459927">
            <text:p>33.459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6.0</text:p>
          </table:table-cell>
          <table:table-cell office:value-type="string"/>
          <table:table-cell office:value-type="string">
            <text:p>Riserva Kalkberg </text:p>
          </table:table-cell>
          <table:table-cell office:value-type="string">
            <text:p>KG.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v90y00z6xe1k30ypd8</text:p>
          </table:table-cell>
          <table:table-cell office:value-type="string">
            <text:p>WHITE</text:p>
          </table:table-cell>
          <table:table-cell office:value-type="string">
            <text:p>Kalkberg</text:p>
          </table:table-cell>
          <table:table-cell office:value-type="string">
            <text:p>Kellerei St. Pauls</text:p>
          </table:table-cell>
          <table:table-cell office:value-type="float" office:value="32.36208">
            <text:p>32.36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7.0</text:p>
          </table:table-cell>
          <table:table-cell office:value-type="string"/>
          <table:table-cell office:value-type="string">
            <text:p>Riserva Vorberg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000">
            <text:p>200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33432">
            <text:p>49.33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8.0</text:p>
          </table:table-cell>
          <table:table-cell office:value-type="string"/>
          <table:table-cell office:value-type="string">
            <text:p>Riserva Sanctissimus </text:p>
          </table:table-cell>
          <table:table-cell office:value-type="string">
            <text:p>KG. St. Paul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500">
            <text:p>11500</text:p>
          </table:table-cell>
          <table:table-cell office:value-type="float" office:value="3900">
            <text:p>39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Sanctissimus Riserva</text:p>
          </table:table-cell>
          <table:table-cell office:value-type="string">
            <text:p>Kellerei St. Pauls</text:p>
          </table:table-cell>
          <table:table-cell office:value-type="float" office:value="38.23483">
            <text:p>38.23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9.0</text:p>
          </table:table-cell>
          <table:table-cell office:value-type="string"/>
          <table:table-cell office:value-type="string">
            <text:p>Pepi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90">
            <text:p>11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yyyyza4b81pgf2p</text:p>
          </table:table-cell>
          <table:table-cell office:value-type="string">
            <text:p>WHITE</text:p>
          </table:table-cell>
          <table:table-cell office:value-type="string">
            <text:p>Pepi Sauvignon</text:p>
          </table:table-cell>
          <table:table-cell office:value-type="string">
            <text:p>Tramin</text:p>
          </table:table-cell>
          <table:table-cell office:value-type="float" office:value="36.468536">
            <text:p>36.468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1.0</text:p>
          </table:table-cell>
          <table:table-cell office:value-type="string"/>
          <table:table-cell office:value-type="string">
            <text:p>Voglar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650">
            <text:p>16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5.19467">
            <text:p>35.19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7.0</text:p>
          </table:table-cell>
          <table:table-cell office:value-type="string"/>
          <table:table-cell office:value-type="string">
            <text:p>Vom Kalk 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650">
            <text:p>16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SPARKLING</text:p>
          </table:table-cell>
          <table:table-cell office:value-type="string">
            <text:p>Vom Kalk Sauvignon Blanc</text:p>
          </table:table-cell>
          <table:table-cell office:value-type="string">
            <text:p>Rohregger</text:p>
          </table:table-cell>
          <table:table-cell office:value-type="float" office:value="46.453484">
            <text:p>46.4534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5.0</text:p>
          </table:table-cell>
          <table:table-cell office:value-type="string"/>
          <table:table-cell office:value-type="string">
            <text:p>Quarz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3107">
            <text:p>3107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7.372215">
            <text:p>37.3722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6.0</text:p>
          </table:table-cell>
          <table:table-cell office:value-type="string"/>
          <table:table-cell office:value-type="string">
            <text:p>Chardonnay Moraine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30">
            <text:p>1930</text:p>
          </table:table-cell>
          <table:table-cell office:value-type="float" office:value="48">
            <text:p>4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brt8w5dcm9411dkvfd</text:p>
          </table:table-cell>
          <table:table-cell office:value-type="string">
            <text:p>WHITE</text:p>
          </table:table-cell>
          <table:table-cell office:value-type="string">
            <text:p>Chardonnay Riserva Moraine</text:p>
          </table:table-cell>
          <table:table-cell office:value-type="string">
            <text:p>Untermoserhof</text:p>
          </table:table-cell>
          <table:table-cell office:value-type="float" office:value="38.113987">
            <text:p>38.1139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8.0</text:p>
          </table:table-cell>
          <table:table-cell office:value-type="string"/>
          <table:table-cell office:value-type="string">
            <text:p>Cardellino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05">
            <text:p>130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0.889164">
            <text:p>50.8891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9.0</text:p>
          </table:table-cell>
          <table:table-cell office:value-type="string"/>
          <table:table-cell office:value-type="string">
            <text:p>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89">
            <text:p>1989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51.663033">
            <text:p>51.663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9.0</text:p>
          </table:table-cell>
          <table:table-cell office:value-type="string"/>
          <table:table-cell office:value-type="string">
            <text:p>Riserva Vigna Crivelli 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2490">
            <text:p>249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qzdghhbbx1ckeepvmr</text:p>
          </table:table-cell>
          <table:table-cell office:value-type="string">
            <text:p>WHITE</text:p>
          </table:table-cell>
          <table:table-cell office:value-type="string">
            <text:p>Chardonnay Riserva Vigna Crivelli</text:p>
          </table:table-cell>
          <table:table-cell office:value-type="string">
            <text:p>Peter Zemmer</text:p>
          </table:table-cell>
          <table:table-cell office:value-type="float" office:value="51.33835">
            <text:p>51.338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1.0</text:p>
          </table:table-cell>
          <table:table-cell office:value-type="string"/>
          <table:table-cell office:value-type="string">
            <text:p>Löwengan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4200">
            <text:p>42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8.44505">
            <text:p>48.44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61.0</text:p>
          </table:table-cell>
          <table:table-cell office:value-type="string"/>
          <table:table-cell office:value-type="string">
            <text:p>Somereto 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729">
            <text:p>729</text:p>
          </table:table-cell>
          <table:table-cell office:value-type="float" office:value="6">
            <text:p>6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f331y2sf9rtd0b45</text:p>
          </table:table-cell>
          <table:table-cell office:value-type="string">
            <text:p>WHITE</text:p>
          </table:table-cell>
          <table:table-cell office:value-type="string">
            <text:p>Chardonnay Somereto</text:p>
          </table:table-cell>
          <table:table-cell office:value-type="string">
            <text:p>Andrian</text:p>
          </table:table-cell>
          <table:table-cell office:value-type="float" office:value="35.108047">
            <text:p>35.108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7.0</text:p>
          </table:table-cell>
          <table:table-cell office:value-type="string"/>
          <table:table-cell office:value-type="string">
            <text:p>Troy </text:p>
          </table:table-cell>
          <table:table-cell office:value-type="string">
            <text:p>KG.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200">
            <text:p>5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Troy</text:p>
          </table:table-cell>
          <table:table-cell office:value-type="string">
            <text:p>Tramin</text:p>
          </table:table-cell>
          <table:table-cell office:value-type="float" office:value="34.89113">
            <text:p>34.89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0.0</text:p>
          </table:table-cell>
          <table:table-cell office:value-type="string"/>
          <table:table-cell office:value-type="string">
            <text:p>Riserva Kreuzweg 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689133">
            <text:p>38.689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öwengang INEDITO II (2013-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0">
            <text:p>35000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ddyq8b5g2t87v8812bnxad</text:p>
          </table:table-cell>
          <table:table-cell office:value-type="string">
            <text:p>WHITE</text:p>
          </table:table-cell>
          <table:table-cell office:value-type="string">
            <text:p>Chardonnay Löwengang Indedito II Bio</text:p>
          </table:table-cell>
          <table:table-cell office:value-type="string">
            <text:p>Alois Lageder</text:p>
          </table:table-cell>
          <table:table-cell office:value-type="float" office:value="59.345245">
            <text:p>59.3452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6.0</text:p>
          </table:table-cell>
          <table:table-cell office:value-type="string"/>
          <table:table-cell office:value-type="string">
            <text:p>Magdalena</text:p>
          </table:table-cell>
          <table:table-cell office:value-type="string">
            <text:p>Nicolussi-Leck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019">
            <text:p>1019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d1w002x6veypw2vn1b</text:p>
          </table:table-cell>
          <table:table-cell office:value-type="string">
            <text:p>WHITE</text:p>
          </table:table-cell>
          <table:table-cell office:value-type="string">
            <text:p>Magdalena Chardonnay</text:p>
          </table:table-cell>
          <table:table-cell office:value-type="string">
            <text:p>Tenuta Nicolussi Leck</text:p>
          </table:table-cell>
          <table:table-cell office:value-type="float" office:value="44.55474">
            <text:p>44.55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7.0</text:p>
          </table:table-cell>
          <table:table-cell office:value-type="string"/>
          <table:table-cell office:value-type="string">
            <text:p>Riserva Vigna Giatl 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9">
            <text:p>1789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44.6911">
            <text:p>44.69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8.0</text:p>
          </table:table-cell>
          <table:table-cell office:value-type="string"/>
          <table:table-cell office:value-type="string">
            <text:p>Porer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50">
            <text:p>13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wa9d3h8hgbg3f6g</text:p>
          </table:table-cell>
          <table:table-cell office:value-type="string">
            <text:p>WHITE</text:p>
          </table:table-cell>
          <table:table-cell office:value-type="string">
            <text:p>Pinot Grigio PORER Bio</text:p>
          </table:table-cell>
          <table:table-cell office:value-type="string">
            <text:p>Alois Lageder</text:p>
          </table:table-cell>
          <table:table-cell office:value-type="float" office:value="45.20573">
            <text:p>45.20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4.0</text:p>
          </table:table-cell>
          <table:table-cell office:value-type="string"/>
          <table:table-cell office:value-type="string">
            <text:p>Puiten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090">
            <text:p>10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djz02r2jrx04daep</text:p>
          </table:table-cell>
          <table:table-cell office:value-type="string">
            <text:p>WHITE</text:p>
          </table:table-cell>
          <table:table-cell office:value-type="string">
            <text:p>Pinot Grigio Puiten</text:p>
          </table:table-cell>
          <table:table-cell office:value-type="string">
            <text:p>Colterenzio (Schreckbichl)</text:p>
          </table:table-cell>
          <table:table-cell office:value-type="float" office:value="48.945244">
            <text:p>48.945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5.0</text:p>
          </table:table-cell>
          <table:table-cell office:value-type="string"/>
          <table:table-cell office:value-type="string">
            <text:p>Feldmarschall von Fenner 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2800">
            <text:p>28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8.513096">
            <text:p>48.513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7.0</text:p>
          </table:table-cell>
          <table:table-cell office:value-type="string"/>
          <table:table-cell office:value-type="string">
            <text:p>De Vite Bianc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819">
            <text:p>819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kf7b6s583vd9fwy3</text:p>
          </table:table-cell>
          <table:table-cell office:value-type="string">
            <text:p>WHITE</text:p>
          </table:table-cell>
          <table:table-cell office:value-type="string">
            <text:p>Cuvée de ViTe</text:p>
          </table:table-cell>
          <table:table-cell office:value-type="string">
            <text:p>J. Hofstätter</text:p>
          </table:table-cell>
          <table:table-cell office:value-type="float" office:value="28.47702">
            <text:p>28.477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8.0</text:p>
          </table:table-cell>
          <table:table-cell office:value-type="string"/>
          <table:table-cell office:value-type="string">
            <text:p>Terlaner Klassisch </text:p>
          </table:table-cell>
          <table:table-cell office:value-type="string">
            <text:p>Kellerei Terla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05">
            <text:p>1105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0.593266">
            <text:p>50.593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9.0</text:p>
          </table:table-cell>
          <table:table-cell office:value-type="string"/>
          <table:table-cell office:value-type="string">
            <text:p>Manna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1714">
            <text:p>1714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9.04453">
            <text:p>39.04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0.0</text:p>
          </table:table-cell>
          <table:table-cell office:value-type="string"/>
          <table:table-cell office:value-type="string">
            <text:p>Sophie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2490">
            <text:p>249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6.36419">
            <text:p>36.364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1.0</text:p>
          </table:table-cell>
          <table:table-cell office:value-type="string"/>
          <table:table-cell office:value-type="string">
            <text:p>Stoan </text:p>
          </table:table-cell>
          <table:table-cell office:value-type="string">
            <text:p>KG.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80">
            <text:p>198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8424">
            <text:p>41.28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2.0</text:p>
          </table:table-cell>
          <table:table-cell office:value-type="string"/>
          <table:table-cell office:value-type="string">
            <text:p>Grande Cuvee Beyound the Clouds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3940">
            <text:p>394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8.936333">
            <text:p>58.9363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3.0</text:p>
          </table:table-cell>
          <table:table-cell office:value-type="string"/>
          <table:table-cell office:value-type="string">
            <text:p>Nova Domus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718">
            <text:p>2718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941162">
            <text:p>52.941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5.0</text:p>
          </table:table-cell>
          <table:table-cell office:value-type="string"/>
          <table:table-cell office:value-type="string">
            <text:p>Terlaner I. Grande Cuvee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0">
            <text:p>35000</text:p>
          </table:table-cell>
          <table:table-cell office:value-type="float" office:value="9851">
            <text:p>9851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pjxvcdzw8y12kegn</text:p>
          </table:table-cell>
          <table:table-cell office:value-type="string">
            <text:p>WHITE</text:p>
          </table:table-cell>
          <table:table-cell office:value-type="string">
            <text:p>Terlaner I Primo Grande Cuvée</text:p>
          </table:table-cell>
          <table:table-cell office:value-type="string">
            <text:p>Kellerei Terlan / Cantina Terlano</text:p>
          </table:table-cell>
          <table:table-cell office:value-type="float" office:value="57.869644">
            <text:p>57.8696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6.0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G. 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5000">
            <text:p>35000</text:p>
          </table:table-cell>
          <table:table-cell office:value-type="float" office:value="9450">
            <text:p>94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34.07756">
            <text:p>34.077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8.0</text:p>
          </table:table-cell>
          <table:table-cell office:value-type="string"/>
          <table:table-cell office:value-type="string">
            <text:p>Amos 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400">
            <text:p>14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dc1mc21dcvk401ka1</text:p>
          </table:table-cell>
          <table:table-cell office:value-type="string">
            <text:p>WHITE</text:p>
          </table:table-cell>
          <table:table-cell office:value-type="string">
            <text:p>Cuvée Amos</text:p>
          </table:table-cell>
          <table:table-cell office:value-type="string">
            <text:p>Cantina Kurtatsch</text:p>
          </table:table-cell>
          <table:table-cell office:value-type="float" office:value="29.039227">
            <text:p>29.0392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6.0</text:p>
          </table:table-cell>
          <table:table-cell office:value-type="string"/>
          <table:table-cell office:value-type="string">
            <text:p>NAMA </text:p>
          </table:table-cell>
          <table:table-cell office:value-type="string">
            <text:p>KG.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7800">
            <text:p>78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45907">
            <text:p>49.45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0.0</text:p>
          </table:table-cell>
          <table:table-cell office:value-type="string"/>
          <table:table-cell office:value-type="string">
            <text:p>Luis Rosé </text:p>
          </table:table-cell>
          <table:table-cell office:value-type="string">
            <text:p>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40">
            <text:p>144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hgaqemr8j6cqws9r5k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Weinmanufaktur Luis Oberrauch</text:p>
          </table:table-cell>
          <table:table-cell office:value-type="float" office:value="24.894552">
            <text:p>24.894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3.0</text:p>
          </table:table-cell>
          <table:table-cell office:value-type="string"/>
          <table:table-cell office:value-type="string">
            <text:p>La Rose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390">
            <text:p>13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32.6729">
            <text:p>32.67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4.0</text:p>
          </table:table-cell>
          <table:table-cell office:value-type="string"/>
          <table:table-cell office:value-type="string">
            <text:p>Lagrein Krätzer Spätgelesen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2yhgep79fn1jsj0c6</text:p>
          </table:table-cell>
          <table:table-cell office:value-type="string">
            <text:p>ROSE</text:p>
          </table:table-cell>
          <table:table-cell office:value-type="string">
            <text:p>Lagrein Kretzer</text:p>
          </table:table-cell>
          <table:table-cell office:value-type="string">
            <text:p>Erbhof Unterganzner</text:p>
          </table:table-cell>
          <table:table-cell office:value-type="float" office:value="41.41516">
            <text:p>41.41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1.0</text:p>
          </table:table-cell>
          <table:table-cell office:value-type="string"/>
          <table:table-cell office:value-type="string">
            <text:p>Cuvee Rosé 448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595">
            <text:p>59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55943frzm8we4eyft</text:p>
          </table:table-cell>
          <table:table-cell office:value-type="string">
            <text:p>ROSE</text:p>
          </table:table-cell>
          <table:table-cell office:value-type="string">
            <text:p>448 s.l.m Rosé</text:p>
          </table:table-cell>
          <table:table-cell office:value-type="string">
            <text:p>Girlan</text:p>
          </table:table-cell>
          <table:table-cell office:value-type="float" office:value="35.15747">
            <text:p>35.157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1.0</text:p>
          </table:table-cell>
          <table:table-cell office:value-type="string"/>
          <table:table-cell office:value-type="string">
            <text:p>St. Magdalener Klassisch Hub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20">
            <text:p>142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xc9q898fw3t452b66</text:p>
          </table:table-cell>
          <table:table-cell office:value-type="string">
            <text:p>RED</text:p>
          </table:table-cell>
          <table:table-cell office:value-type="string">
            <text:p>St. Magdalener Hub</text:p>
          </table:table-cell>
          <table:table-cell office:value-type="string">
            <text:p>Untermoserhof</text:p>
          </table:table-cell>
          <table:table-cell office:value-type="float" office:value="55.07579">
            <text:p>55.075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98.0</text:p>
          </table:table-cell>
          <table:table-cell office:value-type="string"/>
          <table:table-cell office:value-type="string">
            <text:p>St. Magdalener Klassisch Moar </text:p>
          </table:table-cell>
          <table:table-cell office:value-type="string">
            <text:p>KG.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170">
            <text:p>117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ec4ejvnc7a8gxn42</text:p>
          </table:table-cell>
          <table:table-cell office:value-type="string">
            <text:p>RED</text:p>
          </table:table-cell>
          <table:table-cell office:value-type="string">
            <text:p>St. Magdalener Moar</text:p>
          </table:table-cell>
          <table:table-cell office:value-type="string">
            <text:p>Kellerei Bozen / Cantina Bolzano</text:p>
          </table:table-cell>
          <table:table-cell office:value-type="float" office:value="37.213715">
            <text:p>37.2137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2.0</text:p>
          </table:table-cell>
          <table:table-cell office:value-type="string"/>
          <table:table-cell office:value-type="string">
            <text:p>St. Magdalener Klassisch ANTHEOS 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490">
            <text:p>14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vc6e1gszjkytz02v</text:p>
          </table:table-cell>
          <table:table-cell office:value-type="string">
            <text:p>RED</text:p>
          </table:table-cell>
          <table:table-cell office:value-type="string">
            <text:p>St. Magdalener Classico Antheos</text:p>
          </table:table-cell>
          <table:table-cell office:value-type="string">
            <text:p>Ansitz Waldgries</text:p>
          </table:table-cell>
          <table:table-cell office:value-type="float" office:value="46.861443">
            <text:p>46.861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3.0</text:p>
          </table:table-cell>
          <table:table-cell office:value-type="string"/>
          <table:table-cell office:value-type="string">
            <text:p>Kalterersee Per 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030">
            <text:p>103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1p85as3ahxz7nr9y</text:p>
          </table:table-cell>
          <table:table-cell office:value-type="string">
            <text:p>RED</text:p>
          </table:table-cell>
          <table:table-cell office:value-type="string">
            <text:p>Per Sé Kalterersee Classico Superiore</text:p>
          </table:table-cell>
          <table:table-cell office:value-type="string">
            <text:p>Elena Walch</text:p>
          </table:table-cell>
          <table:table-cell office:value-type="float" office:value="56.531715">
            <text:p>56.5317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97.0</text:p>
          </table:table-cell>
          <table:table-cell office:value-type="string"/>
          <table:table-cell office:value-type="string">
            <text:p>Kalterersee Vigna Der Keil </text:p>
          </table:table-cell>
          <table:table-cell office:value-type="string">
            <text:p>Maninco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250">
            <text:p>125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ge484zecmydvex9</text:p>
          </table:table-cell>
          <table:table-cell office:value-type="string">
            <text:p>RED</text:p>
          </table:table-cell>
          <table:table-cell office:value-type="string">
            <text:p>Der Keil</text:p>
          </table:table-cell>
          <table:table-cell office:value-type="string">
            <text:p>Manincor</text:p>
          </table:table-cell>
          <table:table-cell office:value-type="float" office:value="41.943253">
            <text:p>41.943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0.0</text:p>
          </table:table-cell>
          <table:table-cell office:value-type="string"/>
          <table:table-cell office:value-type="string">
            <text:p>Kalterersee Alte Reben 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50">
            <text:p>16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5fd7hcf5h6n4fyzm</text:p>
          </table:table-cell>
          <table:table-cell office:value-type="string">
            <text:p>RED</text:p>
          </table:table-cell>
          <table:table-cell office:value-type="string">
            <text:p>Vernatsch Kalterersee Classico Alte Reben</text:p>
          </table:table-cell>
          <table:table-cell office:value-type="string">
            <text:p>Rohregger</text:p>
          </table:table-cell>
          <table:table-cell office:value-type="float" office:value="49.340553">
            <text:p>49.34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4.0</text:p>
          </table:table-cell>
          <table:table-cell office:value-type="string"/>
          <table:table-cell office:value-type="string">
            <text:p>Vernatsch Schickenburg </text:p>
          </table:table-cell>
          <table:table-cell office:value-type="string">
            <text:p>KG.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v62ngwhn5zcqtte</text:p>
          </table:table-cell>
          <table:table-cell office:value-type="string">
            <text:p>RED</text:p>
          </table:table-cell>
          <table:table-cell office:value-type="string">
            <text:p>Vernatsch Graf von Meran Schickenburg</text:p>
          </table:table-cell>
          <table:table-cell office:value-type="string">
            <text:p>Kellerei Meran</text:p>
          </table:table-cell>
          <table:table-cell office:value-type="float" office:value="35.276253">
            <text:p>35.276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7.0</text:p>
          </table:table-cell>
          <table:table-cell office:value-type="string"/>
          <table:table-cell office:value-type="string">
            <text:p>Mazzon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689">
            <text:p>1689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8hgt6bmzqhy84nyd</text:p>
          </table:table-cell>
          <table:table-cell office:value-type="string">
            <text:p>RED</text:p>
          </table:table-cell>
          <table:table-cell office:value-type="string">
            <text:p>Blauburgunder Mazzon</text:p>
          </table:table-cell>
          <table:table-cell office:value-type="string">
            <text:p>Weingut Gottardi</text:p>
          </table:table-cell>
          <table:table-cell office:value-type="float" office:value="32.13099">
            <text:p>32.130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6.0</text:p>
          </table:table-cell>
          <table:table-cell office:value-type="string"/>
          <table:table-cell office:value-type="string">
            <text:p>Riserva Lafoa </text:p>
          </table:table-cell>
          <table:table-cell office:value-type="string">
            <text:p>Schreckbichl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700">
            <text:p>6700</text:p>
          </table:table-cell>
          <table:table-cell office:value-type="float" office:value="2500">
            <text:p>25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Colterenzio (Schreckbichl)</text:p>
          </table:table-cell>
          <table:table-cell office:value-type="float" office:value="51.898952">
            <text:p>51.8989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8.0</text:p>
          </table:table-cell>
          <table:table-cell office:value-type="string"/>
          <table:table-cell office:value-type="string">
            <text:p>Riserva Mazon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655">
            <text:p>2655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1xzamprrnxx0043s</text:p>
          </table:table-cell>
          <table:table-cell office:value-type="string">
            <text:p>RED</text:p>
          </table:table-cell>
          <table:table-cell office:value-type="string">
            <text:p>Pinot Nero Riserva Mazon</text:p>
          </table:table-cell>
          <table:table-cell office:value-type="string">
            <text:p>J. Hofstätter</text:p>
          </table:table-cell>
          <table:table-cell office:value-type="float" office:value="27.86845">
            <text:p>27.86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1.0</text:p>
          </table:table-cell>
          <table:table-cell office:value-type="string"/>
          <table:table-cell office:value-type="string">
            <text:p>Pigeno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680">
            <text:p>168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90158">
            <text:p>39.90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2.0</text:p>
          </table:table-cell>
          <table:table-cell office:value-type="string"/>
          <table:table-cell office:value-type="string">
            <text:p>Ludwi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500">
            <text:p>2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575157">
            <text:p>48.5751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3.0</text:p>
          </table:table-cell>
          <table:table-cell office:value-type="string"/>
          <table:table-cell office:value-type="string">
            <text:p>Riserva Trattman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580">
            <text:p>258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8.6334">
            <text:p>38.63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4.0</text:p>
          </table:table-cell>
          <table:table-cell office:value-type="string"/>
          <table:table-cell office:value-type="string">
            <text:p>Riserva Maglen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extx2bt5q0y3cr2n</text:p>
          </table:table-cell>
          <table:table-cell office:value-type="string">
            <text:p>RED</text:p>
          </table:table-cell>
          <table:table-cell office:value-type="string">
            <text:p>Pinot Noir Riserva Maglen</text:p>
          </table:table-cell>
          <table:table-cell office:value-type="string">
            <text:p>Tramin</text:p>
          </table:table-cell>
          <table:table-cell office:value-type="float" office:value="38.181778">
            <text:p>38.181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5.0</text:p>
          </table:table-cell>
          <table:table-cell office:value-type="string"/>
          <table:table-cell office:value-type="string">
            <text:p>Riserva Hausmannhof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150">
            <text:p>315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3.227478">
            <text:p>43.2274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6.0</text:p>
          </table:table-cell>
          <table:table-cell office:value-type="string"/>
          <table:table-cell office:value-type="string">
            <text:p>Riserva Vigna Kofl </text:p>
          </table:table-cell>
          <table:table-cell office:value-type="string">
            <text:p>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790">
            <text:p>27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km3me5609hqtywhcm</text:p>
          </table:table-cell>
          <table:table-cell office:value-type="string">
            <text:p>RED</text:p>
          </table:table-cell>
          <table:table-cell office:value-type="string">
            <text:p>Pinot Noir Riserva Vigna Kofl</text:p>
          </table:table-cell>
          <table:table-cell office:value-type="string">
            <text:p>Peter Zemmer</text:p>
          </table:table-cell>
          <table:table-cell office:value-type="float" office:value="34.96257">
            <text:p>34.962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8.0</text:p>
          </table:table-cell>
          <table:table-cell office:value-type="string"/>
          <table:table-cell office:value-type="string">
            <text:p>Mazzon Riserva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2870">
            <text:p>287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6eyk0vrp2w5w8h4ff</text:p>
          </table:table-cell>
          <table:table-cell office:value-type="string">
            <text:p>RED</text:p>
          </table:table-cell>
          <table:table-cell office:value-type="string">
            <text:p>Südtiroler Blauburgunder Riserva Mazzon</text:p>
          </table:table-cell>
          <table:table-cell office:value-type="string">
            <text:p>Weingut Gottardi</text:p>
          </table:table-cell>
          <table:table-cell office:value-type="float" office:value="33.04272">
            <text:p>33.042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19.0</text:p>
          </table:table-cell>
          <table:table-cell office:value-type="string"/>
          <table:table-cell office:value-type="string">
            <text:p>Mason di Mason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5200">
            <text:p>52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0.432613">
            <text:p>40.432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22.0</text:p>
          </table:table-cell>
          <table:table-cell office:value-type="string"/>
          <table:table-cell office:value-type="string">
            <text:p>Riserva Vigna Ganger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9500">
            <text:p>195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0.11798">
            <text:p>40.11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5.0</text:p>
          </table:table-cell>
          <table:table-cell office:value-type="string"/>
          <table:table-cell office:value-type="string">
            <text:p>Ponkler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5050">
            <text:p>5050</text:p>
          </table:table-cell>
          <table:table-cell office:value-type="float" office:value="24">
            <text:p>2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0.60572">
            <text:p>40.605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71.0</text:p>
          </table:table-cell>
          <table:table-cell office:value-type="string"/>
          <table:table-cell office:value-type="string">
            <text:p>Riserva Wildmonn </text:p>
          </table:table-cell>
          <table:table-cell office:value-type="string">
            <text:p>Wildmon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0.484615">
            <text:p>30.484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80.0</text:p>
          </table:table-cell>
          <table:table-cell office:value-type="string"/>
          <table:table-cell office:value-type="string">
            <text:p>Riserva 680 </text:p>
          </table:table-cell>
          <table:table-cell office:value-type="string">
            <text:p>Maso Thal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damq0a32stxky44</text:p>
          </table:table-cell>
          <table:table-cell office:value-type="string">
            <text:p>RED</text:p>
          </table:table-cell>
          <table:table-cell office:value-type="string">
            <text:p>Pinot Nero Riserva 680</text:p>
          </table:table-cell>
          <table:table-cell office:value-type="string">
            <text:p>Maso Thaler</text:p>
          </table:table-cell>
          <table:table-cell office:value-type="float" office:value="43.46746">
            <text:p>43.467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24.0</text:p>
          </table:table-cell>
          <table:table-cell office:value-type="string"/>
          <table:table-cell office:value-type="string">
            <text:p>Prestige Riserva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920">
            <text:p>1920</text:p>
          </table:table-cell>
          <table:table-cell office:value-type="float" office:value="48">
            <text:p>4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22.286665">
            <text:p>22.2866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25.0</text:p>
          </table:table-cell>
          <table:table-cell office:value-type="string"/>
          <table:table-cell office:value-type="string">
            <text:p>Riserva Tab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3150">
            <text:p>3150</text:p>
          </table:table-cell>
          <table:table-cell office:value-type="float" office:value="48">
            <text:p>4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28.235966">
            <text:p>28.235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26.0</text:p>
          </table:table-cell>
          <table:table-cell office:value-type="string"/>
          <table:table-cell office:value-type="string">
            <text:p>Riserva Urban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350">
            <text:p>235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Tramin</text:p>
          </table:table-cell>
          <table:table-cell office:value-type="float" office:value="38.546917">
            <text:p>38.546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27.0</text:p>
          </table:table-cell>
          <table:table-cell office:value-type="string"/>
          <table:table-cell office:value-type="string">
            <text:p>Riserva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30">
            <text:p>193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sdfbab4dtrghkytqk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Untermoserhof</text:p>
          </table:table-cell>
          <table:table-cell office:value-type="float" office:value="33.384163">
            <text:p>33.384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0.0</text:p>
          </table:table-cell>
          <table:table-cell office:value-type="string"/>
          <table:table-cell office:value-type="string">
            <text:p>Riserva Berger Gei </text:p>
          </table:table-cell>
          <table:table-cell office:value-type="string">
            <text:p>Niedries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170">
            <text:p>217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Berger Gei Südtiroler Lagrein Gries Riserva</text:p>
          </table:table-cell>
          <table:table-cell office:value-type="string">
            <text:p>Ignaz Niedrist</text:p>
          </table:table-cell>
          <table:table-cell office:value-type="float" office:value="31.652231">
            <text:p>31.6522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1.0</text:p>
          </table:table-cell>
          <table:table-cell office:value-type="string"/>
          <table:table-cell office:value-type="string">
            <text:p>Riserva Porphyr </text:p>
          </table:table-cell>
          <table:table-cell office:value-type="string">
            <text:p>KG. Terla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3565">
            <text:p>356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1.819157">
            <text:p>41.8191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6.0</text:p>
          </table:table-cell>
          <table:table-cell office:value-type="string"/>
          <table:table-cell office:value-type="string">
            <text:p>Riserva Furggl </text:p>
          </table:table-cell>
          <table:table-cell office:value-type="string">
            <text:p>Zemm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9">
            <text:p>1789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33.473785">
            <text:p>33.4737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8.0</text:p>
          </table:table-cell>
          <table:table-cell office:value-type="string"/>
          <table:table-cell office:value-type="string">
            <text:p>Riserva </text:p>
          </table:table-cell>
          <table:table-cell office:value-type="string">
            <text:p>Glögglhof,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1995">
            <text:p>1995</text:p>
          </table:table-cell>
          <table:table-cell office:value-type="float" office:value="36">
            <text:p>3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41.41999">
            <text:p>41.419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9.0</text:p>
          </table:table-cell>
          <table:table-cell office:value-type="string"/>
          <table:table-cell office:value-type="string">
            <text:p>Riserva Klosteranger </text:p>
          </table:table-cell>
          <table:table-cell office:value-type="string">
            <text:p>Abtei Mu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500">
            <text:p>14500</text:p>
          </table:table-cell>
          <table:table-cell office:value-type="float" office:value="6100">
            <text:p>61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33.43678">
            <text:p>33.436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73.0</text:p>
          </table:table-cell>
          <table:table-cell office:value-type="string"/>
          <table:table-cell office:value-type="string">
            <text:p>Riserva Roblinus </text:p>
          </table:table-cell>
          <table:table-cell office:value-type="string">
            <text:p>Wald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33.534897">
            <text:p>33.5348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74.0</text:p>
          </table:table-cell>
          <table:table-cell office:value-type="string"/>
          <table:table-cell office:value-type="string">
            <text:p>Riserva Tor di Lupo </text:p>
          </table:table-cell>
          <table:table-cell office:value-type="string">
            <text:p>KG.Andria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2620">
            <text:p>262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Andrian</text:p>
          </table:table-cell>
          <table:table-cell office:value-type="float" office:value="42.80944">
            <text:p>42.80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2.0</text:p>
          </table:table-cell>
          <table:table-cell office:value-type="string"/>
          <table:table-cell office:value-type="string">
            <text:p>Riserva Campaner </text:p>
          </table:table-cell>
          <table:table-cell office:value-type="string">
            <text:p>KG.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150">
            <text:p>11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altern</text:p>
          </table:table-cell>
          <table:table-cell office:value-type="float" office:value="34.192482">
            <text:p>34.1924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3.0</text:p>
          </table:table-cell>
          <table:table-cell office:value-type="string"/>
          <table:table-cell office:value-type="string">
            <text:p>Riserva Mumelt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29.127499">
            <text:p>29.1274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4.0</text:p>
          </table:table-cell>
          <table:table-cell office:value-type="string"/>
          <table:table-cell office:value-type="string">
            <text:p>Istric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625">
            <text:p>162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48.628292">
            <text:p>48.628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5.0</text:p>
          </table:table-cell>
          <table:table-cell office:value-type="string"/>
          <table:table-cell office:value-type="string">
            <text:p>Löwengang Vigneto Storico 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9kjdyfr17zhgfk7mv0vs0j</text:p>
          </table:table-cell>
          <table:table-cell office:value-type="string">
            <text:p>RED</text:p>
          </table:table-cell>
          <table:table-cell office:value-type="string">
            <text:p>Löwengang Uvaggio Storico Bio</text:p>
          </table:table-cell>
          <table:table-cell office:value-type="string">
            <text:p>Alois Lageder</text:p>
          </table:table-cell>
          <table:table-cell office:value-type="float" office:value="38.466568">
            <text:p>38.466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0.0</text:p>
          </table:table-cell>
          <table:table-cell office:value-type="string"/>
          <table:table-cell office:value-type="string">
            <text:p>Riserva Quintessenz </text:p>
          </table:table-cell>
          <table:table-cell office:value-type="string">
            <text:p>KG.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700">
            <text:p>6700</text:p>
          </table:table-cell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altern</text:p>
          </table:table-cell>
          <table:table-cell office:value-type="float" office:value="34.318092">
            <text:p>34.3180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0.0</text:p>
          </table:table-cell>
          <table:table-cell office:value-type="string"/>
          <table:table-cell office:value-type="string">
            <text:p>Fihl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400">
            <text:p>1400</text:p>
          </table:table-cell>
          <table:table-cell office:value-type="float" office:value="36">
            <text:p>3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Merlot Fihl</text:p>
          </table:table-cell>
          <table:table-cell office:value-type="string">
            <text:p>Peter Dipoli</text:p>
          </table:table-cell>
          <table:table-cell office:value-type="float" office:value="36.09253">
            <text:p>36.09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1.0</text:p>
          </table:table-cell>
          <table:table-cell office:value-type="string"/>
          <table:table-cell office:value-type="string">
            <text:p>Riserva Vigna Kastelaz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15">
            <text:p>2815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float" office:value="55.262848">
            <text:p>55.2628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5.0</text:p>
          </table:table-cell>
          <table:table-cell office:value-type="string"/>
          <table:table-cell office:value-type="string">
            <text:p>Riserva Siebeneich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650">
            <text:p>1650</text:p>
          </table:table-cell>
          <table:table-cell office:value-type="float" office:value="60">
            <text:p>6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55.825706">
            <text:p>55.8257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6.0</text:p>
          </table:table-cell>
          <table:table-cell office:value-type="string"/>
          <table:table-cell office:value-type="string">
            <text:p>Riserva Lona </text:p>
          </table:table-cell>
          <table:table-cell office:value-type="string">
            <text:p>KG.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WHITE</text:p>
          </table:table-cell>
          <table:table-cell office:value-type="string">
            <text:p>Lona</text:p>
          </table:table-cell>
          <table:table-cell office:value-type="string">
            <text:p>Kellerei St. Pauls</text:p>
          </table:table-cell>
          <table:table-cell office:value-type="float" office:value="28.318548">
            <text:p>28.3185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9.0</text:p>
          </table:table-cell>
          <table:table-cell office:value-type="string"/>
          <table:table-cell office:value-type="string">
            <text:p>Riserva Gant </text:p>
          </table:table-cell>
          <table:table-cell office:value-type="string">
            <text:p>KG.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277">
            <text:p>3277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4.656097">
            <text:p>34.656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2.0</text:p>
          </table:table-cell>
          <table:table-cell office:value-type="string"/>
          <table:table-cell office:value-type="string">
            <text:p>Lehm&amp; Kies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930">
            <text:p>193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f412rqcrze1f9re5b</text:p>
          </table:table-cell>
          <table:table-cell office:value-type="string">
            <text:p>RED</text:p>
          </table:table-cell>
          <table:table-cell office:value-type="string">
            <text:p>Lehm &amp; Kies Merlot - Cabernet Franc Riserva</text:p>
          </table:table-cell>
          <table:table-cell office:value-type="string">
            <text:p>Untermoserhof</text:p>
          </table:table-cell>
          <table:table-cell office:value-type="float" office:value="42.71446">
            <text:p>42.71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8.0</text:p>
          </table:table-cell>
          <table:table-cell office:value-type="string"/>
          <table:table-cell office:value-type="string">
            <text:p>Lacus </text:p>
          </table:table-cell>
          <table:table-cell office:value-type="string">
            <text:p>Schull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400">
            <text:p>34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39.648506">
            <text:p>39.648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9.0</text:p>
          </table:table-cell>
          <table:table-cell office:value-type="string"/>
          <table:table-cell office:value-type="string">
            <text:p>Cor Römigber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900">
            <text:p>8900</text:p>
          </table:table-cell>
          <table:table-cell office:value-type="float" office:value="3500">
            <text:p>3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54853">
            <text:p>49.54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0.0</text:p>
          </table:table-cell>
          <table:table-cell office:value-type="string"/>
          <table:table-cell office:value-type="string">
            <text:p>Iugum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3075">
            <text:p>3075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6.966366">
            <text:p>36.966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2.0</text:p>
          </table:table-cell>
          <table:table-cell office:value-type="string"/>
          <table:table-cell office:value-type="string">
            <text:p>Loam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100">
            <text:p>31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float" office:value="39.222744">
            <text:p>39.2227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3.0</text:p>
          </table:table-cell>
          <table:table-cell office:value-type="string"/>
          <table:table-cell office:value-type="string">
            <text:p>Frauenriegel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260">
            <text:p>326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42.971535">
            <text:p>42.9715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5.0</text:p>
          </table:table-cell>
          <table:table-cell office:value-type="string"/>
          <table:table-cell office:value-type="string">
            <text:p>Brenntal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4150">
            <text:p>415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4b5mpn7h59v5xaxm0c</text:p>
          </table:table-cell>
          <table:table-cell office:value-type="string">
            <text:p>RED</text:p>
          </table:table-cell>
          <table:table-cell office:value-type="string">
            <text:p>Merlot-Cabernet Franc Brenntal</text:p>
          </table:table-cell>
          <table:table-cell office:value-type="string">
            <text:p>Peter Dipoli</text:p>
          </table:table-cell>
          <table:table-cell office:value-type="float" office:value="34.772167">
            <text:p>34.772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6.0</text:p>
          </table:table-cell>
          <table:table-cell office:value-type="string"/>
          <table:table-cell office:value-type="string">
            <text:p>Cornelius Rosso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050">
            <text:p>20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Colterenzio (Schreckbichl)</text:p>
          </table:table-cell>
          <table:table-cell office:value-type="float" office:value="55.729813">
            <text:p>55.729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7.0</text:p>
          </table:table-cell>
          <table:table-cell office:value-type="string"/>
          <table:table-cell office:value-type="string">
            <text:p>Anticus Riserva Baron Salvadori </text:p>
          </table:table-cell>
          <table:table-cell office:value-type="string">
            <text:p>KG. Na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46.922165">
            <text:p>46.922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8.0</text:p>
          </table:table-cell>
          <table:table-cell office:value-type="string"/>
          <table:table-cell office:value-type="string">
            <text:p>Marzemino </text:p>
          </table:table-cell>
          <table:table-cell office:value-type="string">
            <text:p>Simon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735">
            <text:p>735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5p94khp5zk8jmv7bd</text:p>
          </table:table-cell>
          <table:table-cell office:value-type="string">
            <text:p>RED</text:p>
          </table:table-cell>
          <table:table-cell office:value-type="string">
            <text:p>Marzemino Trentino</text:p>
          </table:table-cell>
          <table:table-cell office:value-type="string">
            <text:p>Armando Simoncelli</text:p>
          </table:table-cell>
          <table:table-cell office:value-type="float" office:value="32.014">
            <text:p>32.0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9.0</text:p>
          </table:table-cell>
          <table:table-cell office:value-type="string"/>
          <table:table-cell office:value-type="string">
            <text:p>Navesel </text:p>
          </table:table-cell>
          <table:table-cell office:value-type="string">
            <text:p>Simon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040">
            <text:p>104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5awm9br2s074kqp72</text:p>
          </table:table-cell>
          <table:table-cell office:value-type="string">
            <text:p>RED</text:p>
          </table:table-cell>
          <table:table-cell office:value-type="string">
            <text:p>Navesel</text:p>
          </table:table-cell>
          <table:table-cell office:value-type="string">
            <text:p>Armando Simoncelli</text:p>
          </table:table-cell>
          <table:table-cell office:value-type="float" office:value="32.663208">
            <text:p>32.663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0.0</text:p>
          </table:table-cell>
          <table:table-cell office:value-type="string"/>
          <table:table-cell office:value-type="string">
            <text:p>Teroldeg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180">
            <text:p>118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Bio</text:p>
          </table:table-cell>
          <table:table-cell office:value-type="string">
            <text:p>Foradori</text:p>
          </table:table-cell>
          <table:table-cell office:value-type="float" office:value="37.962753">
            <text:p>37.9627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3.0</text:p>
          </table:table-cell>
          <table:table-cell office:value-type="string"/>
          <table:table-cell office:value-type="string">
            <text:p>Granat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37.827095">
            <text:p>37.827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64.0</text:p>
          </table:table-cell>
          <table:table-cell office:value-type="string"/>
          <table:table-cell office:value-type="string">
            <text:p>Soave Classico Superiore Calvarino </text:p>
          </table:table-cell>
          <table:table-cell office:value-type="string">
            <text:p>Piero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95">
            <text:p>1795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4tjshy9tb20x9c3ac</text:p>
          </table:table-cell>
          <table:table-cell office:value-type="string">
            <text:p>WHITE</text:p>
          </table:table-cell>
          <table:table-cell office:value-type="string">
            <text:p>Soave Classico Calvarino Bio</text:p>
          </table:table-cell>
          <table:table-cell office:value-type="string">
            <text:p>Pieropan</text:p>
          </table:table-cell>
          <table:table-cell office:value-type="float" office:value="45.598785">
            <text:p>45.5987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6.0</text:p>
          </table:table-cell>
          <table:table-cell office:value-type="string"/>
          <table:table-cell office:value-type="string">
            <text:p>Amarone della Valpolicella Ravazzol </text:p>
          </table:table-cell>
          <table:table-cell office:value-type="string">
            <text:p>Ca la Bio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4350">
            <text:p>4350</text:p>
          </table:table-cell>
          <table:table-cell office:value-type="float" office:value="30">
            <text:p>30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q63tdynt9d1qt0jby</text:p>
          </table:table-cell>
          <table:table-cell office:value-type="string">
            <text:p>RED</text:p>
          </table:table-cell>
          <table:table-cell office:value-type="string">
            <text:p>Amarone della Valpolicella Classico Vigneti di Ravazzol</text:p>
          </table:table-cell>
          <table:table-cell office:value-type="string">
            <text:p>Ca' La Bionda</text:p>
          </table:table-cell>
          <table:table-cell office:value-type="float" office:value="51.849182">
            <text:p>51.849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12.0</text:p>
          </table:table-cell>
          <table:table-cell office:value-type="string"/>
          <table:table-cell office:value-type="string">
            <text:p>Amarone della Valpolicella 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45000">
            <text:p>45000</text:p>
          </table:table-cell>
          <table:table-cell office:value-type="float" office:value="17380">
            <text:p>1738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a2kf0g9zy74sr0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Quintarelli Giuseppe</text:p>
          </table:table-cell>
          <table:table-cell office:value-type="float" office:value="38.87845">
            <text:p>38.87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13.0</text:p>
          </table:table-cell>
          <table:table-cell office:value-type="string"/>
          <table:table-cell office:value-type="string">
            <text:p>Rosso del Pepi 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8000">
            <text:p>18000</text:p>
          </table:table-cell>
          <table:table-cell office:value-type="float" office:value="8130">
            <text:p>813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fc975m5cvpkaqye</text:p>
          </table:table-cell>
          <table:table-cell office:value-type="string">
            <text:p>RED</text:p>
          </table:table-cell>
          <table:table-cell office:value-type="string">
            <text:p>Rosso del Bepi</text:p>
          </table:table-cell>
          <table:table-cell office:value-type="string">
            <text:p>Quintarelli Giuseppe</text:p>
          </table:table-cell>
          <table:table-cell office:value-type="float" office:value="39.09735">
            <text:p>39.097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0.0</text:p>
          </table:table-cell>
          <table:table-cell office:value-type="string"/>
          <table:table-cell office:value-type="string">
            <text:p>Barbera d’Alba Bricco del Pilone </text:p>
          </table:table-cell>
          <table:table-cell office:value-type="string">
            <text:p>Benev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450">
            <text:p>14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2ps3kcjt48rjmrdsmc</text:p>
          </table:table-cell>
          <table:table-cell office:value-type="string">
            <text:p>RED</text:p>
          </table:table-cell>
          <table:table-cell office:value-type="string">
            <text:p>Barbera d'Alba Bricco del Pilone</text:p>
          </table:table-cell>
          <table:table-cell office:value-type="string">
            <text:p>Benevelli Piero</text:p>
          </table:table-cell>
          <table:table-cell office:value-type="float" office:value="48.404415">
            <text:p>48.4044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1.0</text:p>
          </table:table-cell>
          <table:table-cell office:value-type="string"/>
          <table:table-cell office:value-type="string">
            <text:p>Barbera d’Alba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940">
            <text:p>940</text:p>
          </table:table-cell>
          <table:table-cell office:value-type="float" office:value="6">
            <text:p>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64n8ab70jgnv5pfe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Comm. G.B. Burlotto</text:p>
          </table:table-cell>
          <table:table-cell office:value-type="float" office:value="29.917238">
            <text:p>29.917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0.0</text:p>
          </table:table-cell>
          <table:table-cell office:value-type="string"/>
          <table:table-cell office:value-type="string">
            <text:p>Barbaresco </text:p>
          </table:table-cell>
          <table:table-cell office:value-type="string">
            <text:p>/20 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3000">
            <text:p>33000</text:p>
          </table:table-cell>
          <table:table-cell office:value-type="float" office:value="11800">
            <text:p>118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168648">
            <text:p>33.1686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97.0</text:p>
          </table:table-cell>
          <table:table-cell office:value-type="string"/>
          <table:table-cell office:value-type="string">
            <text:p>Barbaresco Asili </text:p>
          </table:table-cell>
          <table:table-cell office:value-type="string">
            <text:p>Ca del Ba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60">
            <text:p>286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46.973606">
            <text:p>46.9736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2.0</text:p>
          </table:table-cell>
          <table:table-cell office:value-type="string"/>
          <table:table-cell office:value-type="string">
            <text:p>Barolo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2900">
            <text:p>29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6vzm9te2hadxvrqv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omm. G.B. Burlotto</text:p>
          </table:table-cell>
          <table:table-cell office:value-type="float" office:value="23.95761">
            <text:p>23.95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15.0</text:p>
          </table:table-cell>
          <table:table-cell office:value-type="string"/>
          <table:table-cell office:value-type="string">
            <text:p>Barolo Sori Ginestra 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500">
            <text:p>14500</text:p>
          </table:table-cell>
          <table:table-cell office:value-type="float" office:value="6300">
            <text:p>63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969395">
            <text:p>62.969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99.0</text:p>
          </table:table-cell>
          <table:table-cell office:value-type="string"/>
          <table:table-cell office:value-type="string">
            <text:p>Barolo Brunate </text:p>
          </table:table-cell>
          <table:table-cell office:value-type="string">
            <text:p>Ceretto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0500">
            <text:p>20500</text:p>
          </table:table-cell>
          <table:table-cell office:value-type="float" office:value="7000">
            <text:p>7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ea97wmmagbfda3y</text:p>
          </table:table-cell>
          <table:table-cell office:value-type="string">
            <text:p>RED</text:p>
          </table:table-cell>
          <table:table-cell office:value-type="string">
            <text:p>Barolo Brunate</text:p>
          </table:table-cell>
          <table:table-cell office:value-type="string">
            <text:p>Ceretto</text:p>
          </table:table-cell>
          <table:table-cell office:value-type="float" office:value="45.008926">
            <text:p>45.0089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98.0</text:p>
          </table:table-cell>
          <table:table-cell office:value-type="string"/>
          <table:table-cell office:value-type="string">
            <text:p>Barolo Castiglione </text:p>
          </table:table-cell>
          <table:table-cell office:value-type="string">
            <text:p>Vietti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5.85379">
            <text:p>45.853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20.0</text:p>
          </table:table-cell>
          <table:table-cell office:value-type="string"/>
          <table:table-cell office:value-type="string">
            <text:p>Barolo Cannubi Boschis </text:p>
          </table:table-cell>
          <table:table-cell office:value-type="string">
            <text:p>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35000">
            <text:p>35000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5c7gnchh79svjyd</text:p>
          </table:table-cell>
          <table:table-cell office:value-type="string">
            <text:p>RED</text:p>
          </table:table-cell>
          <table:table-cell office:value-type="string">
            <text:p>Barolo Cannubi Boschis sibi et paucis</text:p>
          </table:table-cell>
          <table:table-cell office:value-type="string">
            <text:p>Sandrone Luciano</text:p>
          </table:table-cell>
          <table:table-cell office:value-type="float" office:value="40.56338">
            <text:p>40.56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21.0</text:p>
          </table:table-cell>
          <table:table-cell office:value-type="string"/>
          <table:table-cell office:value-type="string">
            <text:p>Barolo Ris. Monfortino 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80000">
            <text:p>180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4.54911">
            <text:p>54.549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22.0</text:p>
          </table:table-cell>
          <table:table-cell office:value-type="string"/>
          <table:table-cell office:value-type="string">
            <text:p>Monprá </text:p>
          </table:table-cell>
          <table:table-cell office:value-type="string">
            <text:p>Conterno Fantino (NE, BA,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23696">
            <text:p>53.23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24.0</text:p>
          </table:table-cell>
          <table:table-cell office:value-type="string"/>
          <table:table-cell office:value-type="string">
            <text:p>Darmagi </text:p>
          </table:table-cell>
          <table:table-cell office:value-type="string">
            <text:p>Gaja (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0.260124">
            <text:p>40.260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4.0</text:p>
          </table:table-cell>
          <table:table-cell office:value-type="string"/>
          <table:table-cell office:value-type="string">
            <text:p>Brunello di Montalcino Riserva </text:p>
          </table:table-cell>
          <table:table-cell office:value-type="string">
            <text:p>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5000">
            <text:p>25000</text:p>
          </table:table-cell>
          <table:table-cell office:value-type="float" office:value="8500">
            <text:p>8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yxs8dwymf4jv8d8s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onti Costanti</text:p>
          </table:table-cell>
          <table:table-cell office:value-type="float" office:value="42.555565">
            <text:p>42.555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0.0</text:p>
          </table:table-cell>
          <table:table-cell office:value-type="string"/>
          <table:table-cell office:value-type="string">
            <text:p>Chianti Classico Riserva Berardenga </text:p>
          </table:table-cell>
          <table:table-cell office:value-type="string">
            <text:p>/19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t6p0t3n44zpj4y7p</text:p>
          </table:table-cell>
          <table:table-cell office:value-type="string">
            <text:p>RED</text:p>
          </table:table-cell>
          <table:table-cell office:value-type="string">
            <text:p>Chianti Classico Riserva Berardenga</text:p>
          </table:table-cell>
          <table:table-cell office:value-type="string">
            <text:p>Fèlsina</text:p>
          </table:table-cell>
          <table:table-cell office:value-type="float" office:value="50.431374">
            <text:p>50.4313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0.0</text:p>
          </table:table-cell>
          <table:table-cell office:value-type="string"/>
          <table:table-cell office:value-type="string">
            <text:p>Chianti Classico Gran Selezione Rialzi </text:p>
          </table:table-cell>
          <table:table-cell office:value-type="string">
            <text:p>Per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770">
            <text:p>277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pet6gw28c09be842r</text:p>
          </table:table-cell>
          <table:table-cell office:value-type="string">
            <text:p>RED</text:p>
          </table:table-cell>
          <table:table-cell office:value-type="string">
            <text:p>Chianti Classico Gran Selezione Gaiole Rialzi</text:p>
          </table:table-cell>
          <table:table-cell office:value-type="string">
            <text:p>Frescobaldi - Tenuta Perano</text:p>
          </table:table-cell>
          <table:table-cell office:value-type="float" office:value="42.22197">
            <text:p>42.221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6.0</text:p>
          </table:table-cell>
          <table:table-cell office:value-type="string"/>
          <table:table-cell office:value-type="string">
            <text:p>Syrah Collezione Privata </text:p>
          </table:table-cell>
          <table:table-cell office:value-type="string">
            <text:p>/18 Isole &amp;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0yav67tygzhbs0k4</text:p>
          </table:table-cell>
          <table:table-cell office:value-type="string">
            <text:p>RED</text:p>
          </table:table-cell>
          <table:table-cell office:value-type="string">
            <text:p>Syrah Toscana Collezione Privata</text:p>
          </table:table-cell>
          <table:table-cell office:value-type="string">
            <text:p>Isole e Olena</text:p>
          </table:table-cell>
          <table:table-cell office:value-type="float" office:value="43.79879">
            <text:p>43.798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7.0</text:p>
          </table:table-cell>
          <table:table-cell office:value-type="string"/>
          <table:table-cell office:value-type="string">
            <text:p>Vigna L’Apparita </text:p>
          </table:table-cell>
          <table:table-cell office:value-type="string">
            <text:p>Castello di Ama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Merlot L'Apparita</text:p>
          </table:table-cell>
          <table:table-cell office:value-type="string">
            <text:p>Castello di Ama</text:p>
          </table:table-cell>
          <table:table-cell office:value-type="float" office:value="45.81736">
            <text:p>45.81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8.0</text:p>
          </table:table-cell>
          <table:table-cell office:value-type="string"/>
          <table:table-cell office:value-type="string">
            <text:p>Lamaione </text:p>
          </table:table-cell>
          <table:table-cell office:value-type="string">
            <text:p>/20 Frescobaldi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200">
            <text:p>9200</text:p>
          </table:table-cell>
          <table:table-cell office:value-type="float" office:value="3710">
            <text:p>371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2091v2jgm0sbhgjc7</text:p>
          </table:table-cell>
          <table:table-cell office:value-type="string">
            <text:p>RED</text:p>
          </table:table-cell>
          <table:table-cell office:value-type="string">
            <text:p>Merlot Lamaione</text:p>
          </table:table-cell>
          <table:table-cell office:value-type="string">
            <text:p>Frescobaldi - Tenuta CastelGiocondo</text:p>
          </table:table-cell>
          <table:table-cell office:value-type="float" office:value="23.48323">
            <text:p>23.483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45.0</text:p>
          </table:table-cell>
          <table:table-cell office:value-type="string"/>
          <table:table-cell office:value-type="string">
            <text:p>Lucente </text:p>
          </table:table-cell>
          <table:table-cell office:value-type="string">
            <text:p>Frescobaldi (SG,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889">
            <text:p>1889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29.95259">
            <text:p>29.95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9.0</text:p>
          </table:table-cell>
          <table:table-cell office:value-type="string"/>
          <table:table-cell office:value-type="string">
            <text:p>Le Serre Nuove </text:p>
          </table:table-cell>
          <table:table-cell office:value-type="string">
            <text:p>Ornellaia (M, CS, PV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229">
            <text:p>3229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Bolgheri Le Serre Nuove</text:p>
          </table:table-cell>
          <table:table-cell office:value-type="string">
            <text:p>Ornellaia</text:p>
          </table:table-cell>
          <table:table-cell office:value-type="float" office:value="45.145973">
            <text:p>45.145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0.0</text:p>
          </table:table-cell>
          <table:table-cell office:value-type="string"/>
          <table:table-cell office:value-type="string">
            <text:p>Magari </text:p>
          </table:table-cell>
          <table:table-cell office:value-type="string">
            <text:p>Ca Marcanda, Gaja (M,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8p767re0qdjjj1p6</text:p>
          </table:table-cell>
          <table:table-cell office:value-type="string">
            <text:p>RED</text:p>
          </table:table-cell>
          <table:table-cell office:value-type="string">
            <text:p>Magari</text:p>
          </table:table-cell>
          <table:table-cell office:value-type="string">
            <text:p>Gaja - Ca' Marcanda</text:p>
          </table:table-cell>
          <table:table-cell office:value-type="float" office:value="64.69626">
            <text:p>64.696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1.0</text:p>
          </table:table-cell>
          <table:table-cell office:value-type="string"/>
          <table:table-cell office:value-type="string">
            <text:p>Il Pino di Biserno </text:p>
          </table:table-cell>
          <table:table-cell office:value-type="string">
            <text:p>Tenuta di Biserno (CF, M, CS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350">
            <text:p>335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49.95789">
            <text:p>49.957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2.0</text:p>
          </table:table-cell>
          <table:table-cell office:value-type="string"/>
          <table:table-cell office:value-type="string">
            <text:p>Fontalloro </text:p>
          </table:table-cell>
          <table:table-cell office:value-type="string">
            <text:p>Felsina (SG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4180">
            <text:p>418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122322">
            <text:p>42.1223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3.0</text:p>
          </table:table-cell>
          <table:table-cell office:value-type="string"/>
          <table:table-cell office:value-type="string">
            <text:p>Mormoreto </text:p>
          </table:table-cell>
          <table:table-cell office:value-type="string">
            <text:p>Frescobaldi (CS, M, CF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200">
            <text:p>9200</text:p>
          </table:table-cell>
          <table:table-cell office:value-type="float" office:value="3460">
            <text:p>346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vmsb439qg392b793x0mhk</text:p>
          </table:table-cell>
          <table:table-cell office:value-type="string">
            <text:p>RED</text:p>
          </table:table-cell>
          <table:table-cell office:value-type="string">
            <text:p>Mormoreto</text:p>
          </table:table-cell>
          <table:table-cell office:value-type="string">
            <text:p>Frescobaldi - Castello Nipozzano</text:p>
          </table:table-cell>
          <table:table-cell office:value-type="float" office:value="33.72377">
            <text:p>33.723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4.0</text:p>
          </table:table-cell>
          <table:table-cell office:value-type="string"/>
          <table:table-cell office:value-type="string">
            <text:p>Cepparello </text:p>
          </table:table-cell>
          <table:table-cell office:value-type="string">
            <text:p>Isole &amp; Olena (SG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6500">
            <text:p>6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1.618317">
            <text:p>41.618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5.0</text:p>
          </table:table-cell>
          <table:table-cell office:value-type="string"/>
          <table:table-cell office:value-type="string">
            <text:p>Masseto </text:p>
          </table:table-cell>
          <table:table-cell office:value-type="string">
            <text:p>/17Tenuta Massetto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0">
            <text:p>120</text:p>
          </table:table-cell>
          <table:table-cell office:value-type="float" office:value="46200">
            <text:p>462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40529">
            <text:p>34.405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7.0</text:p>
          </table:table-cell>
          <table:table-cell office:value-type="string"/>
          <table:table-cell office:value-type="string">
            <text:p>Le Pergole Torte 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4500">
            <text:p>24500</text:p>
          </table:table-cell>
          <table:table-cell office:value-type="float" office:value="3900">
            <text:p>39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193443">
            <text:p>46.193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8.0</text:p>
          </table:table-cell>
          <table:table-cell office:value-type="string"/>
          <table:table-cell office:value-type="string">
            <text:p>Luce della Vite </text:p>
          </table:table-cell>
          <table:table-cell office:value-type="string">
            <text:p>Frescobaldi (SG, 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6500">
            <text:p>6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float" office:value="27.207191">
            <text:p>27.2071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0.0</text:p>
          </table:table-cell>
          <table:table-cell office:value-type="string"/>
          <table:table-cell office:value-type="string">
            <text:p>Vigna d’Alceo </text:p>
          </table:table-cell>
          <table:table-cell office:value-type="string">
            <text:p>Castello dei Rampolla (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20500">
            <text:p>205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321wmpyfhspgj7fd</text:p>
          </table:table-cell>
          <table:table-cell office:value-type="string">
            <text:p>RED</text:p>
          </table:table-cell>
          <table:table-cell office:value-type="string">
            <text:p>D'Alceo</text:p>
          </table:table-cell>
          <table:table-cell office:value-type="string">
            <text:p>Castello dei Rampolla</text:p>
          </table:table-cell>
          <table:table-cell office:value-type="float" office:value="54.44509">
            <text:p>54.445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1.0</text:p>
          </table:table-cell>
          <table:table-cell office:value-type="string"/>
          <table:table-cell office:value-type="string">
            <text:p>Ornellaia </text:p>
          </table:table-cell>
          <table:table-cell office:value-type="string">
            <text:p>Tenuta dell’Ornellaia (CS, M, CF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8000">
            <text:p>38000</text:p>
          </table:table-cell>
          <table:table-cell office:value-type="float" office:value="11600">
            <text:p>1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22483">
            <text:p>43.22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2.0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Tenuta San Guido (CS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5000">
            <text:p>45000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356598">
            <text:p>48.3565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8.0</text:p>
          </table:table-cell>
          <table:table-cell office:value-type="string"/>
          <table:table-cell office:value-type="string">
            <text:p>Lodovico </text:p>
          </table:table-cell>
          <table:table-cell office:value-type="string">
            <text:p>Tenuta di Biserno (CF, M,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0000">
            <text:p>7000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74yzfbj0q7yfkkmg7</text:p>
          </table:table-cell>
          <table:table-cell office:value-type="string">
            <text:p>RED</text:p>
          </table:table-cell>
          <table:table-cell office:value-type="string">
            <text:p>Lodovico</text:p>
          </table:table-cell>
          <table:table-cell office:value-type="string">
            <text:p>Biserno</text:p>
          </table:table-cell>
          <table:table-cell office:value-type="float" office:value="46.369537">
            <text:p>46.3695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41.0</text:p>
          </table:table-cell>
          <table:table-cell office:value-type="string"/>
          <table:table-cell office:value-type="string">
            <text:p>Lux Vitis </text:p>
          </table:table-cell>
          <table:table-cell office:value-type="string">
            <text:p>/19 Frescobaldi (CS, SG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0">
            <text:p>25000</text:p>
          </table:table-cell>
          <table:table-cell office:value-type="float" office:value="9300">
            <text:p>93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34.72259">
            <text:p>34.72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43.0</text:p>
          </table:table-cell>
          <table:table-cell office:value-type="string"/>
          <table:table-cell office:value-type="string">
            <text:p>Cabernet Sauvignon Collezione Privata </text:p>
          </table:table-cell>
          <table:table-cell office:value-type="string">
            <text:p>Isole &amp;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g7embvffj1cbg9fc</text:p>
          </table:table-cell>
          <table:table-cell office:value-type="string">
            <text:p>RED</text:p>
          </table:table-cell>
          <table:table-cell office:value-type="string">
            <text:p>Cabernet Sauvignon Toscana Collezione Privata</text:p>
          </table:table-cell>
          <table:table-cell office:value-type="string">
            <text:p>Isole e Olena</text:p>
          </table:table-cell>
          <table:table-cell office:value-type="float" office:value="43.362614">
            <text:p>43.3626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44.0</text:p>
          </table:table-cell>
          <table:table-cell office:value-type="string"/>
          <table:table-cell office:value-type="string">
            <text:p>Opera Omnia </text:p>
          </table:table-cell>
          <table:table-cell office:value-type="string">
            <text:p>La Madonnina (CS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5200">
            <text:p>52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jcqv0exs1yf33jdka</text:p>
          </table:table-cell>
          <table:table-cell office:value-type="string">
            <text:p>RED</text:p>
          </table:table-cell>
          <table:table-cell office:value-type="string">
            <text:p>Opera Omnia Bolgheri Superiore</text:p>
          </table:table-cell>
          <table:table-cell office:value-type="string">
            <text:p>La Madonnina</text:p>
          </table:table-cell>
          <table:table-cell office:value-type="float" office:value="47.17417">
            <text:p>47.17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3.0</text:p>
          </table:table-cell>
          <table:table-cell office:value-type="string"/>
          <table:table-cell office:value-type="string">
            <text:p>Turriga </text:p>
          </table:table-cell>
          <table:table-cell office:value-type="string">
            <text:p>Argiolas (Cannonau, Carignano, Bobal, Malvasia Nera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000">
            <text:p>12000</text:p>
          </table:table-cell>
          <table:table-cell office:value-type="float" office:value="5050">
            <text:p>50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wyrtxrwcmh0h2ma30</text:p>
          </table:table-cell>
          <table:table-cell office:value-type="string">
            <text:p>RED</text:p>
          </table:table-cell>
          <table:table-cell office:value-type="string">
            <text:p>Turriga Isola dei Nuraghi</text:p>
          </table:table-cell>
          <table:table-cell office:value-type="string">
            <text:p>Argiolas</text:p>
          </table:table-cell>
          <table:table-cell office:value-type="float" office:value="32.367943">
            <text:p>32.367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0.0</text:p>
          </table:table-cell>
          <table:table-cell office:value-type="string"/>
          <table:table-cell office:value-type="string">
            <text:p>Ghirada Cara Gonare Barbagia Rosso </text:p>
          </table:table-cell>
          <table:table-cell office:value-type="string">
            <text:p>Teularju (Cannonau, Carignan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3650">
            <text:p>365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zfm88bcn3vh271fq6</text:p>
          </table:table-cell>
          <table:table-cell office:value-type="string">
            <text:p>RED</text:p>
          </table:table-cell>
          <table:table-cell office:value-type="string">
            <text:p>Barbagia Rosso Ghirada Cara'Gonare</text:p>
          </table:table-cell>
          <table:table-cell office:value-type="string">
            <text:p>Teularju</text:p>
          </table:table-cell>
          <table:table-cell office:value-type="float" office:value="64.702225">
            <text:p>64.7022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1.0</text:p>
          </table:table-cell>
          <table:table-cell office:value-type="string"/>
          <table:table-cell office:value-type="string">
            <text:p>Riesling Trocken GG Hermannshöhle </text:p>
          </table:table-cell>
          <table:table-cell office:value-type="string">
            <text:p>Dönnhof, Na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000">
            <text:p>13000</text:p>
          </table:table-cell>
          <table:table-cell office:value-type="float" office:value="4450">
            <text:p>44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42.759148">
            <text:p>42.759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6.0</text:p>
          </table:table-cell>
          <table:table-cell office:value-type="string"/>
          <table:table-cell office:value-type="string">
            <text:p>Riesling Limestone </text:p>
          </table:table-cell>
          <table:table-cell office:value-type="string">
            <text:p>/21 Keller, Rheinhes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k55agva5qvnrvfw9j</text:p>
          </table:table-cell>
          <table:table-cell office:value-type="string">
            <text:p>WHITE</text:p>
          </table:table-cell>
          <table:table-cell office:value-type="string">
            <text:p>Riesling Limestone</text:p>
          </table:table-cell>
          <table:table-cell office:value-type="string">
            <text:p>Keller</text:p>
          </table:table-cell>
          <table:table-cell office:value-type="float" office:value="33.43505">
            <text:p>33.43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7.0</text:p>
          </table:table-cell>
          <table:table-cell office:value-type="string"/>
          <table:table-cell office:value-type="string">
            <text:p>Grüner Veltliner Smaragd Achleiten </text:p>
          </table:table-cell>
          <table:table-cell office:value-type="string">
            <text:p>Jäger,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2590">
            <text:p>259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jrn7sd9yagc4ynrg</text:p>
          </table:table-cell>
          <table:table-cell office:value-type="string">
            <text:p>WHITE</text:p>
          </table:table-cell>
          <table:table-cell office:value-type="string">
            <text:p>Smaragd Achleiten Grüner Veltliner</text:p>
          </table:table-cell>
          <table:table-cell office:value-type="string">
            <text:p>Jäger</text:p>
          </table:table-cell>
          <table:table-cell office:value-type="float" office:value="49.830948">
            <text:p>49.8309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8.0</text:p>
          </table:table-cell>
          <table:table-cell office:value-type="string"/>
          <table:table-cell office:value-type="string">
            <text:p>Sauvignon Blanc Grassnitzberg </text:p>
          </table:table-cell>
          <table:table-cell office:value-type="string">
            <text:p>Tement STMK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240">
            <text:p>224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q2431xqrbb9cj7hz</text:p>
          </table:table-cell>
          <table:table-cell office:value-type="string">
            <text:p>WHITE</text:p>
          </table:table-cell>
          <table:table-cell office:value-type="string">
            <text:p>Sauvignon Blanc Grassnitzberg Bio</text:p>
          </table:table-cell>
          <table:table-cell office:value-type="string">
            <text:p>Tement</text:p>
          </table:table-cell>
          <table:table-cell office:value-type="float" office:value="37.609344">
            <text:p>37.6093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1.0</text:p>
          </table:table-cell>
          <table:table-cell office:value-type="string"/>
          <table:table-cell office:value-type="string">
            <text:p>Sauvignon Blanc Kapellenweingarten </text:p>
          </table:table-cell>
          <table:table-cell office:value-type="string">
            <text:p>Sattlerhof STM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bmh1r2w0kyav2q6hks</text:p>
          </table:table-cell>
          <table:table-cell office:value-type="string">
            <text:p>WHITE</text:p>
          </table:table-cell>
          <table:table-cell office:value-type="string">
            <text:p>Ried Kapellenweingarten Sauvignon Blanc</text:p>
          </table:table-cell>
          <table:table-cell office:value-type="string">
            <text:p>Sattlerhof</text:p>
          </table:table-cell>
          <table:table-cell office:value-type="float" office:value="42.623287">
            <text:p>42.623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9.0</text:p>
          </table:table-cell>
          <table:table-cell office:value-type="string"/>
          <table:table-cell office:value-type="string">
            <text:p>Riesling Smaragd Steinriegel </text:p>
          </table:table-cell>
          <table:table-cell office:value-type="string">
            <text:p>Jäger,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2990">
            <text:p>2990</text:p>
          </table:table-cell>
          <table:table-cell office:value-type="float" office:value="42">
            <text:p>4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rp3zsnpcaj9cqm72</text:p>
          </table:table-cell>
          <table:table-cell office:value-type="string">
            <text:p>WHITE</text:p>
          </table:table-cell>
          <table:table-cell office:value-type="string">
            <text:p>Smaragd Steinriegl Riesling</text:p>
          </table:table-cell>
          <table:table-cell office:value-type="string">
            <text:p>Jäger</text:p>
          </table:table-cell>
          <table:table-cell office:value-type="float" office:value="45.097466">
            <text:p>45.097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0.0</text:p>
          </table:table-cell>
          <table:table-cell office:value-type="string"/>
          <table:table-cell office:value-type="string">
            <text:p>Riesling Smaragd Ried Loibenberg </text:p>
          </table:table-cell>
          <table:table-cell office:value-type="string">
            <text:p>E. Knoll,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x456qzgfe6rtjd15k</text:p>
          </table:table-cell>
          <table:table-cell office:value-type="string">
            <text:p>WHITE</text:p>
          </table:table-cell>
          <table:table-cell office:value-type="string">
            <text:p>Riesling Smaragd Ried Loibenberg</text:p>
          </table:table-cell>
          <table:table-cell office:value-type="string">
            <text:p>Domäne Wachau</text:p>
          </table:table-cell>
          <table:table-cell office:value-type="float" office:value="40.170776">
            <text:p>40.170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2.0</text:p>
          </table:table-cell>
          <table:table-cell office:value-type="string"/>
          <table:table-cell office:value-type="string">
            <text:p>Riesling Smaragd Dürnsteiner Kellerberg </text:p>
          </table:table-cell>
          <table:table-cell office:value-type="string">
            <text:p>F.X. Pichler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6150">
            <text:p>61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v185h7mz3s4470r1</text:p>
          </table:table-cell>
          <table:table-cell office:value-type="string">
            <text:p>WHITE</text:p>
          </table:table-cell>
          <table:table-cell office:value-type="string">
            <text:p>Dürnsteiner Kellerberg Riesling Smaragd</text:p>
          </table:table-cell>
          <table:table-cell office:value-type="string">
            <text:p>F.X. Pichler</text:p>
          </table:table-cell>
          <table:table-cell office:value-type="float" office:value="58.21585">
            <text:p>58.21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3.0</text:p>
          </table:table-cell>
          <table:table-cell office:value-type="string"/>
          <table:table-cell office:value-type="string">
            <text:p>Blaufränkisch Leithaberg </text:p>
          </table:table-cell>
          <table:table-cell office:value-type="string">
            <text:p>Heinrich, Gols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2050">
            <text:p>205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4eva648qpb44f6jq</text:p>
          </table:table-cell>
          <table:table-cell office:value-type="string">
            <text:p>RED</text:p>
          </table:table-cell>
          <table:table-cell office:value-type="string">
            <text:p>Blaufränkisch Leithaberg Bio</text:p>
          </table:table-cell>
          <table:table-cell office:value-type="string">
            <text:p>Heinrich</text:p>
          </table:table-cell>
          <table:table-cell office:value-type="float" office:value="34.559433">
            <text:p>34.5594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5.0</text:p>
          </table:table-cell>
          <table:table-cell office:value-type="string"/>
          <table:table-cell office:value-type="string">
            <text:p>Marques de Caceres Reserva </text:p>
          </table:table-cell>
          <table:table-cell office:value-type="string">
            <text:p>Marques de Caceres, Rio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480">
            <text:p>148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dj4dxw586wseq7epc</text:p>
          </table:table-cell>
          <table:table-cell office:value-type="string">
            <text:p>RED</text:p>
          </table:table-cell>
          <table:table-cell office:value-type="string">
            <text:p>Rioja Reserva</text:p>
          </table:table-cell>
          <table:table-cell office:value-type="string">
            <text:p>Marqués de Cáceres</text:p>
          </table:table-cell>
          <table:table-cell office:value-type="float" office:value="37.633003">
            <text:p>37.633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6.0</text:p>
          </table:table-cell>
          <table:table-cell office:value-type="string"/>
          <table:table-cell office:value-type="string">
            <text:p>Manoella Tinto </text:p>
          </table:table-cell>
          <table:table-cell office:value-type="string">
            <text:p>Wine &amp; Soul, Douro Cima Corgo (TN,TF,TR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za48rap1cndc93njk5</text:p>
          </table:table-cell>
          <table:table-cell office:value-type="string">
            <text:p>RED</text:p>
          </table:table-cell>
          <table:table-cell office:value-type="string">
            <text:p>Douro Manoella Tinto</text:p>
          </table:table-cell>
          <table:table-cell office:value-type="string">
            <text:p>Wine &amp; Soul</text:p>
          </table:table-cell>
          <table:table-cell office:value-type="float" office:value="40.70108">
            <text:p>40.701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1.0</text:p>
          </table:table-cell>
          <table:table-cell office:value-type="string"/>
          <table:table-cell office:value-type="string">
            <text:p>Chardonnay </text:p>
          </table:table-cell>
          <table:table-cell office:value-type="string">
            <text:p>Gantenbei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0000">
            <text:p>40000</text:p>
          </table:table-cell>
          <table:table-cell office:value-type="float" office:value="12500">
            <text:p>12500</text:p>
          </table:table-cell>
          <table:table-cell office:value-type="float" office:value="2">
            <text:p>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8wtpdaq6ehczn8k5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aniel &amp; Marta Gantenbein</text:p>
          </table:table-cell>
          <table:table-cell office:value-type="float" office:value="25.025038">
            <text:p>25.025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2.0</text:p>
          </table:table-cell>
          <table:table-cell office:value-type="string"/>
          <table:table-cell office:value-type="string">
            <text:p>Pinot Noir 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0000">
            <text:p>40000</text:p>
          </table:table-cell>
          <table:table-cell office:value-type="float" office:value="12500">
            <text:p>12500</text:p>
          </table:table-cell>
          <table:table-cell office:value-type="float" office:value="2">
            <text:p>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037573">
            <text:p>28.037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7.0</text:p>
          </table:table-cell>
          <table:table-cell office:value-type="string"/>
          <table:table-cell office:value-type="string">
            <text:p>Kopàr </text:p>
          </table:table-cell>
          <table:table-cell office:value-type="string">
            <text:p>Gere, Villàny (CF, M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2000">
            <text:p>120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x8ad40jjzmpg0jrzp4</text:p>
          </table:table-cell>
          <table:table-cell office:value-type="string">
            <text:p>RED</text:p>
          </table:table-cell>
          <table:table-cell office:value-type="string">
            <text:p>Kopár</text:p>
          </table:table-cell>
          <table:table-cell office:value-type="string">
            <text:p>Gere</text:p>
          </table:table-cell>
          <table:table-cell office:value-type="float" office:value="29.369865">
            <text:p>29.3698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8.0</text:p>
          </table:table-cell>
          <table:table-cell office:value-type="string"/>
          <table:table-cell office:value-type="string">
            <text:p>Solus </text:p>
          </table:table-cell>
          <table:table-cell office:value-type="string">
            <text:p>Gere, Villàny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12000">
            <text:p>120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vc1ae18btygbzzzkg5</text:p>
          </table:table-cell>
          <table:table-cell office:value-type="string">
            <text:p>RED</text:p>
          </table:table-cell>
          <table:table-cell office:value-type="string">
            <text:p>Solus Merlot</text:p>
          </table:table-cell>
          <table:table-cell office:value-type="string">
            <text:p>Gere</text:p>
          </table:table-cell>
          <table:table-cell office:value-type="float" office:value="22.803646">
            <text:p>22.803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9.0</text:p>
          </table:table-cell>
          <table:table-cell office:value-type="string"/>
          <table:table-cell office:value-type="string">
            <text:p>Merlot </text:p>
          </table:table-cell>
          <table:table-cell office:value-type="string">
            <text:p>Casa Laposto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980">
            <text:p>98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dxqn08gskxqk355c16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postolle</text:p>
          </table:table-cell>
          <table:table-cell office:value-type="float" office:value="29.774204">
            <text:p>29.774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1.0</text:p>
          </table:table-cell>
          <table:table-cell office:value-type="string"/>
          <table:table-cell office:value-type="string">
            <text:p>Malbec Saurus</text:p>
          </table:table-cell>
          <table:table-cell office:value-type="string">
            <text:p>Schro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650">
            <text:p>165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b6z4gyhc9ncdqfb1wr</text:p>
          </table:table-cell>
          <table:table-cell office:value-type="string">
            <text:p>RED</text:p>
          </table:table-cell>
          <table:table-cell office:value-type="string">
            <text:p>Saurus Malbec</text:p>
          </table:table-cell>
          <table:table-cell office:value-type="string">
            <text:p>Familia Schroeder</text:p>
          </table:table-cell>
          <table:table-cell office:value-type="float" office:value="35.93792">
            <text:p>35.937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6.0</text:p>
          </table:table-cell>
          <table:table-cell office:value-type="string"/>
          <table:table-cell office:value-type="string">
            <text:p>Te Koko (SB) 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3750">
            <text:p>37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0fwx8ezr0z8ghx0v</text:p>
          </table:table-cell>
          <table:table-cell office:value-type="string">
            <text:p>WHITE</text:p>
          </table:table-cell>
          <table:table-cell office:value-type="string">
            <text:p>Sauvignon Blanc Te Koko</text:p>
          </table:table-cell>
          <table:table-cell office:value-type="string">
            <text:p>Cloudy Bay</text:p>
          </table:table-cell>
          <table:table-cell office:value-type="float" office:value="53.151913">
            <text:p>53.151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7.0</text:p>
          </table:table-cell>
          <table:table-cell office:value-type="string"/>
          <table:table-cell office:value-type="string">
            <text:p>Te Wahi (PN) 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299">
            <text:p>5299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8aar9jka72pvwve3</text:p>
          </table:table-cell>
          <table:table-cell office:value-type="string">
            <text:p>RED</text:p>
          </table:table-cell>
          <table:table-cell office:value-type="string">
            <text:p>Te Wahi Pinot Noir</text:p>
          </table:table-cell>
          <table:table-cell office:value-type="string">
            <text:p>Cloudy Bay</text:p>
          </table:table-cell>
          <table:table-cell office:value-type="float" office:value="52.8514">
            <text:p>52.85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8.0</text:p>
          </table:table-cell>
          <table:table-cell office:value-type="string"/>
          <table:table-cell office:value-type="string">
            <text:p>Baron de L </text:p>
          </table:table-cell>
          <table:table-cell office:value-type="string">
            <text:p>De Ladoucett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js21tt2q4m48fexv9</text:p>
          </table:table-cell>
          <table:table-cell office:value-type="string">
            <text:p>WHITE</text:p>
          </table:table-cell>
          <table:table-cell office:value-type="string">
            <text:p>Pouilly-Fumé Baron de L</text:p>
          </table:table-cell>
          <table:table-cell office:value-type="string">
            <text:p>Baron de Ladoucette</text:p>
          </table:table-cell>
          <table:table-cell office:value-type="float" office:value="35.452446">
            <text:p>35.452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4.0</text:p>
          </table:table-cell>
          <table:table-cell office:value-type="string"/>
          <table:table-cell office:value-type="string">
            <text:p>Sancerre 1 er Cru Clos Du Roy </text:p>
          </table:table-cell>
          <table:table-cell office:value-type="string">
            <text:p>Pascal Joliv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k4dq2x0ad8q8q928e</text:p>
          </table:table-cell>
          <table:table-cell office:value-type="string">
            <text:p>WHITE</text:p>
          </table:table-cell>
          <table:table-cell office:value-type="string">
            <text:p>Sancerre Clos Du Roy Blanc</text:p>
          </table:table-cell>
          <table:table-cell office:value-type="string">
            <text:p>Pascal Jolivet</text:p>
          </table:table-cell>
          <table:table-cell office:value-type="float" office:value="52.025597">
            <text:p>52.025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5.0</text:p>
          </table:table-cell>
          <table:table-cell office:value-type="string"/>
          <table:table-cell office:value-type="string">
            <text:p>Savennieres La Roche Aux Moines </text:p>
          </table:table-cell>
          <table:table-cell office:value-type="string">
            <text:p>Dom. Aux Moin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69mwhh4zm1rhmn7rf6</text:p>
          </table:table-cell>
          <table:table-cell office:value-type="string">
            <text:p>WHITE</text:p>
          </table:table-cell>
          <table:table-cell office:value-type="string">
            <text:p>Savennières-Roche-aux-Moines Bio</text:p>
          </table:table-cell>
          <table:table-cell office:value-type="string">
            <text:p>Domaine Aux Moines</text:p>
          </table:table-cell>
          <table:table-cell office:value-type="float" office:value="54.31623">
            <text:p>54.316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6.0</text:p>
          </table:table-cell>
          <table:table-cell office:value-type="string"/>
          <table:table-cell office:value-type="string">
            <text:p>Chablis Saint Pierre </text:p>
          </table:table-cell>
          <table:table-cell office:value-type="string">
            <text:p>Dom. Albert Pic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gbckbx4am8dwv5c6v</text:p>
          </table:table-cell>
          <table:table-cell office:value-type="string">
            <text:p>WHITE</text:p>
          </table:table-cell>
          <table:table-cell office:value-type="string">
            <text:p>Chablis Saint Pierre</text:p>
          </table:table-cell>
          <table:table-cell office:value-type="string">
            <text:p>Albert Pic</text:p>
          </table:table-cell>
          <table:table-cell office:value-type="float" office:value="48.822884">
            <text:p>48.8228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3.0</text:p>
          </table:table-cell>
          <table:table-cell office:value-type="string"/>
          <table:table-cell office:value-type="string">
            <text:p>Chablis 1er Cru Fourchaume </text:p>
          </table:table-cell>
          <table:table-cell office:value-type="string">
            <text:p>Dom. Fev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3048">
            <text:p>3048</text:p>
          </table:table-cell>
          <table:table-cell office:value-type="float" office:value="18">
            <text:p>18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dj208t6ghryftqwx6m</text:p>
          </table:table-cell>
          <table:table-cell office:value-type="string">
            <text:p>WHITE</text:p>
          </table:table-cell>
          <table:table-cell office:value-type="string">
            <text:p>Chablis 1er Cru 'Fourchaume'</text:p>
          </table:table-cell>
          <table:table-cell office:value-type="string">
            <text:p>Julie Fèvre</text:p>
          </table:table-cell>
          <table:table-cell office:value-type="float" office:value="37.781372">
            <text:p>37.7813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7.0</text:p>
          </table:table-cell>
          <table:table-cell office:value-type="string"/>
          <table:table-cell office:value-type="string">
            <text:p>Macon Verze </text:p>
          </table:table-cell>
          <table:table-cell office:value-type="string">
            <text:p>Dom. Leflaive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">
            <text:p>7700</text:p>
          </table:table-cell>
          <table:table-cell office:value-type="float" office:value="2990">
            <text:p>299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tdeqrhd6wyqhcgqa</text:p>
          </table:table-cell>
          <table:table-cell office:value-type="string">
            <text:p>WHITE</text:p>
          </table:table-cell>
          <table:table-cell office:value-type="string">
            <text:p>Mâcon-Verzé</text:p>
          </table:table-cell>
          <table:table-cell office:value-type="string">
            <text:p>Domaine Leflaive</text:p>
          </table:table-cell>
          <table:table-cell office:value-type="float" office:value="34.443054">
            <text:p>34.443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6.0</text:p>
          </table:table-cell>
          <table:table-cell office:value-type="string"/>
          <table:table-cell office:value-type="string">
            <text:p>Corton Charlemagne 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2000">
            <text:p>32000</text:p>
          </table:table-cell>
          <table:table-cell office:value-type="float" office:value="15000">
            <text:p>15000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bvqr6mcqt0qt43rr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Louis Latour</text:p>
          </table:table-cell>
          <table:table-cell office:value-type="float" office:value="40.595173">
            <text:p>40.5951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9.0</text:p>
          </table:table-cell>
          <table:table-cell office:value-type="string"/>
          <table:table-cell office:value-type="string">
            <text:p>Chassagne-Montrachet 1-er Cru Morgeot </text:p>
          </table:table-cell>
          <table:table-cell office:value-type="string">
            <text:p>Dom. 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500">
            <text:p>22500</text:p>
          </table:table-cell>
          <table:table-cell office:value-type="float" office:value="9750">
            <text:p>97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d6sn6b52ncz7tt9k5</text:p>
          </table:table-cell>
          <table:table-cell office:value-type="string">
            <text:p>WHITE</text:p>
          </table:table-cell>
          <table:table-cell office:value-type="string">
            <text:p>Chassagne-Montrachet Premier Cru Morgeot Blanc</text:p>
          </table:table-cell>
          <table:table-cell office:value-type="string">
            <text:p>Vincent Girardin</text:p>
          </table:table-cell>
          <table:table-cell office:value-type="float" office:value="43.582306">
            <text:p>43.582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9.0</text:p>
          </table:table-cell>
          <table:table-cell office:value-type="string"/>
          <table:table-cell office:value-type="string">
            <text:p>Bourgogne Blanc Les Setilles </text:p>
          </table:table-cell>
          <table:table-cell office:value-type="string">
            <text:p>O. Leflaive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5a2mjgqy1fvsgy2ny</text:p>
          </table:table-cell>
          <table:table-cell office:value-type="string">
            <text:p>WHITE</text:p>
          </table:table-cell>
          <table:table-cell office:value-type="string">
            <text:p>Bourgogne Les Sétilles</text:p>
          </table:table-cell>
          <table:table-cell office:value-type="string">
            <text:p>Olivier Leflaive</text:p>
          </table:table-cell>
          <table:table-cell office:value-type="float" office:value="37.576508">
            <text:p>37.5765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ssagne-Montrachet</text:p>
          </table:table-cell>
          <table:table-cell office:value-type="string">
            <text:p>Fernand&amp;Laurent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450">
            <text:p>545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93sz9pxetgkt6zpbr</text:p>
          </table:table-cell>
          <table:table-cell office:value-type="string">
            <text:p>WHITE</text:p>
          </table:table-cell>
          <table:table-cell office:value-type="string">
            <text:p>Chassagne-Montrachet</text:p>
          </table:table-cell>
          <table:table-cell office:value-type="string">
            <text:p>Domaine Fernand &amp; Laurent Pillot</text:p>
          </table:table-cell>
          <table:table-cell office:value-type="float" office:value="46.483337">
            <text:p>46.483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5.0</text:p>
          </table:table-cell>
          <table:table-cell office:value-type="string"/>
          <table:table-cell office:value-type="string">
            <text:p>Gevrey-Chambertin Vielle Vignes </text:p>
          </table:table-cell>
          <table:table-cell office:value-type="string">
            <text:p>Rossignol - Trap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750">
            <text:p>475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6npscn3wrt5r5eyh3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Rossignol-Trapet</text:p>
          </table:table-cell>
          <table:table-cell office:value-type="float" office:value="46.82151">
            <text:p>46.821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3.0</text:p>
          </table:table-cell>
          <table:table-cell office:value-type="string"/>
          <table:table-cell office:value-type="string">
            <text:p>Gevrey-Chambertin Vielle Vignes </text:p>
          </table:table-cell>
          <table:table-cell office:value-type="string">
            <text:p>/20 Dom. Laur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000">
            <text:p>15000</text:p>
          </table:table-cell>
          <table:table-cell office:value-type="float" office:value="6600">
            <text:p>6600</text:p>
          </table:table-cell>
          <table:table-cell office:value-type="float" office:value="9">
            <text:p>9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zr8jwqpdb3pp845ze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inique Laurent</text:p>
          </table:table-cell>
          <table:table-cell office:value-type="float" office:value="28.925962">
            <text:p>28.9259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8.0</text:p>
          </table:table-cell>
          <table:table-cell office:value-type="string"/>
          <table:table-cell office:value-type="string">
            <text:p>Corton Languettes </text:p>
          </table:table-cell>
          <table:table-cell office:value-type="string">
            <text:p>Dom. Voari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9">
            <text:p>198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rdc92sxh0653xwqew</text:p>
          </table:table-cell>
          <table:table-cell office:value-type="string">
            <text:p>RED</text:p>
          </table:table-cell>
          <table:table-cell office:value-type="string">
            <text:p>Corton Grand Cru 'Les Languettes'</text:p>
          </table:table-cell>
          <table:table-cell office:value-type="string">
            <text:p>Domaine Michel Voarick</text:p>
          </table:table-cell>
          <table:table-cell office:value-type="float" office:value="31.90842">
            <text:p>31.90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9.0</text:p>
          </table:table-cell>
          <table:table-cell office:value-type="string"/>
          <table:table-cell office:value-type="string">
            <text:p>Nuits-Saint-Georges Les Fleurieres </text:p>
          </table:table-cell>
          <table:table-cell office:value-type="string">
            <text:p>Dom J. J. Confu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5100">
            <text:p>5100</text:p>
          </table:table-cell>
          <table:table-cell office:value-type="float" office:value="9">
            <text:p>9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zbj5twxvbww2h1jh</text:p>
          </table:table-cell>
          <table:table-cell office:value-type="string">
            <text:p>RED</text:p>
          </table:table-cell>
          <table:table-cell office:value-type="string">
            <text:p>Nuits-Saint-Georges Les Fleurières</text:p>
          </table:table-cell>
          <table:table-cell office:value-type="string">
            <text:p>Jean-Jacques Confuron</text:p>
          </table:table-cell>
          <table:table-cell office:value-type="float" office:value="41.90447">
            <text:p>41.90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0.0</text:p>
          </table:table-cell>
          <table:table-cell office:value-type="string"/>
          <table:table-cell office:value-type="string">
            <text:p>Fixin 1-er Cru Clos du Chapitre</text:p>
          </table:table-cell>
          <table:table-cell office:value-type="string">
            <text:p>Dom. Meo Camuz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4900">
            <text:p>49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ypsyd9d27k05zhw82</text:p>
          </table:table-cell>
          <table:table-cell office:value-type="string">
            <text:p>RED</text:p>
          </table:table-cell>
          <table:table-cell office:value-type="string">
            <text:p>Fixin 1er Cru 'Clos du Chapitre'</text:p>
          </table:table-cell>
          <table:table-cell office:value-type="string">
            <text:p>Méo-Camuzet</text:p>
          </table:table-cell>
          <table:table-cell office:value-type="float" office:value="57.77576">
            <text:p>57.77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2.0</text:p>
          </table:table-cell>
          <table:table-cell office:value-type="string"/>
          <table:table-cell office:value-type="string">
            <text:p>Nuits-Saint-Georges 1-er Cru Les Cras </text:p>
          </table:table-cell>
          <table:table-cell office:value-type="string">
            <text:p>Dom. du Comte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0000">
            <text:p>250000</text:p>
          </table:table-cell>
          <table:table-cell office:value-type="float" office:value="14000">
            <text:p>140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jvt2pvzw9d5pxdmy5n</text:p>
          </table:table-cell>
          <table:table-cell office:value-type="string">
            <text:p>RED</text:p>
          </table:table-cell>
          <table:table-cell office:value-type="string">
            <text:p>Les Cras Nuits-Saint-Georges Premier Cru</text:p>
          </table:table-cell>
          <table:table-cell office:value-type="string">
            <text:p>Domaine du Comte Liger-Belair</text:p>
          </table:table-cell>
          <table:table-cell office:value-type="float" office:value="57.399017">
            <text:p>57.3990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1.0</text:p>
          </table:table-cell>
          <table:table-cell office:value-type="string"/>
          <table:table-cell office:value-type="string">
            <text:p>Vosne-Romanee </text:p>
          </table:table-cell>
          <table:table-cell office:value-type="string">
            <text:p>Dom. du Comte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0">
            <text:p>120000</text:p>
          </table:table-cell>
          <table:table-cell office:value-type="float" office:value="11600">
            <text:p>116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xbwbpzg37nxhzxha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u Comte Liger-Belair</text:p>
          </table:table-cell>
          <table:table-cell office:value-type="float" office:value="52.06971">
            <text:p>52.06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3.0</text:p>
          </table:table-cell>
          <table:table-cell office:value-type="string"/>
          <table:table-cell office:value-type="string">
            <text:p>Vosne-Romanee Vielles Vignes </text:p>
          </table:table-cell>
          <table:table-cell office:value-type="string">
            <text:p>Dom. Biz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150000">
            <text:p>1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m2hzhamq7wqmpkasc</text:p>
          </table:table-cell>
          <table:table-cell office:value-type="string">
            <text:p>RED</text:p>
          </table:table-cell>
          <table:table-cell office:value-type="string">
            <text:p>Vieilles Vignes Vosne-Romanée</text:p>
          </table:table-cell>
          <table:table-cell office:value-type="string">
            <text:p>Domaine Bizot</text:p>
          </table:table-cell>
          <table:table-cell office:value-type="float" office:value="42.80642">
            <text:p>42.806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2.0</text:p>
          </table:table-cell>
          <table:table-cell office:value-type="string"/>
          <table:table-cell office:value-type="string">
            <text:p>Clos de la Roche Grand Cru </text:p>
          </table:table-cell>
          <table:table-cell office:value-type="string">
            <text:p>Dom. 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250000">
            <text:p>2500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91b1djrmh2rz5ajp2</text:p>
          </table:table-cell>
          <table:table-cell office:value-type="string">
            <text:p>RED</text:p>
          </table:table-cell>
          <table:table-cell office:value-type="string">
            <text:p>Clos de La Roche Grand Cru</text:p>
          </table:table-cell>
          <table:table-cell office:value-type="string">
            <text:p>Domaine Armand Rousseau</text:p>
          </table:table-cell>
          <table:table-cell office:value-type="float" office:value="47.40735">
            <text:p>47.407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4.0</text:p>
          </table:table-cell>
          <table:table-cell office:value-type="string"/>
          <table:table-cell office:value-type="string">
            <text:p>Clos de la Roche Grand Cru </text:p>
          </table:table-cell>
          <table:table-cell office:value-type="string">
            <text:p>Dom. Jad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0">
            <text:p>45000</text:p>
          </table:table-cell>
          <table:table-cell office:value-type="float" office:value="18400">
            <text:p>184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kyntda6rjcgpe6f72a</text:p>
          </table:table-cell>
          <table:table-cell office:value-type="string">
            <text:p>RED</text:p>
          </table:table-cell>
          <table:table-cell office:value-type="string">
            <text:p>Clos de la Roche Grand Cru</text:p>
          </table:table-cell>
          <table:table-cell office:value-type="string">
            <text:p>Louis Jadot</text:p>
          </table:table-cell>
          <table:table-cell office:value-type="float" office:value="35.768284">
            <text:p>35.768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3.0</text:p>
          </table:table-cell>
          <table:table-cell office:value-type="string"/>
          <table:table-cell office:value-type="string">
            <text:p>Beaune 1-er Cru Vignes de L`Enfant Jesus </text:p>
          </table:table-cell>
          <table:table-cell office:value-type="string">
            <text:p>Dom. Bouchard Père et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1000">
            <text:p>21000</text:p>
          </table:table-cell>
          <table:table-cell office:value-type="float" office:value="8673">
            <text:p>8673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bcqvwwstsecy6t3s9</text:p>
          </table:table-cell>
          <table:table-cell office:value-type="string">
            <text:p>RED</text:p>
          </table:table-cell>
          <table:table-cell office:value-type="string">
            <text:p>Vigne de l'Enfant Jésus Beaune 1er Cru 'Les Grèves'</text:p>
          </table:table-cell>
          <table:table-cell office:value-type="string">
            <text:p>Bouchard Père &amp; Fils</text:p>
          </table:table-cell>
          <table:table-cell office:value-type="float" office:value="50.096703">
            <text:p>50.096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4.0</text:p>
          </table:table-cell>
          <table:table-cell office:value-type="string"/>
          <table:table-cell office:value-type="string">
            <text:p>Volnay 1-er Cru Le Fremiets </text:p>
          </table:table-cell>
          <table:table-cell office:value-type="string">
            <text:p>Dom. D Angerv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500">
            <text:p>2650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qqqg8cdjtqecz16t</text:p>
          </table:table-cell>
          <table:table-cell office:value-type="string">
            <text:p>RED</text:p>
          </table:table-cell>
          <table:table-cell office:value-type="string">
            <text:p>Fremiet Volnay 1er Cru</text:p>
          </table:table-cell>
          <table:table-cell office:value-type="string">
            <text:p>Domaine Marquis d'Angerville</text:p>
          </table:table-cell>
          <table:table-cell office:value-type="float" office:value="37.446964">
            <text:p>37.446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5.0</text:p>
          </table:table-cell>
          <table:table-cell office:value-type="string"/>
          <table:table-cell office:value-type="string">
            <text:p>Volnay 1-er Cru Clos des Ducks </text:p>
          </table:table-cell>
          <table:table-cell office:value-type="string">
            <text:p>Dom. D Angervill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y0dmen10cevr0s0j</text:p>
          </table:table-cell>
          <table:table-cell office:value-type="string">
            <text:p>RED</text:p>
          </table:table-cell>
          <table:table-cell office:value-type="string">
            <text:p>Volnay 1er Cru 'Clos des Ducs' Monopole</text:p>
          </table:table-cell>
          <table:table-cell office:value-type="string">
            <text:p>Domaine Marquis d'Angerville</text:p>
          </table:table-cell>
          <table:table-cell office:value-type="float" office:value="38.199135">
            <text:p>38.1991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6.0</text:p>
          </table:table-cell>
          <table:table-cell office:value-type="string"/>
          <table:table-cell office:value-type="string">
            <text:p>Volnay</text:p>
          </table:table-cell>
          <table:table-cell office:value-type="string">
            <text:p>Dom. D Angerv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500">
            <text:p>17500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fn47m3tpaw5pennq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Domaine Marquis d'Angerville</text:p>
          </table:table-cell>
          <table:table-cell office:value-type="float" office:value="29.473999">
            <text:p>29.4739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5.0</text:p>
          </table:table-cell>
          <table:table-cell office:value-type="string"/>
          <table:table-cell office:value-type="string">
            <text:p>Santenay 1-er Cru Le Beuregard </text:p>
          </table:table-cell>
          <table:table-cell office:value-type="string">
            <text:p>/20 V. Gir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3950">
            <text:p>3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de016k1486yerj5t3</text:p>
          </table:table-cell>
          <table:table-cell office:value-type="string">
            <text:p>RED</text:p>
          </table:table-cell>
          <table:table-cell office:value-type="string">
            <text:p>Santenay Premier Cru Beauregard</text:p>
          </table:table-cell>
          <table:table-cell office:value-type="string">
            <text:p>Vincent Girardin</text:p>
          </table:table-cell>
          <table:table-cell office:value-type="float" office:value="32.50522">
            <text:p>32.505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80.0</text:p>
          </table:table-cell>
          <table:table-cell office:value-type="string"/>
          <table:table-cell office:value-type="string">
            <text:p>Cote-Rotie Les Rochaines </text:p>
          </table:table-cell>
          <table:table-cell office:value-type="string">
            <text:p>/05 Bonnefo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6900">
            <text:p>69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ct1wsrfz0d2ck6s5g8</text:p>
          </table:table-cell>
          <table:table-cell office:value-type="string">
            <text:p>RED</text:p>
          </table:table-cell>
          <table:table-cell office:value-type="string">
            <text:p>Les Rochains Côte-Rôtie</text:p>
          </table:table-cell>
          <table:table-cell office:value-type="string">
            <text:p>Patrick et Christophe Bonnefond</text:p>
          </table:table-cell>
          <table:table-cell office:value-type="float" office:value="39.708393">
            <text:p>39.708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81.0</text:p>
          </table:table-cell>
          <table:table-cell office:value-type="string"/>
          <table:table-cell office:value-type="string">
            <text:p>Chateauneuf du Pape Rouge </text:p>
          </table:table-cell>
          <table:table-cell office:value-type="string">
            <text:p>Ch. le Nert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4950">
            <text:p>4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njytqmfwr4p28xga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La Nerthe</text:p>
          </table:table-cell>
          <table:table-cell office:value-type="float" office:value="38.456932">
            <text:p>38.456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82.0</text:p>
          </table:table-cell>
          <table:table-cell office:value-type="string"/>
          <table:table-cell office:value-type="string">
            <text:p>Chateau Montus Cuvee Prestige </text:p>
          </table:table-cell>
          <table:table-cell office:value-type="string">
            <text:p>Alain Bru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4900">
            <text:p>4900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beqyw4fqncp8k60pe</text:p>
          </table:table-cell>
          <table:table-cell office:value-type="string">
            <text:p>RED</text:p>
          </table:table-cell>
          <table:table-cell office:value-type="string">
            <text:p>Montus</text:p>
          </table:table-cell>
          <table:table-cell office:value-type="string">
            <text:p>Alain Brumont</text:p>
          </table:table-cell>
          <table:table-cell office:value-type="float" office:value="46.199203">
            <text:p>46.199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7.0</text:p>
          </table:table-cell>
          <table:table-cell office:value-type="string"/>
          <table:table-cell office:value-type="string">
            <text:p>Marsala Superiore Riserva Oro Dolce Bip Benjamin 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78xfzsq8v4krdt7v</text:p>
          </table:table-cell>
          <table:table-cell office:value-type="string">
            <text:p>FORTIFIED</text:p>
          </table:table-cell>
          <table:table-cell office:value-type="string">
            <text:p>Bip Benjamin Marsala Superiore Riserva Oro Dolce</text:p>
          </table:table-cell>
          <table:table-cell office:value-type="string">
            <text:p>Cantine Pellegrino</text:p>
          </table:table-cell>
          <table:table-cell office:value-type="float" office:value="48.393513">
            <text:p>48.393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rsala Superiore Rubino Dolce Uncle Joseph 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41hs7xyy2gwdc3fd</text:p>
          </table:table-cell>
          <table:table-cell office:value-type="string">
            <text:p>FORTIFIED</text:p>
          </table:table-cell>
          <table:table-cell office:value-type="string">
            <text:p>Uncle Joseph Marsala Superiore Rubino Dolce</text:p>
          </table:table-cell>
          <table:table-cell office:value-type="string">
            <text:p>Cantine Pellegrino</text:p>
          </table:table-cell>
          <table:table-cell office:value-type="float" office:value="50.885933">
            <text:p>50.8859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8.0</text:p>
          </table:table-cell>
          <table:table-cell office:value-type="string"/>
          <table:table-cell office:value-type="string">
            <text:p>Almacenista Fino del Puerto Jose Luis Gonzalez Obregon Solera Sherry Emilio Lustau</text:p>
          </table:table-cell>
          <table:table-cell office:value-type="string">
            <text:p>Emilio Lustau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30">
            <text:p>133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mbhdrrmw8rprbvxkn</text:p>
          </table:table-cell>
          <table:table-cell office:value-type="string">
            <text:p>FORTIFIED</text:p>
          </table:table-cell>
          <table:table-cell office:value-type="string">
            <text:p>Fino del Puerto Almacenista José Luis González Obregón</text:p>
          </table:table-cell>
          <table:table-cell office:value-type="string">
            <text:p>Lustau</text:p>
          </table:table-cell>
          <table:table-cell office:value-type="float" office:value="61.739075">
            <text:p>61.7390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8.0</text:p>
          </table:table-cell>
          <table:table-cell office:value-type="string"/>
          <table:table-cell office:value-type="string">
            <text:p>Alvear Medium Dry Montilla Morilles</text:p>
          </table:table-cell>
          <table:table-cell office:value-type="string">
            <text:p>Alvea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30">
            <text:p>93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t0a07c1hkz35v6jh84</text:p>
          </table:table-cell>
          <table:table-cell office:value-type="string">
            <text:p>FORTIFIED</text:p>
          </table:table-cell>
          <table:table-cell office:value-type="string">
            <text:p>Medium Dry</text:p>
          </table:table-cell>
          <table:table-cell office:value-type="string">
            <text:p>Alvear</text:p>
          </table:table-cell>
          <table:table-cell office:value-type="float" office:value="37.289047">
            <text:p>37.289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0.0</text:p>
          </table:table-cell>
          <table:table-cell office:value-type="string"/>
          <table:table-cell office:value-type="string">
            <text:p>Madeira Bual 5 Years Old Cossart Gordon</text:p>
          </table:table-cell>
          <table:table-cell office:value-type="string">
            <text:p>Cossart Gordon 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39">
            <text:p>1839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nm5nxqgdq0p8k66sf3</text:p>
          </table:table-cell>
          <table:table-cell office:value-type="string">
            <text:p>FORTIFIED</text:p>
          </table:table-cell>
          <table:table-cell office:value-type="string">
            <text:p>5 Years Old Madeira Bual Medium Rich</text:p>
          </table:table-cell>
          <table:table-cell office:value-type="string">
            <text:p>Cossart Gordon</text:p>
          </table:table-cell>
          <table:table-cell office:value-type="float" office:value="63.228565">
            <text:p>63.228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0.0</text:p>
          </table:table-cell>
          <table:table-cell office:value-type="string"/>
          <table:table-cell office:value-type="string">
            <text:p>Late Bottled Vintage 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zd1k8krz2hz5c7638f</text:p>
          </table:table-cell>
          <table:table-cell office:value-type="string">
            <text:p>FORTIFIED</text:p>
          </table:table-cell>
          <table:table-cell office:value-type="string">
            <text:p>Late Bottled Vintage Port</text:p>
          </table:table-cell>
          <table:table-cell office:value-type="string">
            <text:p>Ramos Pinto</text:p>
          </table:table-cell>
          <table:table-cell office:value-type="float" office:value="55.118034">
            <text:p>55.1180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2.0</text:p>
          </table:table-cell>
          <table:table-cell office:value-type="string"/>
          <table:table-cell office:value-type="string">
            <text:p>Porto Colheita </text:p>
          </table:table-cell>
          <table:table-cell office:value-type="string">
            <text:p>Niepo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9500">
            <text:p>95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2mr6sm635cgjtt4n</text:p>
          </table:table-cell>
          <table:table-cell office:value-type="string">
            <text:p>FORTIFIED</text:p>
          </table:table-cell>
          <table:table-cell office:value-type="string">
            <text:p>Colheita Port</text:p>
          </table:table-cell>
          <table:table-cell office:value-type="string">
            <text:p>Niepoort</text:p>
          </table:table-cell>
          <table:table-cell office:value-type="float" office:value="35.06967">
            <text:p>35.06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3.0</text:p>
          </table:table-cell>
          <table:table-cell office:value-type="string"/>
          <table:table-cell office:value-type="string">
            <text:p>Porto Ruby Ramos Pinto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180">
            <text:p>118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0pnnd8kxa97990mh2</text:p>
          </table:table-cell>
          <table:table-cell office:value-type="string">
            <text:p>FORTIFIED</text:p>
          </table:table-cell>
          <table:table-cell office:value-type="string">
            <text:p>Ruby Port</text:p>
          </table:table-cell>
          <table:table-cell office:value-type="string">
            <text:p>Ramos Pinto</text:p>
          </table:table-cell>
          <table:table-cell office:value-type="float" office:value="49.609856">
            <text:p>49.6098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4.0</text:p>
          </table:table-cell>
          <table:table-cell office:value-type="string"/>
          <table:table-cell office:value-type="string">
            <text:p>Manoella White Port 10 Years Wine &amp; Soul</text:p>
          </table:table-cell>
          <table:table-cell office:value-type="string">
            <text:p>Wine &amp; Sou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325">
            <text:p>2325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c5fxmgzdhp7c3xtwd</text:p>
          </table:table-cell>
          <table:table-cell office:value-type="string">
            <text:p>FORTIFIED</text:p>
          </table:table-cell>
          <table:table-cell office:value-type="string">
            <text:p>Manoella 10 Years White Porto</text:p>
          </table:table-cell>
          <table:table-cell office:value-type="string">
            <text:p>Wine &amp; Soul</text:p>
          </table:table-cell>
          <table:table-cell office:value-type="float" office:value="52.454887">
            <text:p>52.454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4.0</text:p>
          </table:table-cell>
          <table:table-cell office:value-type="string"/>
          <table:table-cell office:value-type="string">
            <text:p>Porto Vintage Pintas</text:p>
          </table:table-cell>
          <table:table-cell office:value-type="string">
            <text:p>Wine &amp; Sou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0000">
            <text:p>20000</text:p>
          </table:table-cell>
          <table:table-cell office:value-type="float" office:value="8910">
            <text:p>891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zfnxvc32gtmgn60ntn</text:p>
          </table:table-cell>
          <table:table-cell office:value-type="string">
            <text:p>FORTIFIED</text:p>
          </table:table-cell>
          <table:table-cell office:value-type="string">
            <text:p>Pintas Vintage Port</text:p>
          </table:table-cell>
          <table:table-cell office:value-type="string">
            <text:p>Wine &amp; Soul</text:p>
          </table:table-cell>
          <table:table-cell office:value-type="float" office:value="44.2426">
            <text:p>44.2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0.0</text:p>
          </table:table-cell>
          <table:table-cell office:value-type="string"/>
          <table:table-cell office:value-type="string">
            <text:p>Riesling Spätlese 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q1a24vmxbzrwz5p8</text:p>
          </table:table-cell>
          <table:table-cell office:value-type="string">
            <text:p>DESSERT</text:p>
          </table:table-cell>
          <table:table-cell office:value-type="string">
            <text:p>Riesling Spätlese Vendemmia Tardiva</text:p>
          </table:table-cell>
          <table:table-cell office:value-type="string">
            <text:p>Taschlerhof</text:p>
          </table:table-cell>
          <table:table-cell office:value-type="float" office:value="37.860863">
            <text:p>37.8608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1.0</text:p>
          </table:table-cell>
          <table:table-cell office:value-type="string"/>
          <table:table-cell office:value-type="string">
            <text:p>Vinalia Goldmuskatell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900">
            <text:p>2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p0zn0zgxqr0n2vgrd</text:p>
          </table:table-cell>
          <table:table-cell office:value-type="string">
            <text:p>DESSERT</text:p>
          </table:table-cell>
          <table:table-cell office:value-type="string">
            <text:p>Vinalia Moscato Giallo</text:p>
          </table:table-cell>
          <table:table-cell office:value-type="string">
            <text:p>Kellerei Bozen / Cantina Bolzano</text:p>
          </table:table-cell>
          <table:table-cell office:value-type="float" office:value="23.392393">
            <text:p>23.392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3.0</text:p>
          </table:table-cell>
          <table:table-cell office:value-type="string"/>
          <table:table-cell office:value-type="string">
            <text:p>Rosenmuskateller Moscato Rosa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0s127wjc6zgn9vet</text:p>
          </table:table-cell>
          <table:table-cell office:value-type="string">
            <text:p>DESSERT</text:p>
          </table:table-cell>
          <table:table-cell office:value-type="string">
            <text:p>Moscato Rosa Schweizer</text:p>
          </table:table-cell>
          <table:table-cell office:value-type="string">
            <text:p>Franz Haas</text:p>
          </table:table-cell>
          <table:table-cell office:value-type="float" office:value="37.41947">
            <text:p>37.41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4.0</text:p>
          </table:table-cell>
          <table:table-cell office:value-type="string"/>
          <table:table-cell office:value-type="string">
            <text:p>Roen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39">
            <text:p>193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ggeg8359hv3kevqa8</text:p>
          </table:table-cell>
          <table:table-cell office:value-type="string">
            <text:p>DESSERT</text:p>
          </table:table-cell>
          <table:table-cell office:value-type="string">
            <text:p>Gewürztraminer Roen</text:p>
          </table:table-cell>
          <table:table-cell office:value-type="string">
            <text:p>Tramin</text:p>
          </table:table-cell>
          <table:table-cell office:value-type="float" office:value="36.98443">
            <text:p>36.98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5.0</text:p>
          </table:table-cell>
          <table:table-cell office:value-type="string"/>
          <table:table-cell office:value-type="string">
            <text:p>Gewürztraminer Terminum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3300">
            <text:p>33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azjdhyknctjfdj0fc</text:p>
          </table:table-cell>
          <table:table-cell office:value-type="string">
            <text:p>DESSERT</text:p>
          </table:table-cell>
          <table:table-cell office:value-type="string">
            <text:p>Gewürztraminer Terminum</text:p>
          </table:table-cell>
          <table:table-cell office:value-type="string">
            <text:p>Tramin</text:p>
          </table:table-cell>
          <table:table-cell office:value-type="float" office:value="45.215324">
            <text:p>45.215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2.0</text:p>
          </table:table-cell>
          <table:table-cell office:value-type="string"/>
          <table:table-cell office:value-type="string">
            <text:p>Passithea Oro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v1w0qcj41v68bwey</text:p>
          </table:table-cell>
          <table:table-cell office:value-type="string">
            <text:p>DESSERT</text:p>
          </table:table-cell>
          <table:table-cell office:value-type="string">
            <text:p>Pasithea Oro Gewürztraminer</text:p>
          </table:table-cell>
          <table:table-cell office:value-type="string">
            <text:p>Girlan</text:p>
          </table:table-cell>
          <table:table-cell office:value-type="float" office:value="42.83586">
            <text:p>42.83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6.0</text:p>
          </table:table-cell>
          <table:table-cell office:value-type="string"/>
          <table:table-cell office:value-type="string">
            <text:p>Serenade Passito Quintessenz 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altern</text:p>
          </table:table-cell>
          <table:table-cell office:value-type="float" office:value="38.766296">
            <text:p>38.766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7.0</text:p>
          </table:table-cell>
          <table:table-cell office:value-type="string"/>
          <table:table-cell office:value-type="string">
            <text:p>Kerner Praepositus Passito </text:p>
          </table:table-cell>
          <table:table-cell office:value-type="string">
            <text:p>Abtei Neustif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030">
            <text:p>203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Kerner Passito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7.465233">
            <text:p>37.465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4.0</text:p>
          </table:table-cell>
          <table:table-cell office:value-type="string"/>
          <table:table-cell office:value-type="string">
            <text:p>Cantus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50.000244">
            <text:p>50.000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8.0</text:p>
          </table:table-cell>
          <table:table-cell office:value-type="string"/>
          <table:table-cell office:value-type="string">
            <text:p>Merlino 17/04 Pojer &amp; Sandri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80">
            <text:p>168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ej5gqw3qzhv5mezd</text:p>
          </table:table-cell>
          <table:table-cell office:value-type="string">
            <text:p>FORTIFIED</text:p>
          </table:table-cell>
          <table:table-cell office:value-type="string">
            <text:p>Merlino Rosso Fortificato</text:p>
          </table:table-cell>
          <table:table-cell office:value-type="string">
            <text:p>Pojer e Sandri</text:p>
          </table:table-cell>
          <table:table-cell office:value-type="float" office:value="43.352448">
            <text:p>43.3524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9.0</text:p>
          </table:table-cell>
          <table:table-cell office:value-type="string"/>
          <table:table-cell office:value-type="string">
            <text:p>Vin Santo </text:p>
          </table:table-cell>
          <table:table-cell office:value-type="string">
            <text:p>Isole &amp; Olen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0">
            <text:p>2010</text:p>
          </table:table-cell>
          <table:table-cell office:value-type="float" office:value="9500">
            <text:p>9500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097adfg75hav354rm</text:p>
          </table:table-cell>
          <table:table-cell office:value-type="string">
            <text:p>DESSERT</text:p>
          </table:table-cell>
          <table:table-cell office:value-type="string">
            <text:p>Vin Santo del Chianti Classico</text:p>
          </table:table-cell>
          <table:table-cell office:value-type="string">
            <text:p>Isole e Olena</text:p>
          </table:table-cell>
          <table:table-cell office:value-type="float" office:value="37.73246">
            <text:p>37.73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1.0</text:p>
          </table:table-cell>
          <table:table-cell office:value-type="string"/>
          <table:table-cell office:value-type="string">
            <text:p>Moscato D’Asti </text:p>
          </table:table-cell>
          <table:table-cell office:value-type="string">
            <text:p>Sar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rw7835n9rgta1xv34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Saracco</text:p>
          </table:table-cell>
          <table:table-cell office:value-type="float" office:value="41.95238">
            <text:p>41.95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3.0</text:p>
          </table:table-cell>
          <table:table-cell office:value-type="string"/>
          <table:table-cell office:value-type="string">
            <text:p>Passito di Pantelleria Naturale NES 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774">
            <text:p>2774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r6xzp062qmkv8mggq</text:p>
          </table:table-cell>
          <table:table-cell office:value-type="string">
            <text:p>DESSERT</text:p>
          </table:table-cell>
          <table:table-cell office:value-type="string">
            <text:p>Passito di Pantelleria NES</text:p>
          </table:table-cell>
          <table:table-cell office:value-type="string">
            <text:p>Cantine Pellegrino</text:p>
          </table:table-cell>
          <table:table-cell office:value-type="float" office:value="39.152473">
            <text:p>39.152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3.0</text:p>
          </table:table-cell>
          <table:table-cell office:value-type="string"/>
          <table:table-cell office:value-type="string">
            <text:p>Tokaji Aszu 6 Puttonyos 1999/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02">
            <text:p>2002</text:p>
          </table:table-cell>
          <table:table-cell office:value-type="float" office:value="16500">
            <text:p>16500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v8bajaff1fvezvedkj2</text:p>
          </table:table-cell>
          <table:table-cell office:value-type="string">
            <text:p>DESSERT</text:p>
          </table:table-cell>
          <table:table-cell office:value-type="string">
            <text:p>Tokaji Aszú 6 Puttonyos</text:p>
          </table:table-cell>
          <table:table-cell office:value-type="string">
            <text:p>Oremus</text:p>
          </table:table-cell>
          <table:table-cell office:value-type="float" office:value="53.57643">
            <text:p>53.576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7.0</text:p>
          </table:table-cell>
          <table:table-cell office:value-type="string"/>
          <table:table-cell office:value-type="string">
            <text:p>Tokaji Esszencia </text:p>
          </table:table-cell>
          <table:table-cell office:value-type="string">
            <text:p>Disznokö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0">
            <text:p>2000</text:p>
          </table:table-cell>
          <table:table-cell office:value-type="float" office:value="59900">
            <text:p>59900</text:p>
          </table:table-cell>
          <table:table-cell office:value-type="float" office:value="29500">
            <text:p>29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5zts73v3xhc80xg5</text:p>
          </table:table-cell>
          <table:table-cell office:value-type="string">
            <text:p>DESSERT</text:p>
          </table:table-cell>
          <table:table-cell office:value-type="string">
            <text:p>Tokaji Eszencia</text:p>
          </table:table-cell>
          <table:table-cell office:value-type="string">
            <text:p>Disznókó</text:p>
          </table:table-cell>
          <table:table-cell office:value-type="float" office:value="44.35743">
            <text:p>44.35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10.0</text:p>
          </table:table-cell>
          <table:table-cell office:value-type="string"/>
          <table:table-cell office:value-type="string">
            <text:p>Muskat Ottonel TBA </text:p>
          </table:table-cell>
          <table:table-cell office:value-type="string">
            <text:p>Veli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1998">
            <text:p>1998</text:p>
          </table:table-cell>
          <table:table-cell office:value-type="float" office:value="9000">
            <text:p>9000</text:p>
          </table:table-cell>
          <table:table-cell office:value-type="float" office:value="1989">
            <text:p>1989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ajwtsj9nwhjdmsxqg</text:p>
          </table:table-cell>
          <table:table-cell office:value-type="string">
            <text:p>WHITE</text:p>
          </table:table-cell>
          <table:table-cell office:value-type="string">
            <text:p>Muscat Ottonel</text:p>
          </table:table-cell>
          <table:table-cell office:value-type="string">
            <text:p>Velich</text:p>
          </table:table-cell>
          <table:table-cell office:value-type="float" office:value="42.3883">
            <text:p>42.3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15.0</text:p>
          </table:table-cell>
          <table:table-cell office:value-type="string"/>
          <table:table-cell office:value-type="string">
            <text:p>Dulce Monastrel </text:p>
          </table:table-cell>
          <table:table-cell office:value-type="string">
            <text:p>Olivares Jumi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6500">
            <text:p>65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a2a8hr4acrm4bp2rs</text:p>
          </table:table-cell>
          <table:table-cell office:value-type="string">
            <text:p>DESSERT</text:p>
          </table:table-cell>
          <table:table-cell office:value-type="string">
            <text:p>Monastrell Dulce</text:p>
          </table:table-cell>
          <table:table-cell office:value-type="string">
            <text:p>Olivares</text:p>
          </table:table-cell>
          <table:table-cell office:value-type="float" office:value="41.379864">
            <text:p>41.379864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.0</text:p>
          </table:table-cell>
          <table:table-cell office:value-type="string"/>
          <table:table-cell office:value-type="string">
            <text:p> Rkatsiteli (Anfora) </text:p>
          </table:table-cell>
          <table:table-cell office:value-type="string">
            <text:p>Tsara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.0</text:p>
          </table:table-cell>
          <table:table-cell office:value-type="string"/>
          <table:table-cell office:value-type="string">
            <text:p> Pinot Noir Ris. </text:p>
          </table:table-cell>
          <table:table-cell office:value-type="string">
            <text:p>Niedrie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340">
            <text:p>234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9.0</text:p>
          </table:table-cell>
          <table:table-cell office:value-type="string"/>
          <table:table-cell office:value-type="string">
            <text:p> Cabochon Fuori Serie 023 Monterossa</text:p>
          </table:table-cell>
          <table:table-cell office:value-type="string">
            <text:p>Monte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9.0</text:p>
          </table:table-cell>
          <table:table-cell office:value-type="string"/>
          <table:table-cell office:value-type="string">
            <text:p> Teophile Rose Brut</text:p>
          </table:table-cell>
          <table:table-cell office:value-type="string">
            <text:p>Teophi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1.0</text:p>
          </table:table-cell>
          <table:table-cell office:value-type="string"/>
          <table:table-cell office:value-type="string">
            <text:p> Eisacktaler Sylvaner </text:p>
          </table:table-cell>
          <table:table-cell office:value-type="string">
            <text:p>Kuenhof,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95">
            <text:p>129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3.0</text:p>
          </table:table-cell>
          <table:table-cell office:value-type="string"/>
          <table:table-cell office:value-type="string">
            <text:p> Eisacktaler Sylvaner Alte Reben 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8.0</text:p>
          </table:table-cell>
          <table:table-cell office:value-type="string"/>
          <table:table-cell office:value-type="string">
            <text:p> Eisacktaler Veltliner </text:p>
          </table:table-cell>
          <table:table-cell office:value-type="string">
            <text:p>Kuenhof,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190">
            <text:p>11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4.0</text:p>
          </table:table-cell>
          <table:table-cell office:value-type="string"/>
          <table:table-cell office:value-type="string">
            <text:p> Riesling Kaiton </text:p>
          </table:table-cell>
          <table:table-cell office:value-type="string">
            <text:p>Kuenhof,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45">
            <text:p>1345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7.0</text:p>
          </table:table-cell>
          <table:table-cell office:value-type="string"/>
          <table:table-cell office:value-type="string">
            <text:p> Anadouron </text:p>
          </table:table-cell>
          <table:table-cell office:value-type="string">
            <text:p>Falkenstein, Pra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2700">
            <text:p>27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43.0</text:p>
          </table:table-cell>
          <table:table-cell office:value-type="string"/>
          <table:table-cell office:value-type="string">
            <text:p> MM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11.0</text:p>
          </table:table-cell>
          <table:table-cell office:value-type="string"/>
          <table:table-cell office:value-type="string">
            <text:p> Barolo </text:p>
          </table:table-cell>
          <table:table-cell office:value-type="string">
            <text:p> Bricco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3600">
            <text:p>36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40.0</text:p>
          </table:table-cell>
          <table:table-cell office:value-type="string"/>
          <table:table-cell office:value-type="string">
            <text:p> Avvoltore </text:p>
          </table:table-cell>
          <table:table-cell office:value-type="string">
            <text:p>  Moris Farms (SG, CS, M, SY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2250">
            <text:p>225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3.0</text:p>
          </table:table-cell>
          <table:table-cell office:value-type="string"/>
          <table:table-cell office:value-type="string">
            <text:p> Essence de Dourthe </text:p>
          </table:table-cell>
          <table:table-cell office:value-type="string">
            <text:p>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8500">
            <text:p>28500</text:p>
          </table:table-cell>
          <table:table-cell office:value-type="float" office:value="13000">
            <text:p>13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7.0</text:p>
          </table:table-cell>
          <table:table-cell office:value-type="string"/>
          <table:table-cell office:value-type="string">
            <text:p> Château Pichon- Longueville au Baron </text:p>
          </table:table-cell>
          <table:table-cell office:value-type="string">
            <text:p> 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16.0</text:p>
          </table:table-cell>
          <table:table-cell office:value-type="string"/>
          <table:table-cell office:value-type="string">
            <text:p> Château Filhot </text:p>
          </table:table-cell>
          <table:table-cell office:value-type="string">
            <text:p> Sauternes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3">
            <text:p>2013</text:p>
          </table:table-cell>
          <table:table-cell office:value-type="float" office:value="4500">
            <text:p>45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12.0</text:p>
          </table:table-cell>
          <table:table-cell office:value-type="string"/>
          <table:table-cell office:value-type="string">
            <text:p> Château Farluret </text:p>
          </table:table-cell>
          <table:table-cell office:value-type="string">
            <text:p> Sautern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">
            <text:p>4500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17.0</text:p>
          </table:table-cell>
          <table:table-cell office:value-type="string"/>
          <table:table-cell office:value-type="string">
            <text:p> Tokaji Szamorodni </text:p>
          </table:table-cell>
          <table:table-cell office:value-type="string">
            <text:p> /17Szepsy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3">
            <text:p>2013</text:p>
          </table:table-cell>
          <table:table-cell office:value-type="float" office:value="16000">
            <text:p>160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.0</text:p>
          </table:table-cell>
          <table:table-cell office:value-type="string"/>
          <table:table-cell office:value-type="string">
            <text:p>Heritage Chilar (Anfora)</text:p>
          </table:table-cell>
          <table:table-cell office:value-type="string">
            <text:p>Zora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750">
            <text:p>475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.0</text:p>
          </table:table-cell>
          <table:table-cell office:value-type="string"/>
          <table:table-cell office:value-type="string">
            <text:p>Radici Taurasi Ris. 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5.0</text:p>
          </table:table-cell>
          <table:table-cell office:value-type="string"/>
          <table:table-cell office:value-type="string">
            <text:p>Pinot Noir Hausmannhof </text:p>
          </table:table-cell>
          <table:table-cell office:value-type="string">
            <text:p>Haderburg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0.0</text:p>
          </table:table-cell>
          <table:table-cell office:value-type="string"/>
          <table:table-cell office:value-type="string">
            <text:p>Syrah La Monaca </text:p>
          </table:table-cell>
          <table:table-cell office:value-type="string">
            <text:p>Sallier de La 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4.0</text:p>
          </table:table-cell>
          <table:table-cell office:value-type="string"/>
          <table:table-cell office:value-type="string">
            <text:p>Heritage Sireni (Anfora) </text:p>
          </table:table-cell>
          <table:table-cell office:value-type="string">
            <text:p>Zora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4750">
            <text:p>475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.0</text:p>
          </table:table-cell>
          <table:table-cell office:value-type="string"/>
          <table:table-cell office:value-type="string">
            <text:p>Arunda Bru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030">
            <text:p>103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4.0</text:p>
          </table:table-cell>
          <table:table-cell office:value-type="string"/>
          <table:table-cell office:value-type="string">
            <text:p>Hausmannhof Riserva Brut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5.0</text:p>
          </table:table-cell>
          <table:table-cell office:value-type="string"/>
          <table:table-cell office:value-type="string">
            <text:p>Valdobbiadene DOCG Extra Dry Coste Ponente Col Vetoraz</text:p>
          </table:table-cell>
          <table:table-cell office:value-type="string">
            <text:p>Col Vetora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050">
            <text:p>105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9.0</text:p>
          </table:table-cell>
          <table:table-cell office:value-type="string"/>
          <table:table-cell office:value-type="string">
            <text:p>Trento DOC Giulio Ferrari Riserva Del Fondatore Rose Brut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0000">
            <text:p>40000</text:p>
          </table:table-cell>
          <table:table-cell office:value-type="float" office:value="13000">
            <text:p>13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0.0</text:p>
          </table:table-cell>
          <table:table-cell office:value-type="string"/>
          <table:table-cell office:value-type="string">
            <text:p>Franciacorta Rose Brut Uberti</text:p>
          </table:table-cell>
          <table:table-cell office:value-type="string">
            <text:p>U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0.0</text:p>
          </table:table-cell>
          <table:table-cell office:value-type="string"/>
          <table:table-cell office:value-type="string">
            <text:p>Louis Roederer Brut Collection246 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640">
            <text:p>264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3.0</text:p>
          </table:table-cell>
          <table:table-cell office:value-type="string"/>
          <table:table-cell office:value-type="string">
            <text:p>Louis Roederer Philippe Starck Brut Nature Vintage 2015</text:p>
          </table:table-cell>
          <table:table-cell office:value-type="string">
            <text:p>Roederer &amp; Star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000">
            <text:p>17000</text:p>
          </table:table-cell>
          <table:table-cell office:value-type="float" office:value="6750">
            <text:p>67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98.0</text:p>
          </table:table-cell>
          <table:table-cell office:value-type="string"/>
          <table:table-cell office:value-type="string">
            <text:p>Pierre Peters Blanc de Blancs Grand Cru Extra Brut</text:p>
          </table:table-cell>
          <table:table-cell office:value-type="string">
            <text:p>Pierre Peter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5700">
            <text:p>570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99.0</text:p>
          </table:table-cell>
          <table:table-cell office:value-type="string"/>
          <table:table-cell office:value-type="string">
            <text:p>Deutz Classic Brut</text:p>
          </table:table-cell>
          <table:table-cell office:value-type="string">
            <text:p>Deu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4725">
            <text:p>4725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4.0</text:p>
          </table:table-cell>
          <table:table-cell office:value-type="string"/>
          <table:table-cell office:value-type="string">
            <text:p>Bollinger Special Cuvee Brut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4950">
            <text:p>495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5.0</text:p>
          </table:table-cell>
          <table:table-cell office:value-type="string"/>
          <table:table-cell office:value-type="string">
            <text:p>Bollinger Special Cuvee Brut Magnum/Deutz Brut Classic Magnum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3000">
            <text:p>2300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linger B 13 Brut</text:p>
          </table:table-cell>
          <table:table-cell office:value-type="string">
            <text:p>Bollin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8950">
            <text:p>89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linger PN VZ 16 /AYC 18 Brut</text:p>
          </table:table-cell>
          <table:table-cell office:value-type="string">
            <text:p>Bollin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7800">
            <text:p>78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linger RD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5000">
            <text:p>45000</text:p>
          </table:table-cell>
          <table:table-cell office:value-type="float" office:value="18600">
            <text:p>186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7.0</text:p>
          </table:table-cell>
          <table:table-cell office:value-type="string"/>
          <table:table-cell office:value-type="string">
            <text:p>Dom Perigon Rose Brut Vintage 2006</text:p>
          </table:table-cell>
          <table:table-cell office:value-type="string">
            <text:p>Dom Perig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60000">
            <text:p>60000</text:p>
          </table:table-cell>
          <table:table-cell office:value-type="float" office:value="28289">
            <text:p>2828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4.0</text:p>
          </table:table-cell>
          <table:table-cell office:value-type="string"/>
          <table:table-cell office:value-type="string">
            <text:p>V. C. P. La Grande Dame Rose Brut </text:p>
          </table:table-cell>
          <table:table-cell office:value-type="string">
            <text:p>V.C.P.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5000">
            <text:p>45000</text:p>
          </table:table-cell>
          <table:table-cell office:value-type="float" office:value="21110">
            <text:p>2111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3.0</text:p>
          </table:table-cell>
          <table:table-cell office:value-type="string"/>
          <table:table-cell office:value-type="string">
            <text:p>Dom Perignon Cuvée Brut P2 Vintage 2000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75000">
            <text:p>75000</text:p>
          </table:table-cell>
          <table:table-cell office:value-type="float" office:value="25000">
            <text:p>25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4.0</text:p>
          </table:table-cell>
          <table:table-cell office:value-type="string"/>
          <table:table-cell office:value-type="string">
            <text:p>V. C. P. La Grande Dame Brut 2006</text:p>
          </table:table-cell>
          <table:table-cell office:value-type="string">
            <text:p>V. C. P.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35000">
            <text:p>35000</text:p>
          </table:table-cell>
          <table:table-cell office:value-type="float" office:value="13229">
            <text:p>1322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9.0</text:p>
          </table:table-cell>
          <table:table-cell office:value-type="string"/>
          <table:table-cell office:value-type="string">
            <text:p>Nicolas Feuillatte BdN Grand Cru Brut Millesime 2014</text:p>
          </table:table-cell>
          <table:table-cell office:value-type="string">
            <text:p>Nicolas Feuilla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500">
            <text:p>10500</text:p>
          </table:table-cell>
          <table:table-cell office:value-type="float" office:value="4248">
            <text:p>4248</text:p>
          </table:table-cell>
          <table:table-cell office:value-type="float" office:value="3">
            <text:p>3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0.0</text:p>
          </table:table-cell>
          <table:table-cell office:value-type="string"/>
          <table:table-cell office:value-type="string">
            <text:p>Mailly Blanc de Noirs Brut</text:p>
          </table:table-cell>
          <table:table-cell office:value-type="string">
            <text:p>Mailly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3.0</text:p>
          </table:table-cell>
          <table:table-cell office:value-type="string"/>
          <table:table-cell office:value-type="string">
            <text:p>Brut Jeroboam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38000">
            <text:p>38000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4.0</text:p>
          </table:table-cell>
          <table:table-cell office:value-type="string"/>
          <table:table-cell office:value-type="string">
            <text:p>Bruno Paillard Nec Plus Ultra 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50000">
            <text:p>500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5.0</text:p>
          </table:table-cell>
          <table:table-cell office:value-type="string"/>
          <table:table-cell office:value-type="string">
            <text:p>Terlaner Weissburgunder Vorberg </text:p>
          </table:table-cell>
          <table:table-cell office:value-type="string">
            <text:p>KG.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4019">
            <text:p>4019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.0</text:p>
          </table:table-cell>
          <table:table-cell office:value-type="string"/>
          <table:table-cell office:value-type="string">
            <text:p>Pinot Nero Mazzon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1500">
            <text:p>11500</text:p>
          </table:table-cell>
          <table:table-cell office:value-type="float" office:value="3150">
            <text:p>31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.0</text:p>
          </table:table-cell>
          <table:table-cell office:value-type="string"/>
          <table:table-cell office:value-type="string">
            <text:p>Pinot Nero Ris. Hausmannhof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900">
            <text:p>15900</text:p>
          </table:table-cell>
          <table:table-cell office:value-type="float" office:value="6500">
            <text:p>6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.0</text:p>
          </table:table-cell>
          <table:table-cell office:value-type="string"/>
          <table:table-cell office:value-type="string">
            <text:p>Pinot Nero Ris. Vigna S.Urban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1500">
            <text:p>21500</text:p>
          </table:table-cell>
          <table:table-cell office:value-type="float" office:value="6100">
            <text:p>6100</text:p>
          </table:table-cell>
          <table:table-cell office:value-type="float" office:value="4">
            <text:p>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42.0</text:p>
          </table:table-cell>
          <table:table-cell office:value-type="string"/>
          <table:table-cell office:value-type="string">
            <text:p>Merlot Ris. Praun </text:p>
          </table:table-cell>
          <table:table-cell office:value-type="string">
            <text:p>KG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850">
            <text:p>48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3.0</text:p>
          </table:table-cell>
          <table:table-cell office:value-type="string"/>
          <table:table-cell office:value-type="string">
            <text:p>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7000">
            <text:p>17000</text:p>
          </table:table-cell>
          <table:table-cell office:value-type="float" office:value="5800">
            <text:p>58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40.0</text:p>
          </table:table-cell>
          <table:table-cell office:value-type="string"/>
          <table:table-cell office:value-type="string">
            <text:p>Château Margaux </text:p>
          </table:table-cell>
          <table:table-cell office:value-type="string">
            <text:p>Ch. Margaux 1-er Grand Cru Class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41.0</text:p>
          </table:table-cell>
          <table:table-cell office:value-type="string"/>
          <table:table-cell office:value-type="string">
            <text:p>Château Latour </text:p>
          </table:table-cell>
          <table:table-cell office:value-type="string">
            <text:p>Ch. Latour DMG Pauillac Grand Cru Class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1">
            <text:p>1991</text:p>
          </table:table-cell>
          <table:table-cell office:value-type="float" office:value="320000">
            <text:p>3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46.0</text:p>
          </table:table-cell>
          <table:table-cell office:value-type="string"/>
          <table:table-cell office:value-type="string">
            <text:p>Château Latour </text:p>
          </table:table-cell>
          <table:table-cell office:value-type="string">
            <text:p>Ch. Latour MG Pauillac Grand Cru Class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3.0</text:p>
          </table:table-cell>
          <table:table-cell office:value-type="string"/>
          <table:table-cell office:value-type="string">
            <text:p>Argentum Bonum Kastelaz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3000">
            <text:p>13000</text:p>
          </table:table-cell>
          <table:table-cell office:value-type="float" office:value="5145">
            <text:p>5145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6.0</text:p>
          </table:table-cell>
          <table:table-cell office:value-type="string"/>
          <table:table-cell office:value-type="string">
            <text:p>Riesling Geieregg </text:p>
          </table:table-cell>
          <table:table-cell office:value-type="string">
            <text:p>Himmelreichhof, Markus Fli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1530">
            <text:p>153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.0</text:p>
          </table:table-cell>
          <table:table-cell office:value-type="string"/>
          <table:table-cell office:value-type="string">
            <text:p>Limes 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30">
            <text:p>17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20.0</text:p>
          </table:table-cell>
          <table:table-cell office:value-type="string"/>
          <table:table-cell office:value-type="string">
            <text:p>Turmhof 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50">
            <text:p>13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22.0</text:p>
          </table:table-cell>
          <table:table-cell office:value-type="string"/>
          <table:table-cell office:value-type="string">
            <text:p>St. Valentin </text:p>
          </table:table-cell>
          <table:table-cell office:value-type="string">
            <text:p>KG. 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24.0</text:p>
          </table:table-cell>
          <table:table-cell office:value-type="string"/>
          <table:table-cell office:value-type="string">
            <text:p>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889">
            <text:p>1889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30.0</text:p>
          </table:table-cell>
          <table:table-cell office:value-type="string"/>
          <table:table-cell office:value-type="string">
            <text:p>Riserva Baron Salvadori </text:p>
          </table:table-cell>
          <table:table-cell office:value-type="string">
            <text:p>KG.Na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495">
            <text:p>2495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33.0</text:p>
          </table:table-cell>
          <table:table-cell office:value-type="string"/>
          <table:table-cell office:value-type="string">
            <text:p>St. Valentin </text:p>
          </table:table-cell>
          <table:table-cell office:value-type="string">
            <text:p>KG.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43.0</text:p>
          </table:table-cell>
          <table:table-cell office:value-type="string"/>
          <table:table-cell office:value-type="string">
            <text:p>Cason Weiss-Bianco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700">
            <text:p>27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05.0</text:p>
          </table:table-cell>
          <table:table-cell office:value-type="string"/>
          <table:table-cell office:value-type="string">
            <text:p>Riserva Patricia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09.0</text:p>
          </table:table-cell>
          <table:table-cell office:value-type="string"/>
          <table:table-cell office:value-type="string">
            <text:p>Blauburgunder </text:p>
          </table:table-cell>
          <table:table-cell office:value-type="string">
            <text:p>Franz Haa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825">
            <text:p>1825</text:p>
          </table:table-cell>
          <table:table-cell office:value-type="float" office:value="48">
            <text:p>4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99.0</text:p>
          </table:table-cell>
          <table:table-cell office:value-type="string"/>
          <table:table-cell office:value-type="string">
            <text:p>Riserva Burgum Novum 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18">
            <text:p>18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20.0</text:p>
          </table:table-cell>
          <table:table-cell office:value-type="string"/>
          <table:table-cell office:value-type="string">
            <text:p>Riserva Villa Barthenau Vigna S. Urbano 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4350">
            <text:p>43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21.0</text:p>
          </table:table-cell>
          <table:table-cell office:value-type="string"/>
          <table:table-cell office:value-type="string">
            <text:p>Riserva Selection Bruno Gottardi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23.0</text:p>
          </table:table-cell>
          <table:table-cell office:value-type="string"/>
          <table:table-cell office:value-type="string">
            <text:p>Riserva Vigna Roccol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9000">
            <text:p>29000</text:p>
          </table:table-cell>
          <table:table-cell office:value-type="float" office:value="14000">
            <text:p>14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28.0</text:p>
          </table:table-cell>
          <table:table-cell office:value-type="string"/>
          <table:table-cell office:value-type="string">
            <text:p>Riserva </text:p>
          </table:table-cell>
          <table:table-cell office:value-type="string">
            <text:p>Abtei Mu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000">
            <text:p>2000</text:p>
          </table:table-cell>
          <table:table-cell office:value-type="float" office:value="36">
            <text:p>3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67.0</text:p>
          </table:table-cell>
          <table:table-cell office:value-type="string"/>
          <table:table-cell office:value-type="string">
            <text:p>Riserva Mirell </text:p>
          </table:table-cell>
          <table:table-cell office:value-type="string">
            <text:p>Wald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36.0</text:p>
          </table:table-cell>
          <table:table-cell office:value-type="string"/>
          <table:table-cell office:value-type="string">
            <text:p>Riserva Vigna Castel Ringber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925">
            <text:p>2925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37.0</text:p>
          </table:table-cell>
          <table:table-cell office:value-type="string"/>
          <table:table-cell office:value-type="string">
            <text:p>Riserva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38.0</text:p>
          </table:table-cell>
          <table:table-cell office:value-type="string"/>
          <table:table-cell office:value-type="string">
            <text:p>Riserva Freienfeld </text:p>
          </table:table-cell>
          <table:table-cell office:value-type="string">
            <text:p>KG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44.0</text:p>
          </table:table-cell>
          <table:table-cell office:value-type="string"/>
          <table:table-cell office:value-type="string">
            <text:p>Riserva Praun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300">
            <text:p>23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10.0</text:p>
          </table:table-cell>
          <table:table-cell office:value-type="string"/>
          <table:table-cell office:value-type="string">
            <text:p>Pinot Noir Grafenau</text:p>
          </table:table-cell>
          <table:table-cell office:value-type="string">
            <text:p>Stachlburg Krip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671">
            <text:p>1671</text:p>
          </table:table-cell>
          <table:table-cell office:value-type="float" office:value="48">
            <text:p>4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61.0</text:p>
          </table:table-cell>
          <table:table-cell office:value-type="string"/>
          <table:table-cell office:value-type="string">
            <text:p>Rosso Faye Vigneto Paradisot 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605">
            <text:p>2605</text:p>
          </table:table-cell>
          <table:table-cell office:value-type="float" office:value="30">
            <text:p>30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02.0</text:p>
          </table:table-cell>
          <table:table-cell office:value-type="string"/>
          <table:table-cell office:value-type="string">
            <text:p>Valpolicella Classico Ripasso </text:p>
          </table:table-cell>
          <table:table-cell office:value-type="string">
            <text:p>Le Rag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250">
            <text:p>1250</text:p>
          </table:table-cell>
          <table:table-cell office:value-type="float" office:value="30">
            <text:p>30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07.0</text:p>
          </table:table-cell>
          <table:table-cell office:value-type="string"/>
          <table:table-cell office:value-type="string">
            <text:p>Valpolicella Superiore 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000">
            <text:p>18000</text:p>
          </table:table-cell>
          <table:table-cell office:value-type="float" office:value="6600">
            <text:p>66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08.0</text:p>
          </table:table-cell>
          <table:table-cell office:value-type="string"/>
          <table:table-cell office:value-type="string">
            <text:p>Amarone della Valpolicella 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22000">
            <text:p>220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09.0</text:p>
          </table:table-cell>
          <table:table-cell office:value-type="string"/>
          <table:table-cell office:value-type="string">
            <text:p>Barbaresco Riserva Camp Gros Martinenga </text:p>
          </table:table-cell>
          <table:table-cell office:value-type="string">
            <text:p>Marchesi d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7950">
            <text:p>79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06.0</text:p>
          </table:table-cell>
          <table:table-cell office:value-type="string"/>
          <table:table-cell office:value-type="string">
            <text:p>Brunello di Montalcino Il Greppo 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5000">
            <text:p>3500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07.0</text:p>
          </table:table-cell>
          <table:table-cell office:value-type="string"/>
          <table:table-cell office:value-type="string">
            <text:p>Brunello di Montalcino Riserva Il Greppo </text:p>
          </table:table-cell>
          <table:table-cell office:value-type="string">
            <text:p>Biondi-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75000">
            <text:p>75000</text:p>
          </table:table-cell>
          <table:table-cell office:value-type="float" office:value="9500">
            <text:p>9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11.0</text:p>
          </table:table-cell>
          <table:table-cell office:value-type="string"/>
          <table:table-cell office:value-type="string">
            <text:p>Chianti Rufina Riserva Vecchie Viti 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80">
            <text:p>148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13.0</text:p>
          </table:table-cell>
          <table:table-cell office:value-type="string"/>
          <table:table-cell office:value-type="string">
            <text:p>Morellino di Scansano Riserva </text:p>
          </table:table-cell>
          <table:table-cell office:value-type="string">
            <text:p>Moris Farm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300">
            <text:p>13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42.0</text:p>
          </table:table-cell>
          <table:table-cell office:value-type="string"/>
          <table:table-cell office:value-type="string">
            <text:p>Cabreo Il Borgo </text:p>
          </table:table-cell>
          <table:table-cell office:value-type="string">
            <text:p>Cabreo (CS, CF, M,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29.0</text:p>
          </table:table-cell>
          <table:table-cell office:value-type="string"/>
          <table:table-cell office:value-type="string">
            <text:p>Tignanello </text:p>
          </table:table-cell>
          <table:table-cell office:value-type="string">
            <text:p>Antinori (SG, CS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1500">
            <text:p>21500</text:p>
          </table:table-cell>
          <table:table-cell office:value-type="float" office:value="9500">
            <text:p>9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39.0</text:p>
          </table:table-cell>
          <table:table-cell office:value-type="string"/>
          <table:table-cell office:value-type="string">
            <text:p>Biserno di Biserno </text:p>
          </table:table-cell>
          <table:table-cell office:value-type="string">
            <text:p>Tenuta di Biserno (CF, M, CS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0">
            <text:p>2500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34.0</text:p>
          </table:table-cell>
          <table:table-cell office:value-type="string"/>
          <table:table-cell office:value-type="string">
            <text:p>Chardonnay Contea di Sclafani Tenuta Regeleali </text:p>
          </table:table-cell>
          <table:table-cell office:value-type="string">
            <text:p>Tasca d’Alm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3">
            <text:p>3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35.0</text:p>
          </table:table-cell>
          <table:table-cell office:value-type="string"/>
          <table:table-cell office:value-type="string">
            <text:p>Tascante </text:p>
          </table:table-cell>
          <table:table-cell office:value-type="string">
            <text:p>Tasca d’Almerita (Nerello M.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900">
            <text:p>4900</text:p>
          </table:table-cell>
          <table:table-cell office:value-type="float" office:value="1100">
            <text:p>11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37.0</text:p>
          </table:table-cell>
          <table:table-cell office:value-type="string"/>
          <table:table-cell office:value-type="string">
            <text:p>Cabernet Sauvignon Vigna S. Francesco Tenuta Regeleali </text:p>
          </table:table-cell>
          <table:table-cell office:value-type="string">
            <text:p>Tasca d’Alm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2500">
            <text:p>25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05.0</text:p>
          </table:table-cell>
          <table:table-cell office:value-type="string"/>
          <table:table-cell office:value-type="string">
            <text:p>Riesling Graacher Domprobst Auslese </text:p>
          </table:table-cell>
          <table:table-cell office:value-type="string">
            <text:p>Willy Schäfer, Mosel (lieblich, dolce, sweet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7000">
            <text:p>170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20.0</text:p>
          </table:table-cell>
          <table:table-cell office:value-type="string"/>
          <table:table-cell office:value-type="string">
            <text:p>Tinto Pesquera Reserva </text:p>
          </table:table-cell>
          <table:table-cell office:value-type="string">
            <text:p>A. Fernandez, Ribera del Due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23.0</text:p>
          </table:table-cell>
          <table:table-cell office:value-type="string"/>
          <table:table-cell office:value-type="string">
            <text:p>Shiraz Kalimna Bin 28 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000">
            <text:p>30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28.0</text:p>
          </table:table-cell>
          <table:table-cell office:value-type="string"/>
          <table:table-cell office:value-type="string">
            <text:p>Cabernet S. Res. Knights Valley </text:p>
          </table:table-cell>
          <table:table-cell office:value-type="string">
            <text:p>Ber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3379">
            <text:p>3379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98.0</text:p>
          </table:table-cell>
          <table:table-cell office:value-type="string"/>
          <table:table-cell office:value-type="string">
            <text:p>Ramnista (Xinomavro) </text:p>
          </table:table-cell>
          <table:table-cell office:value-type="string">
            <text:p>Kir Yianni Naouss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30.0</text:p>
          </table:table-cell>
          <table:table-cell office:value-type="string"/>
          <table:table-cell office:value-type="string">
            <text:p>Chateau Musar Red </text:p>
          </table:table-cell>
          <table:table-cell office:value-type="string">
            <text:p>Chateau Musar (CS, Cinsault, Grenache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99.0</text:p>
          </table:table-cell>
          <table:table-cell office:value-type="string"/>
          <table:table-cell office:value-type="string">
            <text:p>Ao Yun </text:p>
          </table:table-cell>
          <table:table-cell office:value-type="string">
            <text:p>Adong Yunnan (CS,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5000">
            <text:p>35000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31.0</text:p>
          </table:table-cell>
          <table:table-cell office:value-type="string"/>
          <table:table-cell office:value-type="string">
            <text:p>Riesling Grand Cru Henriette </text:p>
          </table:table-cell>
          <table:table-cell office:value-type="string">
            <text:p>Moc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32.0</text:p>
          </table:table-cell>
          <table:table-cell office:value-type="string"/>
          <table:table-cell office:value-type="string">
            <text:p>Gewürztraminer Grand Cru </text:p>
          </table:table-cell>
          <table:table-cell office:value-type="string">
            <text:p>Mochel, (lieblich, dolce, sweet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33.0</text:p>
          </table:table-cell>
          <table:table-cell office:value-type="string"/>
          <table:table-cell office:value-type="string">
            <text:p>Pouilly Fume </text:p>
          </table:table-cell>
          <table:table-cell office:value-type="string">
            <text:p>De Ladoucett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40.0</text:p>
          </table:table-cell>
          <table:table-cell office:value-type="string"/>
          <table:table-cell office:value-type="string">
            <text:p>Montrachet Grand Cru </text:p>
          </table:table-cell>
          <table:table-cell office:value-type="string">
            <text:p>/15 Dom. J. P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60000">
            <text:p>160000</text:p>
          </table:table-cell>
          <table:table-cell office:value-type="float" office:value="55000">
            <text:p>55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44.0</text:p>
          </table:table-cell>
          <table:table-cell office:value-type="string"/>
          <table:table-cell office:value-type="string">
            <text:p>Morgon</text:p>
          </table:table-cell>
          <table:table-cell office:value-type="string">
            <text:p>Chateau du Jacqu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65.0</text:p>
          </table:table-cell>
          <table:table-cell office:value-type="string"/>
          <table:table-cell office:value-type="string">
            <text:p>Clos Floridene Blanc </text:p>
          </table:table-cell>
          <table:table-cell office:value-type="string">
            <text:p>Graves Denis Dubourdieu (SB,SEM,M)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66.0</text:p>
          </table:table-cell>
          <table:table-cell office:value-type="string"/>
          <table:table-cell office:value-type="string">
            <text:p>Le Petit Château Smith Haut Lafitte Blanc </text:p>
          </table:table-cell>
          <table:table-cell office:value-type="string">
            <text:p>Pessac L.(SB,SE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3600">
            <text:p>36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2.0</text:p>
          </table:table-cell>
          <table:table-cell office:value-type="string"/>
          <table:table-cell office:value-type="string">
            <text:p>Château Smith Haut Lafitte Blanc </text:p>
          </table:table-cell>
          <table:table-cell office:value-type="string">
            <text:p>Pessac L.(SB,SEM)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0">
            <text:p>35000</text:p>
          </table:table-cell>
          <table:table-cell office:value-type="float" office:value="15400">
            <text:p>1540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67.0</text:p>
          </table:table-cell>
          <table:table-cell office:value-type="string"/>
          <table:table-cell office:value-type="string">
            <text:p>Château Batalley </text:p>
          </table:table-cell>
          <table:table-cell office:value-type="string">
            <text:p>Pauillac Grand Cru Classe Magnum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5000">
            <text:p>25000</text:p>
          </table:table-cell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68.0</text:p>
          </table:table-cell>
          <table:table-cell office:value-type="string"/>
          <table:table-cell office:value-type="string">
            <text:p>Château Margaux </text:p>
          </table:table-cell>
          <table:table-cell office:value-type="string">
            <text:p>Margaux Grand Cru Classe Magnum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1.0</text:p>
          </table:table-cell>
          <table:table-cell office:value-type="string"/>
          <table:table-cell office:value-type="string">
            <text:p>Château Le Boscq </text:p>
          </table:table-cell>
          <table:table-cell office:value-type="string">
            <text:p>St. Estephe Cru Bourgeois Supe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000">
            <text:p>8000</text:p>
          </table:table-cell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3.0</text:p>
          </table:table-cell>
          <table:table-cell office:value-type="string"/>
          <table:table-cell office:value-type="string">
            <text:p>Château Brane Cantenac </text:p>
          </table:table-cell>
          <table:table-cell office:value-type="string">
            <text:p>Margaux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7850">
            <text:p>78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3.0</text:p>
          </table:table-cell>
          <table:table-cell office:value-type="string"/>
          <table:table-cell office:value-type="string">
            <text:p>Château Cantenac Brown </text:p>
          </table:table-cell>
          <table:table-cell office:value-type="string">
            <text:p>Margaux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7120">
            <text:p>712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4.0</text:p>
          </table:table-cell>
          <table:table-cell office:value-type="string"/>
          <table:table-cell office:value-type="string">
            <text:p>Château Palmer 2006/</text:p>
          </table:table-cell>
          <table:table-cell office:value-type="string">
            <text:p>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5000">
            <text:p>45000</text:p>
          </table:table-cell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5.0</text:p>
          </table:table-cell>
          <table:table-cell office:value-type="string"/>
          <table:table-cell office:value-type="string">
            <text:p>Château de Pez </text:p>
          </table:table-cell>
          <table:table-cell office:value-type="string">
            <text:p>St. Estephe Cru Bourgeois Exceptio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300">
            <text:p>3300</text:p>
          </table:table-cell>
          <table:table-cell office:value-type="float" office:value="9">
            <text:p>9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7.0</text:p>
          </table:table-cell>
          <table:table-cell office:value-type="string"/>
          <table:table-cell office:value-type="string">
            <text:p>Château Phelan Segur </text:p>
          </table:table-cell>
          <table:table-cell office:value-type="string">
            <text:p>St. Estep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000">
            <text:p>16000</text:p>
          </table:table-cell>
          <table:table-cell office:value-type="float" office:value="6600">
            <text:p>66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6.0</text:p>
          </table:table-cell>
          <table:table-cell office:value-type="string"/>
          <table:table-cell office:value-type="string">
            <text:p>Château Talbot </text:p>
          </table:table-cell>
          <table:table-cell office:value-type="string">
            <text:p>St. Jul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500">
            <text:p>18500</text:p>
          </table:table-cell>
          <table:table-cell office:value-type="float" office:value="8500">
            <text:p>8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4.0</text:p>
          </table:table-cell>
          <table:table-cell office:value-type="string"/>
          <table:table-cell office:value-type="string">
            <text:p>Château Lafon Rochet </text:p>
          </table:table-cell>
          <table:table-cell office:value-type="string">
            <text:p>St. Estephe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5430">
            <text:p>5430</text:p>
          </table:table-cell>
          <table:table-cell office:value-type="float" office:value="9">
            <text:p>9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5.0</text:p>
          </table:table-cell>
          <table:table-cell office:value-type="string"/>
          <table:table-cell office:value-type="string">
            <text:p>Château La Pointe </text:p>
          </table:table-cell>
          <table:table-cell office:value-type="string">
            <text:p>Pom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5500">
            <text:p>5500</text:p>
          </table:table-cell>
          <table:table-cell office:value-type="float" office:value="24">
            <text:p>2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6.0</text:p>
          </table:table-cell>
          <table:table-cell office:value-type="string"/>
          <table:table-cell office:value-type="string">
            <text:p>Château Chasse Spleen </text:p>
          </table:table-cell>
          <table:table-cell office:value-type="string">
            <text:p>Moulis Cru Bour. Exceptio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69.0</text:p>
          </table:table-cell>
          <table:table-cell office:value-type="string"/>
          <table:table-cell office:value-type="string">
            <text:p>Château Grand Corbin Despagne </text:p>
          </table:table-cell>
          <table:table-cell office:value-type="string">
            <text:p>/16 St Emilion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4194">
            <text:p>4194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9.0</text:p>
          </table:table-cell>
          <table:table-cell office:value-type="string"/>
          <table:table-cell office:value-type="string">
            <text:p>Château Ampeleia </text:p>
          </table:table-cell>
          <table:table-cell office:value-type="string">
            <text:p>Castillon Cotes de BD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90.0</text:p>
          </table:table-cell>
          <table:table-cell office:value-type="string"/>
          <table:table-cell office:value-type="string">
            <text:p>Château Haut Brion </text:p>
          </table:table-cell>
          <table:table-cell office:value-type="string">
            <text:p>Pessac Leognan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9">
            <text:p>1989</text:p>
          </table:table-cell>
          <table:table-cell office:value-type="float" office:value="300000">
            <text:p>300000</text:p>
          </table:table-cell>
          <table:table-cell office:value-type="float" office:value="37500">
            <text:p>37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8.0</text:p>
          </table:table-cell>
          <table:table-cell office:value-type="string"/>
          <table:table-cell office:value-type="string">
            <text:p>Chateauneuf du Pape Rouge Tradition </text:p>
          </table:table-cell>
          <table:table-cell office:value-type="string">
            <text:p>Domaine de La Solitu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843">
            <text:p>2843</text:p>
          </table:table-cell>
          <table:table-cell office:value-type="float" office:value="18">
            <text:p>18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10 Years Ramos Pinto Quinta De Ervamoira 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10.0</text:p>
          </table:table-cell>
          <table:table-cell office:value-type="string"/>
          <table:table-cell office:value-type="string">
            <text:p>Château Guiraud </text:p>
          </table:table-cell>
          <table:table-cell office:value-type="string">
            <text:p>Sauternes Grand Cru Class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11.0</text:p>
          </table:table-cell>
          <table:table-cell office:value-type="string"/>
          <table:table-cell office:value-type="string">
            <text:p>Château Rieussec </text:p>
          </table:table-cell>
          <table:table-cell office:value-type="string">
            <text:p>Sauternes Grand Cru Class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12.0</text:p>
          </table:table-cell>
          <table:table-cell office:value-type="string"/>
          <table:table-cell office:value-type="string">
            <text:p>Riesling Eiswein </text:p>
          </table:table-cell>
          <table:table-cell office:value-type="string">
            <text:p>P.J.Kühn, Rheingau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1">
            <text:p>2001</text:p>
          </table:table-cell>
          <table:table-cell office:value-type="float" office:value="11100">
            <text:p>11100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05.0</text:p>
          </table:table-cell>
          <table:table-cell office:value-type="string"/>
          <table:table-cell office:value-type="string">
            <text:p>Riesling Auslese Graacher Domprobst </text:p>
          </table:table-cell>
          <table:table-cell office:value-type="string">
            <text:p>Willy Schäfer, Mos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7000">
            <text:p>170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14.0</text:p>
          </table:table-cell>
          <table:table-cell office:value-type="string"/>
          <table:table-cell office:value-type="string">
            <text:p>Don Zolio Pedro Ximenez Very Sweet Sherry Dolce</text:p>
          </table:table-cell>
          <table:table-cell office:value-type="string">
            <text:p>Williams&amp;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teinbock Sparkling ZERO Hofstätter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teinbock Riesling ZERO Hofstätter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730">
            <text:p>73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